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Arkusz1" table:style-name="ta1">
        <table:table-column table:style-name="co1" table:number-columns-repeated="38" table:default-cell-style-name="Default"/>
        <table:table-row table:style-name="ro1" table:number-rows-repeated="9">
          <table:table-cell table:number-columns-repeated="38"/>
        </table:table-row>
        <table:table-row table:style-name="ro2">
          <table:table-cell table:number-columns-repeated="38"/>
        </table:table-row>
        <table:table-row table:style-name="ro2">
          <table:table-cell table:number-columns-repeated="7"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s</text:p>
          </table:table-cell>
          <table:table-cell office:value-type="float" office:value="1">
            <text:p>1</text:p>
          </table:table-cell>
          <table:table-cell office:value-type="string">
            <text:p>±</text:p>
          </table:table-cell>
          <table:table-cell office:value-type="float" office:value="2">
            <text:p>2</text:p>
          </table:table-cell>
          <table:table-cell office:value-type="string">
            <text:p>±</text:p>
          </table:table-cell>
          <table:table-cell office:value-type="float" office:value="3">
            <text:p>3</text:p>
          </table:table-cell>
          <table:table-cell office:value-type="string">
            <text:p>±</text:p>
          </table:table-cell>
          <table:table-cell office:value-type="float" office:value="4">
            <text:p>4</text:p>
          </table:table-cell>
          <table:table-cell office:value-type="string">
            <text:p>±</text:p>
          </table:table-cell>
          <table:table-cell office:value-type="float" office:value="5">
            <text:p>5</text:p>
          </table:table-cell>
          <table:table-cell office:value-type="string">
            <text:p>±</text:p>
          </table:table-cell>
          <table:table-cell office:value-type="float" office:value="6">
            <text:p>6</text:p>
          </table:table-cell>
          <table:table-cell office:value-type="string">
            <text:p>±</text:p>
          </table:table-cell>
          <table:table-cell office:value-type="float" office:value="7">
            <text:p>7</text:p>
          </table:table-cell>
          <table:table-cell office:value-type="string">
            <text:p>±</text:p>
          </table:table-cell>
          <table:table-cell office:value-type="float" office:value="8">
            <text:p>8</text:p>
          </table:table-cell>
          <table:table-cell office:value-type="string">
            <text:p>±</text:p>
          </table:table-cell>
          <table:table-cell office:value-type="float" office:value="9">
            <text:p>9</text:p>
          </table:table-cell>
          <table:table-cell office:value-type="string">
            <text:p>±</text:p>
          </table:table-cell>
          <table:table-cell office:value-type="float" office:value="10">
            <text:p>10</text:p>
          </table:table-cell>
          <table:table-cell office:value-type="string">
            <text:p>±</text:p>
          </table:table-cell>
        </table:table-row>
        <table:table-row table:style-name="ro2">
          <table:table-cell table:number-columns-repeated="5"/>
          <table:table-cell table:formula="of:=MIN([.H12:.Q12])" office:value-type="float" office:value="4174.478974">
            <text:p>4174,478974</text:p>
          </table:table-cell>
          <table:table-cell/>
          <table:table-cell table:formula="of:=[.AK12]" office:value-type="float" office:value="4174.478974">
            <text:p>4174,478974</text:p>
          </table:table-cell>
          <table:table-cell table:formula="of:=[.AI12]" office:value-type="float" office:value="4432.787942">
            <text:p>4432,787942</text:p>
          </table:table-cell>
          <table:table-cell table:formula="of:=[.AG12]" office:value-type="float" office:value="4316.723159">
            <text:p>4316,723159</text:p>
          </table:table-cell>
          <table:table-cell table:formula="of:=[.AE12]" office:value-type="float" office:value="4292.583911">
            <text:p>4292,583911</text:p>
          </table:table-cell>
          <table:table-cell table:formula="of:=[.AC12]" office:value-type="float" office:value="4555.758214">
            <text:p>4555,758214</text:p>
          </table:table-cell>
          <table:table-cell table:formula="of:=[.AA12]" office:value-type="float" office:value="4177.851234">
            <text:p>4177,851234</text:p>
          </table:table-cell>
          <table:table-cell table:formula="of:=[.Y12]" office:value-type="float" office:value="4328.818875">
            <text:p>4328,818875</text:p>
          </table:table-cell>
          <table:table-cell table:formula="of:=[.W12]" office:value-type="float" office:value="4338.364216">
            <text:p>4338,364216</text:p>
          </table:table-cell>
          <table:table-cell table:formula="of:=[.U12]" office:value-type="float" office:value="4178.283638">
            <text:p>4178,283638</text:p>
          </table:table-cell>
          <table:table-cell table:formula="of:=[.S12]" office:value-type="float" office:value="4409.512694">
            <text:p>4409,512694</text:p>
          </table:table-cell>
          <table:table-cell office:value-type="float" office:value="150">
            <text:p>150</text:p>
          </table:table-cell>
          <table:table-cell office:value-type="float" office:value="4409.512694">
            <text:p>4409,512694</text:p>
          </table:table-cell>
          <table:table-cell office:value-type="float" office:value="217.679611649">
            <text:p>217,679611649</text:p>
          </table:table-cell>
          <table:table-cell office:value-type="float" office:value="4178.283638">
            <text:p>4178,283638</text:p>
          </table:table-cell>
          <table:table-cell office:value-type="float" office:value="246.595055097">
            <text:p>246,595055097</text:p>
          </table:table-cell>
          <table:table-cell office:value-type="float" office:value="4338.364216">
            <text:p>4338,364216</text:p>
          </table:table-cell>
          <table:table-cell office:value-type="float" office:value="273.112329327">
            <text:p>273,112329327</text:p>
          </table:table-cell>
          <table:table-cell office:value-type="float" office:value="4328.818875">
            <text:p>4328,818875</text:p>
          </table:table-cell>
          <table:table-cell office:value-type="float" office:value="282.000840985">
            <text:p>282,000840985</text:p>
          </table:table-cell>
          <table:table-cell office:value-type="float" office:value="4177.851234">
            <text:p>4177,851234</text:p>
          </table:table-cell>
          <table:table-cell office:value-type="float" office:value="196.289171788">
            <text:p>196,289171788</text:p>
          </table:table-cell>
          <table:table-cell office:value-type="float" office:value="4555.758214">
            <text:p>4555,758214</text:p>
          </table:table-cell>
          <table:table-cell office:value-type="float" office:value="211.083865227">
            <text:p>211,083865227</text:p>
          </table:table-cell>
          <table:table-cell office:value-type="float" office:value="4292.583911">
            <text:p>4292,583911</text:p>
          </table:table-cell>
          <table:table-cell office:value-type="float" office:value="170.188321742">
            <text:p>170,188321742</text:p>
          </table:table-cell>
          <table:table-cell office:value-type="float" office:value="4316.723159">
            <text:p>4316,723159</text:p>
          </table:table-cell>
          <table:table-cell office:value-type="float" office:value="225.160279879">
            <text:p>225,160279879</text:p>
          </table:table-cell>
          <table:table-cell office:value-type="float" office:value="4432.787942">
            <text:p>4432,787942</text:p>
          </table:table-cell>
          <table:table-cell office:value-type="float" office:value="170.916328363">
            <text:p>170,916328363</text:p>
          </table:table-cell>
          <table:table-cell office:value-type="float" office:value="4174.478974">
            <text:p>4174,478974</text:p>
          </table:table-cell>
          <table:table-cell office:value-type="float" office:value="394.068491589">
            <text:p>394,068491589</text:p>
          </table:table-cell>
        </table:table-row>
        <table:table-row table:style-name="ro2">
          <table:table-cell table:number-columns-repeated="5"/>
          <table:table-cell table:formula="of:=MIN([.H13:.Q13])" office:value-type="float" office:value="11601.767477">
            <text:p>11601,767477</text:p>
          </table:table-cell>
          <table:table-cell/>
          <table:table-cell table:formula="of:=[.AK13]" office:value-type="float" office:value="12177.658644">
            <text:p>12177,658644</text:p>
          </table:table-cell>
          <table:table-cell table:formula="of:=[.AI13]" office:value-type="float" office:value="11601.767477">
            <text:p>11601,767477</text:p>
          </table:table-cell>
          <table:table-cell table:formula="of:=[.AG13]" office:value-type="float" office:value="12307.532615">
            <text:p>12307,532615</text:p>
          </table:table-cell>
          <table:table-cell table:formula="of:=[.AE13]" office:value-type="float" office:value="11970.238785">
            <text:p>11970,238785</text:p>
          </table:table-cell>
          <table:table-cell table:formula="of:=[.AC13]" office:value-type="float" office:value="11991.190328">
            <text:p>11991,190328</text:p>
          </table:table-cell>
          <table:table-cell table:formula="of:=[.AA13]" office:value-type="float" office:value="12226.982457">
            <text:p>12226,982457</text:p>
          </table:table-cell>
          <table:table-cell table:formula="of:=[.Y13]" office:value-type="float" office:value="12199.379816">
            <text:p>12199,379816</text:p>
          </table:table-cell>
          <table:table-cell table:formula="of:=[.W13]" office:value-type="float" office:value="12172.184592">
            <text:p>12172,184592</text:p>
          </table:table-cell>
          <table:table-cell table:formula="of:=[.U13]" office:value-type="float" office:value="11862.463419">
            <text:p>11862,463419</text:p>
          </table:table-cell>
          <table:table-cell table:formula="of:=[.S13]" office:value-type="float" office:value="12429.720292">
            <text:p>12429,720292</text:p>
          </table:table-cell>
          <table:table-cell office:value-type="float" office:value="300">
            <text:p>300</text:p>
          </table:table-cell>
          <table:table-cell office:value-type="float" office:value="12429.720292">
            <text:p>12429,720292</text:p>
          </table:table-cell>
          <table:table-cell office:value-type="float" office:value="323.66221157">
            <text:p>323,66221157</text:p>
          </table:table-cell>
          <table:table-cell office:value-type="float" office:value="11862.463419">
            <text:p>11862,463419</text:p>
          </table:table-cell>
          <table:table-cell office:value-type="float" office:value="558.018397172">
            <text:p>558,018397172</text:p>
          </table:table-cell>
          <table:table-cell office:value-type="float" office:value="12172.184592">
            <text:p>12172,184592</text:p>
          </table:table-cell>
          <table:table-cell office:value-type="float" office:value="422.04294787">
            <text:p>422,04294787</text:p>
          </table:table-cell>
          <table:table-cell office:value-type="float" office:value="12199.379816">
            <text:p>12199,379816</text:p>
          </table:table-cell>
          <table:table-cell office:value-type="float" office:value="485.877929799">
            <text:p>485,877929799</text:p>
          </table:table-cell>
          <table:table-cell office:value-type="float" office:value="12226.982457">
            <text:p>12226,982457</text:p>
          </table:table-cell>
          <table:table-cell office:value-type="float" office:value="371.431329676">
            <text:p>371,431329676</text:p>
          </table:table-cell>
          <table:table-cell office:value-type="float" office:value="11991.190328">
            <text:p>11991,190328</text:p>
          </table:table-cell>
          <table:table-cell office:value-type="float" office:value="465.806807795">
            <text:p>465,806807795</text:p>
          </table:table-cell>
          <table:table-cell office:value-type="float" office:value="11970.238785">
            <text:p>11970,238785</text:p>
          </table:table-cell>
          <table:table-cell office:value-type="float" office:value="436.023283028">
            <text:p>436,023283028</text:p>
          </table:table-cell>
          <table:table-cell office:value-type="float" office:value="12307.532615">
            <text:p>12307,532615</text:p>
          </table:table-cell>
          <table:table-cell office:value-type="float" office:value="328.962470394">
            <text:p>328,962470394</text:p>
          </table:table-cell>
          <table:table-cell office:value-type="float" office:value="11601.767477">
            <text:p>11601,767477</text:p>
          </table:table-cell>
          <table:table-cell office:value-type="float" office:value="587.364330778">
            <text:p>587,364330778</text:p>
          </table:table-cell>
          <table:table-cell office:value-type="float" office:value="12177.658644">
            <text:p>12177,658644</text:p>
          </table:table-cell>
          <table:table-cell office:value-type="float" office:value="383.445616656">
            <text:p>383,445616656</text:p>
          </table:table-cell>
        </table:table-row>
        <table:table-row table:style-name="ro2">
          <table:table-cell table:number-columns-repeated="5"/>
          <table:table-cell table:formula="of:=MIN([.H14:.Q14])" office:value-type="float" office:value="18755.261846">
            <text:p>18755,261846</text:p>
          </table:table-cell>
          <table:table-cell/>
          <table:table-cell table:formula="of:=[.AK14]" office:value-type="float" office:value="19806.033182">
            <text:p>19806,033182</text:p>
          </table:table-cell>
          <table:table-cell table:formula="of:=[.AI14]" office:value-type="float" office:value="19937.04447">
            <text:p>19937,04447</text:p>
          </table:table-cell>
          <table:table-cell table:formula="of:=[.AG14]" office:value-type="float" office:value="20234.853029">
            <text:p>20234,853029</text:p>
          </table:table-cell>
          <table:table-cell table:formula="of:=[.AE14]" office:value-type="float" office:value="20271.953394">
            <text:p>20271,953394</text:p>
          </table:table-cell>
          <table:table-cell table:formula="of:=[.AC14]" office:value-type="float" office:value="19432.061744">
            <text:p>19432,061744</text:p>
          </table:table-cell>
          <table:table-cell table:formula="of:=[.AA14]" office:value-type="float" office:value="19382.444313">
            <text:p>19382,444313</text:p>
          </table:table-cell>
          <table:table-cell table:formula="of:=[.Y14]" office:value-type="float" office:value="20156.852213">
            <text:p>20156,852213</text:p>
          </table:table-cell>
          <table:table-cell table:formula="of:=[.W14]" office:value-type="float" office:value="18755.261846">
            <text:p>18755,261846</text:p>
          </table:table-cell>
          <table:table-cell table:formula="of:=[.U14]" office:value-type="float" office:value="20314.091306">
            <text:p>20314,091306</text:p>
          </table:table-cell>
          <table:table-cell table:formula="of:=[.S14]" office:value-type="float" office:value="20825.910578">
            <text:p>20825,910578</text:p>
          </table:table-cell>
          <table:table-cell office:value-type="float" office:value="450">
            <text:p>450</text:p>
          </table:table-cell>
          <table:table-cell office:value-type="float" office:value="20825.910578">
            <text:p>20825,910578</text:p>
          </table:table-cell>
          <table:table-cell office:value-type="float" office:value="525.869094453">
            <text:p>525,869094453</text:p>
          </table:table-cell>
          <table:table-cell office:value-type="float" office:value="20314.091306">
            <text:p>20314,091306</text:p>
          </table:table-cell>
          <table:table-cell office:value-type="float" office:value="503.783730247">
            <text:p>503,783730247</text:p>
          </table:table-cell>
          <table:table-cell office:value-type="float" office:value="18755.261846">
            <text:p>18755,261846</text:p>
          </table:table-cell>
          <table:table-cell office:value-type="float" office:value="907.359782018">
            <text:p>907,359782018</text:p>
          </table:table-cell>
          <table:table-cell office:value-type="float" office:value="20156.852213">
            <text:p>20156,852213</text:p>
          </table:table-cell>
          <table:table-cell office:value-type="float" office:value="245.736927824">
            <text:p>245,736927824</text:p>
          </table:table-cell>
          <table:table-cell office:value-type="float" office:value="19382.444313">
            <text:p>19382,444313</text:p>
          </table:table-cell>
          <table:table-cell office:value-type="float" office:value="627.38204445">
            <text:p>627,38204445</text:p>
          </table:table-cell>
          <table:table-cell office:value-type="float" office:value="19432.061744">
            <text:p>19432,061744</text:p>
          </table:table-cell>
          <table:table-cell office:value-type="float" office:value="893.656974215">
            <text:p>893,656974215</text:p>
          </table:table-cell>
          <table:table-cell office:value-type="float" office:value="20271.953394">
            <text:p>20271,953394</text:p>
          </table:table-cell>
          <table:table-cell office:value-type="float" office:value="413.94734343">
            <text:p>413,94734343</text:p>
          </table:table-cell>
          <table:table-cell office:value-type="float" office:value="20234.853029">
            <text:p>20234,853029</text:p>
          </table:table-cell>
          <table:table-cell office:value-type="float" office:value="595.701646963">
            <text:p>595,701646963</text:p>
          </table:table-cell>
          <table:table-cell office:value-type="float" office:value="19937.04447">
            <text:p>19937,04447</text:p>
          </table:table-cell>
          <table:table-cell office:value-type="float" office:value="659.217443949">
            <text:p>659,217443949</text:p>
          </table:table-cell>
          <table:table-cell office:value-type="float" office:value="19806.033182">
            <text:p>19806,033182</text:p>
          </table:table-cell>
          <table:table-cell office:value-type="float" office:value="607.568846984">
            <text:p>607,568846984</text:p>
          </table:table-cell>
        </table:table-row>
        <table:table-row table:style-name="ro2">
          <table:table-cell table:number-columns-repeated="5"/>
          <table:table-cell table:formula="of:=MIN([.H15:.Q15])" office:value-type="float" office:value="24062.260576">
            <text:p>24062,260576</text:p>
          </table:table-cell>
          <table:table-cell/>
          <table:table-cell table:formula="of:=[.AK15]" office:value-type="float" office:value="25661.277692">
            <text:p>25661,277692</text:p>
          </table:table-cell>
          <table:table-cell table:formula="of:=[.AI15]" office:value-type="float" office:value="25346.392798">
            <text:p>25346,392798</text:p>
          </table:table-cell>
          <table:table-cell table:formula="of:=[.AG15]" office:value-type="float" office:value="25452.950395">
            <text:p>25452,950395</text:p>
          </table:table-cell>
          <table:table-cell table:formula="of:=[.AE15]" office:value-type="float" office:value="25724.798518">
            <text:p>25724,798518</text:p>
          </table:table-cell>
          <table:table-cell table:formula="of:=[.AC15]" office:value-type="float" office:value="26186.590275">
            <text:p>26186,590275</text:p>
          </table:table-cell>
          <table:table-cell table:formula="of:=[.AA15]" office:value-type="float" office:value="24062.260576">
            <text:p>24062,260576</text:p>
          </table:table-cell>
          <table:table-cell table:formula="of:=[.Y15]" office:value-type="float" office:value="25424.124059">
            <text:p>25424,124059</text:p>
          </table:table-cell>
          <table:table-cell table:formula="of:=[.W15]" office:value-type="float" office:value="25518.033724">
            <text:p>25518,033724</text:p>
          </table:table-cell>
          <table:table-cell table:formula="of:=[.U15]" office:value-type="float" office:value="27407.828798">
            <text:p>27407,828798</text:p>
          </table:table-cell>
          <table:table-cell table:formula="of:=[.S15]" office:value-type="float" office:value="27631.524011">
            <text:p>27631,524011</text:p>
          </table:table-cell>
          <table:table-cell office:value-type="float" office:value="600">
            <text:p>600</text:p>
          </table:table-cell>
          <table:table-cell office:value-type="float" office:value="27631.524011">
            <text:p>27631,524011</text:p>
          </table:table-cell>
          <table:table-cell office:value-type="float" office:value="546.621370355">
            <text:p>546,621370355</text:p>
          </table:table-cell>
          <table:table-cell office:value-type="float" office:value="27407.828798">
            <text:p>27407,828798</text:p>
          </table:table-cell>
          <table:table-cell office:value-type="float" office:value="517.171454409">
            <text:p>517,171454409</text:p>
          </table:table-cell>
          <table:table-cell office:value-type="float" office:value="25518.033724">
            <text:p>25518,033724</text:p>
          </table:table-cell>
          <table:table-cell office:value-type="float" office:value="1042.86107971">
            <text:p>1042,86107971</text:p>
          </table:table-cell>
          <table:table-cell office:value-type="float" office:value="25424.124059">
            <text:p>25424,124059</text:p>
          </table:table-cell>
          <table:table-cell office:value-type="float" office:value="1201.08878353">
            <text:p>1201,08878353</text:p>
          </table:table-cell>
          <table:table-cell office:value-type="float" office:value="24062.260576">
            <text:p>24062,260576</text:p>
          </table:table-cell>
          <table:table-cell office:value-type="float" office:value="1226.2402977">
            <text:p>1226,2402977</text:p>
          </table:table-cell>
          <table:table-cell office:value-type="float" office:value="26186.590275">
            <text:p>26186,590275</text:p>
          </table:table-cell>
          <table:table-cell office:value-type="float" office:value="753.334793278">
            <text:p>753,334793278</text:p>
          </table:table-cell>
          <table:table-cell office:value-type="float" office:value="25724.798518">
            <text:p>25724,798518</text:p>
          </table:table-cell>
          <table:table-cell office:value-type="float" office:value="941.640919063">
            <text:p>941,640919063</text:p>
          </table:table-cell>
          <table:table-cell office:value-type="float" office:value="25452.950395">
            <text:p>25452,950395</text:p>
          </table:table-cell>
          <table:table-cell office:value-type="float" office:value="859.848635205">
            <text:p>859,848635205</text:p>
          </table:table-cell>
          <table:table-cell office:value-type="float" office:value="25346.392798">
            <text:p>25346,392798</text:p>
          </table:table-cell>
          <table:table-cell office:value-type="float" office:value="812.96305636">
            <text:p>812,96305636</text:p>
          </table:table-cell>
          <table:table-cell office:value-type="float" office:value="25661.277692">
            <text:p>25661,277692</text:p>
          </table:table-cell>
          <table:table-cell office:value-type="float" office:value="1089.60138829">
            <text:p>1089,60138829</text:p>
          </table:table-cell>
        </table:table-row>
        <table:table-row table:style-name="ro2">
          <table:table-cell table:number-columns-repeated="5"/>
          <table:table-cell table:formula="of:=MIN([.H16:.Q16])" office:value-type="float" office:value="29789.661798">
            <text:p>29789,661798</text:p>
          </table:table-cell>
          <table:table-cell/>
          <table:table-cell table:formula="of:=[.AK16]" office:value-type="float" office:value="30557.575794">
            <text:p>30557,575794</text:p>
          </table:table-cell>
          <table:table-cell table:formula="of:=[.AI16]" office:value-type="float" office:value="29789.661798">
            <text:p>29789,661798</text:p>
          </table:table-cell>
          <table:table-cell table:formula="of:=[.AG16]" office:value-type="float" office:value="30353.776589">
            <text:p>30353,776589</text:p>
          </table:table-cell>
          <table:table-cell table:formula="of:=[.AE16]" office:value-type="float" office:value="29980.151872">
            <text:p>29980,151872</text:p>
          </table:table-cell>
          <table:table-cell table:formula="of:=[.AC16]" office:value-type="float" office:value="30558.189449">
            <text:p>30558,189449</text:p>
          </table:table-cell>
          <table:table-cell table:formula="of:=[.AA16]" office:value-type="float" office:value="30202.507029">
            <text:p>30202,507029</text:p>
          </table:table-cell>
          <table:table-cell table:formula="of:=[.Y16]" office:value-type="float" office:value="30467.939612">
            <text:p>30467,939612</text:p>
          </table:table-cell>
          <table:table-cell table:formula="of:=[.W16]" office:value-type="float" office:value="31151.752916">
            <text:p>31151,752916</text:p>
          </table:table-cell>
          <table:table-cell table:formula="of:=[.U16]" office:value-type="float" office:value="31212.361702">
            <text:p>31212,361702</text:p>
          </table:table-cell>
          <table:table-cell table:formula="of:=[.S16]" office:value-type="float" office:value="31316.781053">
            <text:p>31316,781053</text:p>
          </table:table-cell>
          <table:table-cell office:value-type="float" office:value="750">
            <text:p>750</text:p>
          </table:table-cell>
          <table:table-cell office:value-type="float" office:value="31316.781053">
            <text:p>31316,781053</text:p>
          </table:table-cell>
          <table:table-cell office:value-type="float" office:value="604.179478478">
            <text:p>604,179478478</text:p>
          </table:table-cell>
          <table:table-cell office:value-type="float" office:value="31212.361702">
            <text:p>31212,361702</text:p>
          </table:table-cell>
          <table:table-cell office:value-type="float" office:value="703.448531458">
            <text:p>703,448531458</text:p>
          </table:table-cell>
          <table:table-cell office:value-type="float" office:value="31151.752916">
            <text:p>31151,752916</text:p>
          </table:table-cell>
          <table:table-cell office:value-type="float" office:value="804.096462689">
            <text:p>804,096462689</text:p>
          </table:table-cell>
          <table:table-cell office:value-type="float" office:value="30467.939612">
            <text:p>30467,939612</text:p>
          </table:table-cell>
          <table:table-cell office:value-type="float" office:value="636.55185541">
            <text:p>636,55185541</text:p>
          </table:table-cell>
          <table:table-cell office:value-type="float" office:value="30202.507029">
            <text:p>30202,507029</text:p>
          </table:table-cell>
          <table:table-cell office:value-type="float" office:value="801.697916486">
            <text:p>801,697916486</text:p>
          </table:table-cell>
          <table:table-cell office:value-type="float" office:value="30558.189449">
            <text:p>30558,189449</text:p>
          </table:table-cell>
          <table:table-cell office:value-type="float" office:value="595.862564313">
            <text:p>595,862564313</text:p>
          </table:table-cell>
          <table:table-cell office:value-type="float" office:value="29980.151872">
            <text:p>29980,151872</text:p>
          </table:table-cell>
          <table:table-cell office:value-type="float" office:value="964.83695372">
            <text:p>964,83695372</text:p>
          </table:table-cell>
          <table:table-cell office:value-type="float" office:value="30353.776589">
            <text:p>30353,776589</text:p>
          </table:table-cell>
          <table:table-cell office:value-type="float" office:value="970.332918182">
            <text:p>970,332918182</text:p>
          </table:table-cell>
          <table:table-cell office:value-type="float" office:value="29789.661798">
            <text:p>29789,661798</text:p>
          </table:table-cell>
          <table:table-cell office:value-type="float" office:value="947.413055245">
            <text:p>947,413055245</text:p>
          </table:table-cell>
          <table:table-cell office:value-type="float" office:value="30557.575794">
            <text:p>30557,575794</text:p>
          </table:table-cell>
          <table:table-cell office:value-type="float" office:value="818.58167296">
            <text:p>818,58167296</text:p>
          </table:table-cell>
        </table:table-row>
        <table:table-row table:style-name="ro2">
          <table:table-cell table:number-columns-repeated="5"/>
          <table:table-cell table:formula="of:=MIN([.H17:.Q17])" office:value-type="float" office:value="32939.96254">
            <text:p>32939,96254</text:p>
          </table:table-cell>
          <table:table-cell/>
          <table:table-cell table:formula="of:=[.AK17]" office:value-type="float" office:value="33092.106013">
            <text:p>33092,106013</text:p>
          </table:table-cell>
          <table:table-cell table:formula="of:=[.AI17]" office:value-type="float" office:value="33439.241334">
            <text:p>33439,241334</text:p>
          </table:table-cell>
          <table:table-cell table:formula="of:=[.AG17]" office:value-type="float" office:value="32939.96254">
            <text:p>32939,96254</text:p>
          </table:table-cell>
          <table:table-cell table:formula="of:=[.AE17]" office:value-type="float" office:value="34235.608723">
            <text:p>34235,608723</text:p>
          </table:table-cell>
          <table:table-cell table:formula="of:=[.AC17]" office:value-type="float" office:value="34053.114782">
            <text:p>34053,114782</text:p>
          </table:table-cell>
          <table:table-cell table:formula="of:=[.AA17]" office:value-type="float" office:value="33646.606427">
            <text:p>33646,606427</text:p>
          </table:table-cell>
          <table:table-cell table:formula="of:=[.Y17]" office:value-type="float" office:value="34453.333209">
            <text:p>34453,333209</text:p>
          </table:table-cell>
          <table:table-cell table:formula="of:=[.W17]" office:value-type="float" office:value="35593.294084">
            <text:p>35593,294084</text:p>
          </table:table-cell>
          <table:table-cell table:formula="of:=[.U17]" office:value-type="float" office:value="35978.614163">
            <text:p>35978,614163</text:p>
          </table:table-cell>
          <table:table-cell table:formula="of:=[.S17]" office:value-type="float" office:value="34133.071876">
            <text:p>34133,071876</text:p>
          </table:table-cell>
          <table:table-cell office:value-type="float" office:value="900">
            <text:p>900</text:p>
          </table:table-cell>
          <table:table-cell office:value-type="float" office:value="34133.071876">
            <text:p>34133,071876</text:p>
          </table:table-cell>
          <table:table-cell office:value-type="float" office:value="291.629196003">
            <text:p>291,629196003</text:p>
          </table:table-cell>
          <table:table-cell office:value-type="float" office:value="35978.614163">
            <text:p>35978,614163</text:p>
          </table:table-cell>
          <table:table-cell office:value-type="float" office:value="499.110466689">
            <text:p>499,110466689</text:p>
          </table:table-cell>
          <table:table-cell office:value-type="float" office:value="35593.294084">
            <text:p>35593,294084</text:p>
          </table:table-cell>
          <table:table-cell office:value-type="float" office:value="627.994903737">
            <text:p>627,994903737</text:p>
          </table:table-cell>
          <table:table-cell office:value-type="float" office:value="34453.333209">
            <text:p>34453,333209</text:p>
          </table:table-cell>
          <table:table-cell office:value-type="float" office:value="771.421527531">
            <text:p>771,421527531</text:p>
          </table:table-cell>
          <table:table-cell office:value-type="float" office:value="33646.606427">
            <text:p>33646,606427</text:p>
          </table:table-cell>
          <table:table-cell office:value-type="float" office:value="760.752326935">
            <text:p>760,752326935</text:p>
          </table:table-cell>
          <table:table-cell office:value-type="float" office:value="34053.114782">
            <text:p>34053,114782</text:p>
          </table:table-cell>
          <table:table-cell office:value-type="float" office:value="429.60836357">
            <text:p>429,60836357</text:p>
          </table:table-cell>
          <table:table-cell office:value-type="float" office:value="34235.608723">
            <text:p>34235,608723</text:p>
          </table:table-cell>
          <table:table-cell office:value-type="float" office:value="425.141452471">
            <text:p>425,141452471</text:p>
          </table:table-cell>
          <table:table-cell office:value-type="float" office:value="32939.96254">
            <text:p>32939,96254</text:p>
          </table:table-cell>
          <table:table-cell office:value-type="float" office:value="695.152533611">
            <text:p>695,152533611</text:p>
          </table:table-cell>
          <table:table-cell office:value-type="float" office:value="33439.241334">
            <text:p>33439,241334</text:p>
          </table:table-cell>
          <table:table-cell office:value-type="float" office:value="744.656518145">
            <text:p>744,656518145</text:p>
          </table:table-cell>
          <table:table-cell office:value-type="float" office:value="33092.106013">
            <text:p>33092,106013</text:p>
          </table:table-cell>
          <table:table-cell office:value-type="float" office:value="966.272788542">
            <text:p>966,272788542</text:p>
          </table:table-cell>
        </table:table-row>
        <table:table-row table:style-name="ro2">
          <table:table-cell table:number-columns-repeated="5"/>
          <table:table-cell table:formula="of:=MIN([.H18:.Q18])" office:value-type="float" office:value="34918.679741">
            <text:p>34918,679741</text:p>
          </table:table-cell>
          <table:table-cell/>
          <table:table-cell table:formula="of:=[.AK18]" office:value-type="float" office:value="35974.238668">
            <text:p>35974,238668</text:p>
          </table:table-cell>
          <table:table-cell table:formula="of:=[.AI18]" office:value-type="float" office:value="36681.144649">
            <text:p>36681,144649</text:p>
          </table:table-cell>
          <table:table-cell table:formula="of:=[.AG18]" office:value-type="float" office:value="36289.658416">
            <text:p>36289,658416</text:p>
          </table:table-cell>
          <table:table-cell table:formula="of:=[.AE18]" office:value-type="float" office:value="36730.869622">
            <text:p>36730,869622</text:p>
          </table:table-cell>
          <table:table-cell table:formula="of:=[.AC18]" office:value-type="float" office:value="37438.993284">
            <text:p>37438,993284</text:p>
          </table:table-cell>
          <table:table-cell table:formula="of:=[.AA18]" office:value-type="float" office:value="37508.46875">
            <text:p>37508,46875</text:p>
          </table:table-cell>
          <table:table-cell table:formula="of:=[.Y18]" office:value-type="float" office:value="38148.89164">
            <text:p>38148,89164</text:p>
          </table:table-cell>
          <table:table-cell table:formula="of:=[.W18]" office:value-type="float" office:value="38625.701047">
            <text:p>38625,701047</text:p>
          </table:table-cell>
          <table:table-cell table:formula="of:=[.U18]" office:value-type="float" office:value="38803.000583">
            <text:p>38803,000583</text:p>
          </table:table-cell>
          <table:table-cell table:formula="of:=[.S18]" office:value-type="float" office:value="34918.679741">
            <text:p>34918,679741</text:p>
          </table:table-cell>
          <table:table-cell office:value-type="float" office:value="1050">
            <text:p>1050</text:p>
          </table:table-cell>
          <table:table-cell office:value-type="float" office:value="34918.679741">
            <text:p>34918,679741</text:p>
          </table:table-cell>
          <table:table-cell office:value-type="float" office:value="379.043413522">
            <text:p>379,043413522</text:p>
          </table:table-cell>
          <table:table-cell office:value-type="float" office:value="38803.000583">
            <text:p>38803,000583</text:p>
          </table:table-cell>
          <table:table-cell office:value-type="float" office:value="264.786491005">
            <text:p>264,786491005</text:p>
          </table:table-cell>
          <table:table-cell office:value-type="float" office:value="38625.701047">
            <text:p>38625,701047</text:p>
          </table:table-cell>
          <table:table-cell office:value-type="float" office:value="373.49986759">
            <text:p>373,49986759</text:p>
          </table:table-cell>
          <table:table-cell office:value-type="float" office:value="38148.89164">
            <text:p>38148,89164</text:p>
          </table:table-cell>
          <table:table-cell office:value-type="float" office:value="422.015294402">
            <text:p>422,015294402</text:p>
          </table:table-cell>
          <table:table-cell office:value-type="float" office:value="37508.46875">
            <text:p>37508,46875</text:p>
          </table:table-cell>
          <table:table-cell office:value-type="float" office:value="723.945801345">
            <text:p>723,945801345</text:p>
          </table:table-cell>
          <table:table-cell office:value-type="float" office:value="37438.993284">
            <text:p>37438,993284</text:p>
          </table:table-cell>
          <table:table-cell office:value-type="float" office:value="580.618709995">
            <text:p>580,618709995</text:p>
          </table:table-cell>
          <table:table-cell office:value-type="float" office:value="36730.869622">
            <text:p>36730,869622</text:p>
          </table:table-cell>
          <table:table-cell office:value-type="float" office:value="494.13787924">
            <text:p>494,13787924</text:p>
          </table:table-cell>
          <table:table-cell office:value-type="float" office:value="36289.658416">
            <text:p>36289,658416</text:p>
          </table:table-cell>
          <table:table-cell office:value-type="float" office:value="623.070520188">
            <text:p>623,070520188</text:p>
          </table:table-cell>
          <table:table-cell office:value-type="float" office:value="36681.144649">
            <text:p>36681,144649</text:p>
          </table:table-cell>
          <table:table-cell office:value-type="float" office:value="552.713949005">
            <text:p>552,713949005</text:p>
          </table:table-cell>
          <table:table-cell office:value-type="float" office:value="35974.238668">
            <text:p>35974,238668</text:p>
          </table:table-cell>
          <table:table-cell office:value-type="float" office:value="713.941288705">
            <text:p>713,941288705</text:p>
          </table:table-cell>
        </table:table-row>
        <table:table-row table:style-name="ro2">
          <table:table-cell table:number-columns-repeated="5"/>
          <table:table-cell table:formula="of:=MIN([.H19:.Q19])" office:value-type="float" office:value="34553.198915">
            <text:p>34553,198915</text:p>
          </table:table-cell>
          <table:table-cell/>
          <table:table-cell table:formula="of:=[.AK19]" office:value-type="float" office:value="38747.271566">
            <text:p>38747,271566</text:p>
          </table:table-cell>
          <table:table-cell table:formula="of:=[.AI19]" office:value-type="float" office:value="38635.6804">
            <text:p>38635,6804</text:p>
          </table:table-cell>
          <table:table-cell table:formula="of:=[.AG19]" office:value-type="float" office:value="38825.015224">
            <text:p>38825,015224</text:p>
          </table:table-cell>
          <table:table-cell table:formula="of:=[.AE19]" office:value-type="float" office:value="39699.019669">
            <text:p>39699,019669</text:p>
          </table:table-cell>
          <table:table-cell table:formula="of:=[.AC19]" office:value-type="float" office:value="40147.113915">
            <text:p>40147,113915</text:p>
          </table:table-cell>
          <table:table-cell table:formula="of:=[.AA19]" office:value-type="float" office:value="40125.761882">
            <text:p>40125,761882</text:p>
          </table:table-cell>
          <table:table-cell table:formula="of:=[.Y19]" office:value-type="float" office:value="40417.873778">
            <text:p>40417,873778</text:p>
          </table:table-cell>
          <table:table-cell table:formula="of:=[.W19]" office:value-type="float" office:value="40341.345641">
            <text:p>40341,345641</text:p>
          </table:table-cell>
          <table:table-cell table:formula="of:=[.U19]" office:value-type="float" office:value="40101.634117">
            <text:p>40101,634117</text:p>
          </table:table-cell>
          <table:table-cell table:formula="of:=[.S19]" office:value-type="float" office:value="34553.198915">
            <text:p>34553,198915</text:p>
          </table:table-cell>
          <table:table-cell office:value-type="float" office:value="1200">
            <text:p>1200</text:p>
          </table:table-cell>
          <table:table-cell office:value-type="float" office:value="34553.198915">
            <text:p>34553,198915</text:p>
          </table:table-cell>
          <table:table-cell office:value-type="float" office:value="396.946046271">
            <text:p>396,946046271</text:p>
          </table:table-cell>
          <table:table-cell office:value-type="float" office:value="40101.634117">
            <text:p>40101,634117</text:p>
          </table:table-cell>
          <table:table-cell office:value-type="float" office:value="167.03461024">
            <text:p>167,03461024</text:p>
          </table:table-cell>
          <table:table-cell office:value-type="float" office:value="40341.345641">
            <text:p>40341,345641</text:p>
          </table:table-cell>
          <table:table-cell office:value-type="float" office:value="266.23426674">
            <text:p>266,23426674</text:p>
          </table:table-cell>
          <table:table-cell office:value-type="float" office:value="40417.873778">
            <text:p>40417,873778</text:p>
          </table:table-cell>
          <table:table-cell office:value-type="float" office:value="290.279509542">
            <text:p>290,279509542</text:p>
          </table:table-cell>
          <table:table-cell office:value-type="float" office:value="40125.761882">
            <text:p>40125,761882</text:p>
          </table:table-cell>
          <table:table-cell office:value-type="float" office:value="371.637246357">
            <text:p>371,637246357</text:p>
          </table:table-cell>
          <table:table-cell office:value-type="float" office:value="40147.113915">
            <text:p>40147,113915</text:p>
          </table:table-cell>
          <table:table-cell office:value-type="float" office:value="274.219396032">
            <text:p>274,219396032</text:p>
          </table:table-cell>
          <table:table-cell office:value-type="float" office:value="39699.019669">
            <text:p>39699,019669</text:p>
          </table:table-cell>
          <table:table-cell office:value-type="float" office:value="334.152401556">
            <text:p>334,152401556</text:p>
          </table:table-cell>
          <table:table-cell office:value-type="float" office:value="38825.015224">
            <text:p>38825,015224</text:p>
          </table:table-cell>
          <table:table-cell office:value-type="float" office:value="472.477857257">
            <text:p>472,477857257</text:p>
          </table:table-cell>
          <table:table-cell office:value-type="float" office:value="38635.6804">
            <text:p>38635,6804</text:p>
          </table:table-cell>
          <table:table-cell office:value-type="float" office:value="530.80152683">
            <text:p>530,80152683</text:p>
          </table:table-cell>
          <table:table-cell office:value-type="float" office:value="38747.271566">
            <text:p>38747,271566</text:p>
          </table:table-cell>
          <table:table-cell office:value-type="float" office:value="490.721114455">
            <text:p>490,721114455</text:p>
          </table:table-cell>
        </table:table-row>
        <table:table-row table:style-name="ro2">
          <table:table-cell table:number-columns-repeated="5"/>
          <table:table-cell table:formula="of:=MIN([.H20:.Q20])" office:value-type="float" office:value="35244.356557">
            <text:p>35244,356557</text:p>
          </table:table-cell>
          <table:table-cell/>
          <table:table-cell table:formula="of:=[.AK20]" office:value-type="float" office:value="40670.60766">
            <text:p>40670,60766</text:p>
          </table:table-cell>
          <table:table-cell table:formula="of:=[.AI20]" office:value-type="float" office:value="41005.513175">
            <text:p>41005,513175</text:p>
          </table:table-cell>
          <table:table-cell table:formula="of:=[.AG20]" office:value-type="float" office:value="40917.704989">
            <text:p>40917,704989</text:p>
          </table:table-cell>
          <table:table-cell table:formula="of:=[.AE20]" office:value-type="float" office:value="41364.632704">
            <text:p>41364,632704</text:p>
          </table:table-cell>
          <table:table-cell table:formula="of:=[.AC20]" office:value-type="float" office:value="41595.084564">
            <text:p>41595,084564</text:p>
          </table:table-cell>
          <table:table-cell table:formula="of:=[.AA20]" office:value-type="float" office:value="41691.430249">
            <text:p>41691,430249</text:p>
          </table:table-cell>
          <table:table-cell table:formula="of:=[.Y20]" office:value-type="float" office:value="41619.344264">
            <text:p>41619,344264</text:p>
          </table:table-cell>
          <table:table-cell table:formula="of:=[.W20]" office:value-type="float" office:value="41254.994183">
            <text:p>41254,994183</text:p>
          </table:table-cell>
          <table:table-cell table:formula="of:=[.U20]" office:value-type="float" office:value="40201.128438">
            <text:p>40201,128438</text:p>
          </table:table-cell>
          <table:table-cell table:formula="of:=[.S20]" office:value-type="float" office:value="35244.356557">
            <text:p>35244,356557</text:p>
          </table:table-cell>
          <table:table-cell office:value-type="float" office:value="1350">
            <text:p>1350</text:p>
          </table:table-cell>
          <table:table-cell office:value-type="float" office:value="35244.356557">
            <text:p>35244,356557</text:p>
          </table:table-cell>
          <table:table-cell office:value-type="float" office:value="254.898959553">
            <text:p>254,898959553</text:p>
          </table:table-cell>
          <table:table-cell office:value-type="float" office:value="40201.128438">
            <text:p>40201,128438</text:p>
          </table:table-cell>
          <table:table-cell office:value-type="float" office:value="182.181163272">
            <text:p>182,181163272</text:p>
          </table:table-cell>
          <table:table-cell office:value-type="float" office:value="41254.994183">
            <text:p>41254,994183</text:p>
          </table:table-cell>
          <table:table-cell office:value-type="float" office:value="203.285453955">
            <text:p>203,285453955</text:p>
          </table:table-cell>
          <table:table-cell office:value-type="float" office:value="41619.344264">
            <text:p>41619,344264</text:p>
          </table:table-cell>
          <table:table-cell office:value-type="float" office:value="136.681499635">
            <text:p>136,681499635</text:p>
          </table:table-cell>
          <table:table-cell office:value-type="float" office:value="41691.430249">
            <text:p>41691,430249</text:p>
          </table:table-cell>
          <table:table-cell office:value-type="float" office:value="152.020315743">
            <text:p>152,020315743</text:p>
          </table:table-cell>
          <table:table-cell office:value-type="float" office:value="41595.084564">
            <text:p>41595,084564</text:p>
          </table:table-cell>
          <table:table-cell office:value-type="float" office:value="153.330893983">
            <text:p>153,330893983</text:p>
          </table:table-cell>
          <table:table-cell office:value-type="float" office:value="41364.632704">
            <text:p>41364,632704</text:p>
          </table:table-cell>
          <table:table-cell office:value-type="float" office:value="247.842444564">
            <text:p>247,842444564</text:p>
          </table:table-cell>
          <table:table-cell office:value-type="float" office:value="40917.704989">
            <text:p>40917,704989</text:p>
          </table:table-cell>
          <table:table-cell office:value-type="float" office:value="332.583375505">
            <text:p>332,583375505</text:p>
          </table:table-cell>
          <table:table-cell office:value-type="float" office:value="41005.513175">
            <text:p>41005,513175</text:p>
          </table:table-cell>
          <table:table-cell office:value-type="float" office:value="258.90341218">
            <text:p>258,90341218</text:p>
          </table:table-cell>
          <table:table-cell office:value-type="float" office:value="40670.60766">
            <text:p>40670,60766</text:p>
          </table:table-cell>
          <table:table-cell office:value-type="float" office:value="261.541226319">
            <text:p>261,541226319</text:p>
          </table:table-cell>
        </table:table-row>
        <table:table-row table:style-name="ro2">
          <table:table-cell table:number-columns-repeated="5"/>
          <table:table-cell table:formula="of:=MIN([.H21:.Q21])" office:value-type="float" office:value="34337.688798">
            <text:p>34337,688798</text:p>
          </table:table-cell>
          <table:table-cell/>
          <table:table-cell table:formula="of:=[.AK21]" office:value-type="float" office:value="41825.86466">
            <text:p>41825,86466</text:p>
          </table:table-cell>
          <table:table-cell table:formula="of:=[.AI21]" office:value-type="float" office:value="41629.027114">
            <text:p>41629,027114</text:p>
          </table:table-cell>
          <table:table-cell table:formula="of:=[.AG21]" office:value-type="float" office:value="42016.726716">
            <text:p>42016,726716</text:p>
          </table:table-cell>
          <table:table-cell table:formula="of:=[.AE21]" office:value-type="float" office:value="42278.026685">
            <text:p>42278,026685</text:p>
          </table:table-cell>
          <table:table-cell table:formula="of:=[.AC21]" office:value-type="float" office:value="41845.221214">
            <text:p>41845,221214</text:p>
          </table:table-cell>
          <table:table-cell table:formula="of:=[.AA21]" office:value-type="float" office:value="42024.74529">
            <text:p>42024,74529</text:p>
          </table:table-cell>
          <table:table-cell table:formula="of:=[.Y21]" office:value-type="float" office:value="41778.164336">
            <text:p>41778,164336</text:p>
          </table:table-cell>
          <table:table-cell table:formula="of:=[.W21]" office:value-type="float" office:value="41112.704821">
            <text:p>41112,704821</text:p>
          </table:table-cell>
          <table:table-cell table:formula="of:=[.U21]" office:value-type="float" office:value="40027.413327">
            <text:p>40027,413327</text:p>
          </table:table-cell>
          <table:table-cell table:formula="of:=[.S21]" office:value-type="float" office:value="34337.688798">
            <text:p>34337,688798</text:p>
          </table:table-cell>
          <table:table-cell office:value-type="float" office:value="1500">
            <text:p>1500</text:p>
          </table:table-cell>
          <table:table-cell office:value-type="float" office:value="34337.688798">
            <text:p>34337,688798</text:p>
          </table:table-cell>
          <table:table-cell office:value-type="float" office:value="472.647655617">
            <text:p>472,647655617</text:p>
          </table:table-cell>
          <table:table-cell office:value-type="float" office:value="40027.413327">
            <text:p>40027,413327</text:p>
          </table:table-cell>
          <table:table-cell office:value-type="float" office:value="268.568369921">
            <text:p>268,568369921</text:p>
          </table:table-cell>
          <table:table-cell office:value-type="float" office:value="41112.704821">
            <text:p>41112,704821</text:p>
          </table:table-cell>
          <table:table-cell office:value-type="float" office:value="243.134981186">
            <text:p>243,134981186</text:p>
          </table:table-cell>
          <table:table-cell office:value-type="float" office:value="41778.164336">
            <text:p>41778,164336</text:p>
          </table:table-cell>
          <table:table-cell office:value-type="float" office:value="137.866379725">
            <text:p>137,866379725</text:p>
          </table:table-cell>
          <table:table-cell office:value-type="float" office:value="42024.74529">
            <text:p>42024,74529</text:p>
          </table:table-cell>
          <table:table-cell office:value-type="float" office:value="207.761043893">
            <text:p>207,761043893</text:p>
          </table:table-cell>
          <table:table-cell office:value-type="float" office:value="41845.221214">
            <text:p>41845,221214</text:p>
          </table:table-cell>
          <table:table-cell office:value-type="float" office:value="234.897023709">
            <text:p>234,897023709</text:p>
          </table:table-cell>
          <table:table-cell office:value-type="float" office:value="42278.026685">
            <text:p>42278,026685</text:p>
          </table:table-cell>
          <table:table-cell office:value-type="float" office:value="230.884377188">
            <text:p>230,884377188</text:p>
          </table:table-cell>
          <table:table-cell office:value-type="float" office:value="42016.726716">
            <text:p>42016,726716</text:p>
          </table:table-cell>
          <table:table-cell office:value-type="float" office:value="235.723109714">
            <text:p>235,723109714</text:p>
          </table:table-cell>
          <table:table-cell office:value-type="float" office:value="41629.027114">
            <text:p>41629,027114</text:p>
          </table:table-cell>
          <table:table-cell office:value-type="float" office:value="256.41742869">
            <text:p>256,41742869</text:p>
          </table:table-cell>
          <table:table-cell office:value-type="float" office:value="41825.86466">
            <text:p>41825,86466</text:p>
          </table:table-cell>
          <table:table-cell office:value-type="float" office:value="218.208254133">
            <text:p>218,208254133</text:p>
          </table:table-cell>
        </table:table-row>
        <table:table-row table:style-name="ro2">
          <table:table-cell table:number-columns-repeated="5"/>
          <table:table-cell table:formula="of:=MIN([.H22:.Q22])" office:value-type="float" office:value="33829.743989">
            <text:p>33829,743989</text:p>
          </table:table-cell>
          <table:table-cell/>
          <table:table-cell table:formula="of:=[.AK22]" office:value-type="float" office:value="42160.691052">
            <text:p>42160,691052</text:p>
          </table:table-cell>
          <table:table-cell table:formula="of:=[.AI22]" office:value-type="float" office:value="42305.004664">
            <text:p>42305,004664</text:p>
          </table:table-cell>
          <table:table-cell table:formula="of:=[.AG22]" office:value-type="float" office:value="42136.430393">
            <text:p>42136,430393</text:p>
          </table:table-cell>
          <table:table-cell table:formula="of:=[.AE22]" office:value-type="float" office:value="42012.720056">
            <text:p>42012,720056</text:p>
          </table:table-cell>
          <table:table-cell table:formula="of:=[.AC22]" office:value-type="float" office:value="42258.008571">
            <text:p>42258,008571</text:p>
          </table:table-cell>
          <table:table-cell table:formula="of:=[.AA22]" office:value-type="float" office:value="42152.649771">
            <text:p>42152,649771</text:p>
          </table:table-cell>
          <table:table-cell table:formula="of:=[.Y22]" office:value-type="float" office:value="41800.587122">
            <text:p>41800,587122</text:p>
          </table:table-cell>
          <table:table-cell table:formula="of:=[.W22]" office:value-type="float" office:value="40986.403966">
            <text:p>40986,403966</text:p>
          </table:table-cell>
          <table:table-cell table:formula="of:=[.U22]" office:value-type="float" office:value="39941.600662">
            <text:p>39941,600662</text:p>
          </table:table-cell>
          <table:table-cell table:formula="of:=[.S22]" office:value-type="float" office:value="33829.743989">
            <text:p>33829,743989</text:p>
          </table:table-cell>
          <table:table-cell office:value-type="float" office:value="1650">
            <text:p>1650</text:p>
          </table:table-cell>
          <table:table-cell office:value-type="float" office:value="33829.743989">
            <text:p>33829,743989</text:p>
          </table:table-cell>
          <table:table-cell office:value-type="float" office:value="448.915522712">
            <text:p>448,915522712</text:p>
          </table:table-cell>
          <table:table-cell office:value-type="float" office:value="39941.600662">
            <text:p>39941,600662</text:p>
          </table:table-cell>
          <table:table-cell office:value-type="float" office:value="249.817761772">
            <text:p>249,817761772</text:p>
          </table:table-cell>
          <table:table-cell office:value-type="float" office:value="40986.403966">
            <text:p>40986,403966</text:p>
          </table:table-cell>
          <table:table-cell office:value-type="float" office:value="252.969998678">
            <text:p>252,969998678</text:p>
          </table:table-cell>
          <table:table-cell office:value-type="float" office:value="41800.587122">
            <text:p>41800,587122</text:p>
          </table:table-cell>
          <table:table-cell office:value-type="float" office:value="222.206374436">
            <text:p>222,206374436</text:p>
          </table:table-cell>
          <table:table-cell office:value-type="float" office:value="42152.649771">
            <text:p>42152,649771</text:p>
          </table:table-cell>
          <table:table-cell office:value-type="float" office:value="232.762199626">
            <text:p>232,762199626</text:p>
          </table:table-cell>
          <table:table-cell office:value-type="float" office:value="42258.008571">
            <text:p>42258,008571</text:p>
          </table:table-cell>
          <table:table-cell office:value-type="float" office:value="184.795706483">
            <text:p>184,795706483</text:p>
          </table:table-cell>
          <table:table-cell office:value-type="float" office:value="42012.720056">
            <text:p>42012,720056</text:p>
          </table:table-cell>
          <table:table-cell office:value-type="float" office:value="266.837291474">
            <text:p>266,837291474</text:p>
          </table:table-cell>
          <table:table-cell office:value-type="float" office:value="42136.430393">
            <text:p>42136,430393</text:p>
          </table:table-cell>
          <table:table-cell office:value-type="float" office:value="247.467739917">
            <text:p>247,467739917</text:p>
          </table:table-cell>
          <table:table-cell office:value-type="float" office:value="42305.004664">
            <text:p>42305,004664</text:p>
          </table:table-cell>
          <table:table-cell office:value-type="float" office:value="198.079551061">
            <text:p>198,079551061</text:p>
          </table:table-cell>
          <table:table-cell office:value-type="float" office:value="42160.691052">
            <text:p>42160,691052</text:p>
          </table:table-cell>
          <table:table-cell office:value-type="float" office:value="152.963206709">
            <text:p>152,963206709</text:p>
          </table:table-cell>
        </table:table-row>
        <table:table-row table:style-name="ro2">
          <table:table-cell table:number-columns-repeated="5"/>
          <table:table-cell table:formula="of:=MIN([.H23:.Q23])" office:value-type="float" office:value="33823.113669">
            <text:p>33823,113669</text:p>
          </table:table-cell>
          <table:table-cell/>
          <table:table-cell table:formula="of:=[.AK23]" office:value-type="float" office:value="42259.811709">
            <text:p>42259,811709</text:p>
          </table:table-cell>
          <table:table-cell table:formula="of:=[.AI23]" office:value-type="float" office:value="41521.524812">
            <text:p>41521,524812</text:p>
          </table:table-cell>
          <table:table-cell table:formula="of:=[.AG23]" office:value-type="float" office:value="42365.497633">
            <text:p>42365,497633</text:p>
          </table:table-cell>
          <table:table-cell table:formula="of:=[.AE23]" office:value-type="float" office:value="42321.870134">
            <text:p>42321,870134</text:p>
          </table:table-cell>
          <table:table-cell table:formula="of:=[.AC23]" office:value-type="float" office:value="42272.498744">
            <text:p>42272,498744</text:p>
          </table:table-cell>
          <table:table-cell table:formula="of:=[.AA23]" office:value-type="float" office:value="41827.966837">
            <text:p>41827,966837</text:p>
          </table:table-cell>
          <table:table-cell table:formula="of:=[.Y23]" office:value-type="float" office:value="41170.574911">
            <text:p>41170,574911</text:p>
          </table:table-cell>
          <table:table-cell table:formula="of:=[.W23]" office:value-type="float" office:value="40701.738448">
            <text:p>40701,738448</text:p>
          </table:table-cell>
          <table:table-cell table:formula="of:=[.U23]" office:value-type="float" office:value="39485.956514">
            <text:p>39485,956514</text:p>
          </table:table-cell>
          <table:table-cell table:formula="of:=[.S23]" office:value-type="float" office:value="33823.113669">
            <text:p>33823,113669</text:p>
          </table:table-cell>
          <table:table-cell office:value-type="float" office:value="1800">
            <text:p>1800</text:p>
          </table:table-cell>
          <table:table-cell office:value-type="float" office:value="33823.113669">
            <text:p>33823,113669</text:p>
          </table:table-cell>
          <table:table-cell office:value-type="float" office:value="448.332075682">
            <text:p>448,332075682</text:p>
          </table:table-cell>
          <table:table-cell office:value-type="float" office:value="39485.956514">
            <text:p>39485,956514</text:p>
          </table:table-cell>
          <table:table-cell office:value-type="float" office:value="386.535535265">
            <text:p>386,535535265</text:p>
          </table:table-cell>
          <table:table-cell office:value-type="float" office:value="40701.738448">
            <text:p>40701,738448</text:p>
          </table:table-cell>
          <table:table-cell office:value-type="float" office:value="274.973101049">
            <text:p>274,973101049</text:p>
          </table:table-cell>
          <table:table-cell office:value-type="float" office:value="41170.574911">
            <text:p>41170,574911</text:p>
          </table:table-cell>
          <table:table-cell office:value-type="float" office:value="314.816866491">
            <text:p>314,816866491</text:p>
          </table:table-cell>
          <table:table-cell office:value-type="float" office:value="41827.966837">
            <text:p>41827,966837</text:p>
          </table:table-cell>
          <table:table-cell office:value-type="float" office:value="215.757134983">
            <text:p>215,757134983</text:p>
          </table:table-cell>
          <table:table-cell office:value-type="float" office:value="42272.498744">
            <text:p>42272,498744</text:p>
          </table:table-cell>
          <table:table-cell office:value-type="float" office:value="148.121960752">
            <text:p>148,121960752</text:p>
          </table:table-cell>
          <table:table-cell office:value-type="float" office:value="42321.870134">
            <text:p>42321,870134</text:p>
          </table:table-cell>
          <table:table-cell office:value-type="float" office:value="166.017841736">
            <text:p>166,017841736</text:p>
          </table:table-cell>
          <table:table-cell office:value-type="float" office:value="42365.497633">
            <text:p>42365,497633</text:p>
          </table:table-cell>
          <table:table-cell office:value-type="float" office:value="179.419222272">
            <text:p>179,419222272</text:p>
          </table:table-cell>
          <table:table-cell office:value-type="float" office:value="41521.524812">
            <text:p>41521,524812</text:p>
          </table:table-cell>
          <table:table-cell office:value-type="float" office:value="401.671855106">
            <text:p>401,671855106</text:p>
          </table:table-cell>
          <table:table-cell office:value-type="float" office:value="42259.811709">
            <text:p>42259,811709</text:p>
          </table:table-cell>
          <table:table-cell office:value-type="float" office:value="261.027063845">
            <text:p>261,027063845</text:p>
          </table:table-cell>
        </table:table-row>
        <table:table-row table:style-name="ro2">
          <table:table-cell table:number-columns-repeated="5"/>
          <table:table-cell table:formula="of:=MIN([.H24:.Q24])" office:value-type="float" office:value="34398.575717">
            <text:p>34398,575717</text:p>
          </table:table-cell>
          <table:table-cell/>
          <table:table-cell table:formula="of:=[.AK24]" office:value-type="float" office:value="42272.508956">
            <text:p>42272,508956</text:p>
          </table:table-cell>
          <table:table-cell table:formula="of:=[.AI24]" office:value-type="float" office:value="42329.051601">
            <text:p>42329,051601</text:p>
          </table:table-cell>
          <table:table-cell table:formula="of:=[.AG24]" office:value-type="float" office:value="42180.910286">
            <text:p>42180,910286</text:p>
          </table:table-cell>
          <table:table-cell table:formula="of:=[.AE24]" office:value-type="float" office:value="42025.648667">
            <text:p>42025,648667</text:p>
          </table:table-cell>
          <table:table-cell table:formula="of:=[.AC24]" office:value-type="float" office:value="42375.125745">
            <text:p>42375,125745</text:p>
          </table:table-cell>
          <table:table-cell table:formula="of:=[.AA24]" office:value-type="float" office:value="41992.579315">
            <text:p>41992,579315</text:p>
          </table:table-cell>
          <table:table-cell table:formula="of:=[.Y24]" office:value-type="float" office:value="40939.618197">
            <text:p>40939,618197</text:p>
          </table:table-cell>
          <table:table-cell table:formula="of:=[.W24]" office:value-type="float" office:value="40677.977265">
            <text:p>40677,977265</text:p>
          </table:table-cell>
          <table:table-cell table:formula="of:=[.U24]" office:value-type="float" office:value="39225.045295">
            <text:p>39225,045295</text:p>
          </table:table-cell>
          <table:table-cell table:formula="of:=[.S24]" office:value-type="float" office:value="34398.575717">
            <text:p>34398,575717</text:p>
          </table:table-cell>
          <table:table-cell office:value-type="float" office:value="1950">
            <text:p>1950</text:p>
          </table:table-cell>
          <table:table-cell office:value-type="float" office:value="34398.575717">
            <text:p>34398,575717</text:p>
          </table:table-cell>
          <table:table-cell office:value-type="float" office:value="202.813321376">
            <text:p>202,813321376</text:p>
          </table:table-cell>
          <table:table-cell office:value-type="float" office:value="39225.045295">
            <text:p>39225,045295</text:p>
          </table:table-cell>
          <table:table-cell office:value-type="float" office:value="335.703351832">
            <text:p>335,703351832</text:p>
          </table:table-cell>
          <table:table-cell office:value-type="float" office:value="40677.977265">
            <text:p>40677,977265</text:p>
          </table:table-cell>
          <table:table-cell office:value-type="float" office:value="259.454777886">
            <text:p>259,454777886</text:p>
          </table:table-cell>
          <table:table-cell office:value-type="float" office:value="40939.618197">
            <text:p>40939,618197</text:p>
          </table:table-cell>
          <table:table-cell office:value-type="float" office:value="396.314470701">
            <text:p>396,314470701</text:p>
          </table:table-cell>
          <table:table-cell office:value-type="float" office:value="41992.579315">
            <text:p>41992,579315</text:p>
          </table:table-cell>
          <table:table-cell office:value-type="float" office:value="146.903993516">
            <text:p>146,903993516</text:p>
          </table:table-cell>
          <table:table-cell office:value-type="float" office:value="42375.125745">
            <text:p>42375,125745</text:p>
          </table:table-cell>
          <table:table-cell office:value-type="float" office:value="127.55164947">
            <text:p>127,55164947</text:p>
          </table:table-cell>
          <table:table-cell office:value-type="float" office:value="42025.648667">
            <text:p>42025,648667</text:p>
          </table:table-cell>
          <table:table-cell office:value-type="float" office:value="263.803423536">
            <text:p>263,803423536</text:p>
          </table:table-cell>
          <table:table-cell office:value-type="float" office:value="42180.910286">
            <text:p>42180,910286</text:p>
          </table:table-cell>
          <table:table-cell office:value-type="float" office:value="192.855862101">
            <text:p>192,855862101</text:p>
          </table:table-cell>
          <table:table-cell office:value-type="float" office:value="42329.051601">
            <text:p>42329,051601</text:p>
          </table:table-cell>
          <table:table-cell office:value-type="float" office:value="231.129426222">
            <text:p>231,129426222</text:p>
          </table:table-cell>
          <table:table-cell office:value-type="float" office:value="42272.508956">
            <text:p>42272,508956</text:p>
          </table:table-cell>
          <table:table-cell office:value-type="float" office:value="306.77327386">
            <text:p>306,77327386</text:p>
          </table:table-cell>
        </table:table-row>
        <table:table-row table:style-name="ro2">
          <table:table-cell table:number-columns-repeated="5"/>
          <table:table-cell table:formula="of:=MIN([.H25:.Q25])" office:value-type="float" office:value="33485.266884">
            <text:p>33485,266884</text:p>
          </table:table-cell>
          <table:table-cell/>
          <table:table-cell table:formula="of:=[.AK25]" office:value-type="float" office:value="41956.691434">
            <text:p>41956,691434</text:p>
          </table:table-cell>
          <table:table-cell table:formula="of:=[.AI25]" office:value-type="float" office:value="42137.803194">
            <text:p>42137,803194</text:p>
          </table:table-cell>
          <table:table-cell table:formula="of:=[.AG25]" office:value-type="float" office:value="41219.429428">
            <text:p>41219,429428</text:p>
          </table:table-cell>
          <table:table-cell table:formula="of:=[.AE25]" office:value-type="float" office:value="42265.683427">
            <text:p>42265,683427</text:p>
          </table:table-cell>
          <table:table-cell table:formula="of:=[.AC25]" office:value-type="float" office:value="41341.652495">
            <text:p>41341,652495</text:p>
          </table:table-cell>
          <table:table-cell table:formula="of:=[.AA25]" office:value-type="float" office:value="41606.38096">
            <text:p>41606,38096</text:p>
          </table:table-cell>
          <table:table-cell table:formula="of:=[.Y25]" office:value-type="float" office:value="41119.161654">
            <text:p>41119,161654</text:p>
          </table:table-cell>
          <table:table-cell table:formula="of:=[.W25]" office:value-type="float" office:value="40322.34892">
            <text:p>40322,34892</text:p>
          </table:table-cell>
          <table:table-cell table:formula="of:=[.U25]" office:value-type="float" office:value="39144.186797">
            <text:p>39144,186797</text:p>
          </table:table-cell>
          <table:table-cell table:formula="of:=[.S25]" office:value-type="float" office:value="33485.266884">
            <text:p>33485,266884</text:p>
          </table:table-cell>
          <table:table-cell office:value-type="float" office:value="2100">
            <text:p>2100</text:p>
          </table:table-cell>
          <table:table-cell office:value-type="float" office:value="33485.266884">
            <text:p>33485,266884</text:p>
          </table:table-cell>
          <table:table-cell office:value-type="float" office:value="621.646075488">
            <text:p>621,646075488</text:p>
          </table:table-cell>
          <table:table-cell office:value-type="float" office:value="39144.186797">
            <text:p>39144,186797</text:p>
          </table:table-cell>
          <table:table-cell office:value-type="float" office:value="319.498769305">
            <text:p>319,498769305</text:p>
          </table:table-cell>
          <table:table-cell office:value-type="float" office:value="40322.34892">
            <text:p>40322,34892</text:p>
          </table:table-cell>
          <table:table-cell office:value-type="float" office:value="319.581121953">
            <text:p>319,581121953</text:p>
          </table:table-cell>
          <table:table-cell office:value-type="float" office:value="41119.161654">
            <text:p>41119,161654</text:p>
          </table:table-cell>
          <table:table-cell office:value-type="float" office:value="228.676669956">
            <text:p>228,676669956</text:p>
          </table:table-cell>
          <table:table-cell office:value-type="float" office:value="41606.38096">
            <text:p>41606,38096</text:p>
          </table:table-cell>
          <table:table-cell office:value-type="float" office:value="173.215006459">
            <text:p>173,215006459</text:p>
          </table:table-cell>
          <table:table-cell office:value-type="float" office:value="41341.652495">
            <text:p>41341,652495</text:p>
          </table:table-cell>
          <table:table-cell office:value-type="float" office:value="379.848582102">
            <text:p>379,848582102</text:p>
          </table:table-cell>
          <table:table-cell office:value-type="float" office:value="42265.683427">
            <text:p>42265,683427</text:p>
          </table:table-cell>
          <table:table-cell office:value-type="float" office:value="165.617654648">
            <text:p>165,617654648</text:p>
          </table:table-cell>
          <table:table-cell office:value-type="float" office:value="41219.429428">
            <text:p>41219,429428</text:p>
          </table:table-cell>
          <table:table-cell office:value-type="float" office:value="489.889021567">
            <text:p>489,889021567</text:p>
          </table:table-cell>
          <table:table-cell office:value-type="float" office:value="42137.803194">
            <text:p>42137,803194</text:p>
          </table:table-cell>
          <table:table-cell office:value-type="float" office:value="263.874011718">
            <text:p>263,874011718</text:p>
          </table:table-cell>
          <table:table-cell office:value-type="float" office:value="41956.691434">
            <text:p>41956,691434</text:p>
          </table:table-cell>
          <table:table-cell office:value-type="float" office:value="259.627330391">
            <text:p>259,627330391</text:p>
          </table:table-cell>
        </table:table-row>
        <table:table-row table:style-name="ro1" table:number-rows-repeated="2">
          <table:table-cell table:number-columns-repeated="38"/>
        </table:table-row>
        <table:table-row table:style-name="ro2">
          <table:table-cell table:number-columns-repeated="18"/>
          <table:table-cell table:formula="of:=[.S12]/[.$F12]" office:value-type="float" office:value="1.05630252816312">
            <text:p>1,0563025282</text:p>
          </table:table-cell>
          <table:table-cell table:formula="of:=[.T12]/[.$F12]" office:value-type="float" office:value="0.0521453367006467">
            <text:p>0,0521453367</text:p>
          </table:table-cell>
          <table:table-cell table:formula="of:=[.U12]/[.$F12]" office:value-type="float" office:value="1.00091141050744">
            <text:p>1,0009114105</text:p>
          </table:table-cell>
          <table:table-cell table:formula="of:=[.V12]/[.$F12]" office:value-type="float" office:value="0.059072055850053">
            <text:p>0,0590720559</text:p>
          </table:table-cell>
          <table:table-cell table:formula="of:=[.W12]/[.$F12]" office:value-type="float" office:value="1.03925884955242">
            <text:p>1,0392588496</text:p>
          </table:table-cell>
          <table:table-cell table:formula="of:=[.X12]/[.$F12]" office:value-type="float" office:value="0.0654242915171047">
            <text:p>0,0654242915</text:p>
          </table:table-cell>
          <table:table-cell table:formula="of:=[.Y12]/[.$F12]" office:value-type="float" office:value="1.03697225497153">
            <text:p>1,036972255</text:p>
          </table:table-cell>
          <table:table-cell table:formula="of:=[.Z12]/[.$F12]" office:value-type="float" office:value="0.067553542068697">
            <text:p>0,0675535421</text:p>
          </table:table-cell>
          <table:table-cell table:formula="of:=[.AA12]/[.$F12]" office:value-type="float" office:value="1.0008078277603">
            <text:p>1,0008078278</text:p>
          </table:table-cell>
          <table:table-cell table:formula="of:=[.AB12]/[.$F12]" office:value-type="float" office:value="0.0470212385810426">
            <text:p>0,0470212386</text:p>
          </table:table-cell>
          <table:table-cell table:formula="of:=[.AC12]/[.$F12]" office:value-type="float" office:value="1.09133576725975">
            <text:p>1,0913357673</text:p>
          </table:table-cell>
          <table:table-cell table:formula="of:=[.AD12]/[.$F12]" office:value-type="float" office:value="0.0505653200175874">
            <text:p>0,05056532</text:p>
          </table:table-cell>
          <table:table-cell table:formula="of:=[.AE12]/[.$F12]" office:value-type="float" office:value="1.02829213842867">
            <text:p>1,0282921384</text:p>
          </table:table-cell>
          <table:table-cell table:formula="of:=[.AF12]/[.$F12]" office:value-type="float" office:value="0.0407687576825725">
            <text:p>0,0407687577</text:p>
          </table:table-cell>
          <table:table-cell table:formula="of:=[.AG12]/[.$F12]" office:value-type="float" office:value="1.03407471588333">
            <text:p>1,0340747159</text:p>
          </table:table-cell>
          <table:table-cell table:formula="of:=[.AH12]/[.$F12]" office:value-type="float" office:value="0.0539373371578515">
            <text:p>0,0539373372</text:p>
          </table:table-cell>
          <table:table-cell table:formula="of:=[.AI12]/[.$F12]" office:value-type="float" office:value="1.06187813368059">
            <text:p>1,0618781337</text:p>
          </table:table-cell>
          <table:table-cell table:formula="of:=[.AJ12]/[.$F12]" office:value-type="float" office:value="0.040943152289788">
            <text:p>0,0409431523</text:p>
          </table:table-cell>
          <table:table-cell table:formula="of:=[.AK12]/[.$F12]" office:value-type="float" office:value="1">
            <text:p>1</text:p>
          </table:table-cell>
          <table:table-cell table:formula="of:=[.AL12]/[.$F12]" office:value-type="float" office:value="0.094399443390034">
            <text:p>0,0943994434</text:p>
          </table:table-cell>
        </table:table-row>
        <table:table-row table:style-name="ro2">
          <table:table-cell table:number-columns-repeated="18"/>
          <table:table-cell table:formula="of:=[.S13]/[.$F13]" office:value-type="float" office:value="1.07136436897579">
            <text:p>1,071364369</text:p>
          </table:table-cell>
          <table:table-cell table:formula="of:=[.T13]/[.$F13]" office:value-type="float" office:value="0.0278976640595191">
            <text:p>0,0278976641</text:p>
          </table:table-cell>
          <table:table-cell table:formula="of:=[.U13]/[.$F13]" office:value-type="float" office:value="1.02247036432309">
            <text:p>1,0224703643</text:p>
          </table:table-cell>
          <table:table-cell table:formula="of:=[.V13]/[.$F13]" office:value-type="float" office:value="0.0480977056537504">
            <text:p>0,0480977057</text:p>
          </table:table-cell>
          <table:table-cell table:formula="of:=[.W13]/[.$F13]" office:value-type="float" office:value="1.04916639780368">
            <text:p>1,0491663978</text:p>
          </table:table-cell>
          <table:table-cell table:formula="of:=[.X13]/[.$F13]" office:value-type="float" office:value="0.0363774699593559">
            <text:p>0,03637747</text:p>
          </table:table-cell>
          <table:table-cell table:formula="of:=[.Y13]/[.$F13]" office:value-type="float" office:value="1.05151045650456">
            <text:p>1,0515104565</text:p>
          </table:table-cell>
          <table:table-cell table:formula="of:=[.Z13]/[.$F13]" office:value-type="float" office:value="0.0418796472832464">
            <text:p>0,0418796473</text:p>
          </table:table-cell>
          <table:table-cell table:formula="of:=[.AA13]/[.$F13]" office:value-type="float" office:value="1.0538896320099">
            <text:p>1,053889632</text:p>
          </table:table-cell>
          <table:table-cell table:formula="of:=[.AB13]/[.$F13]" office:value-type="float" office:value="0.0320150641195272">
            <text:p>0,0320150641</text:p>
          </table:table-cell>
          <table:table-cell table:formula="of:=[.AC13]/[.$F13]" office:value-type="float" office:value="1.03356582105029">
            <text:p>1,0335658211</text:p>
          </table:table-cell>
          <table:table-cell table:formula="of:=[.AD13]/[.$F13]" office:value-type="float" office:value="0.0401496417436776">
            <text:p>0,0401496417</text:p>
          </table:table-cell>
          <table:table-cell table:formula="of:=[.AE13]/[.$F13]" office:value-type="float" office:value="1.03175992871177">
            <text:p>1,0317599287</text:p>
          </table:table-cell>
          <table:table-cell table:formula="of:=[.AF13]/[.$F13]" office:value-type="float" office:value="0.0375824876590914">
            <text:p>0,0375824877</text:p>
          </table:table-cell>
          <table:table-cell table:formula="of:=[.AG13]/[.$F13]" office:value-type="float" office:value="1.0608325532639">
            <text:p>1,0608325533</text:p>
          </table:table-cell>
          <table:table-cell table:formula="of:=[.AH13]/[.$F13]" office:value-type="float" office:value="0.0283545133141268">
            <text:p>0,0283545133</text:p>
          </table:table-cell>
          <table:table-cell table:formula="of:=[.AI13]/[.$F13]" office:value-type="float" office:value="1">
            <text:p>1</text:p>
          </table:table-cell>
          <table:table-cell table:formula="of:=[.AJ13]/[.$F13]" office:value-type="float" office:value="0.0506271421093746">
            <text:p>0,0506271421</text:p>
          </table:table-cell>
          <table:table-cell table:formula="of:=[.AK13]/[.$F13]" office:value-type="float" office:value="1.04963822694617">
            <text:p>1,0496382269</text:p>
          </table:table-cell>
          <table:table-cell table:formula="of:=[.AL13]/[.$F13]" office:value-type="float" office:value="0.0330506207279334">
            <text:p>0,0330506207</text:p>
          </table:table-cell>
        </table:table-row>
        <table:table-row table:style-name="ro2">
          <table:table-cell table:number-columns-repeated="18"/>
          <table:table-cell table:formula="of:=[.S14]/[.$F14]" office:value-type="float" office:value="1.11040361627591">
            <text:p>1,1104036163</text:p>
          </table:table-cell>
          <table:table-cell table:formula="of:=[.T14]/[.$F14]" office:value-type="float" office:value="0.0280384832145201">
            <text:p>0,0280384832</text:p>
          </table:table-cell>
          <table:table-cell table:formula="of:=[.U14]/[.$F14]" office:value-type="float" office:value="1.08311424670045">
            <text:p>1,0831142467</text:p>
          </table:table-cell>
          <table:table-cell table:formula="of:=[.V14]/[.$F14]" office:value-type="float" office:value="0.0268609275830742">
            <text:p>0,0268609276</text:p>
          </table:table-cell>
          <table:table-cell table:formula="of:=[.W14]/[.$F14]" office:value-type="float" office:value="1">
            <text:p>1</text:p>
          </table:table-cell>
          <table:table-cell table:formula="of:=[.X14]/[.$F14]" office:value-type="float" office:value="0.0483789450378436">
            <text:p>0,048378945</text:p>
          </table:table-cell>
          <table:table-cell table:formula="of:=[.Y14]/[.$F14]" office:value-type="float" office:value="1.0747305144822">
            <text:p>1,0747305145</text:p>
          </table:table-cell>
          <table:table-cell table:formula="of:=[.Z14]/[.$F14]" office:value-type="float" office:value="0.013102292564175">
            <text:p>0,0131022926</text:p>
          </table:table-cell>
          <table:table-cell table:formula="of:=[.AA14]/[.$F14]" office:value-type="float" office:value="1.03344034714897">
            <text:p>1,0334403471</text:p>
          </table:table-cell>
          <table:table-cell table:formula="of:=[.AB14]/[.$F14]" office:value-type="float" office:value="0.0334509882933895">
            <text:p>0,0334509883</text:p>
          </table:table-cell>
          <table:table-cell table:formula="of:=[.AC14]/[.$F14]" office:value-type="float" office:value="1.03608586771847">
            <text:p>1,0360858677</text:p>
          </table:table-cell>
          <table:table-cell table:formula="of:=[.AD14]/[.$F14]" office:value-type="float" office:value="0.0476483336544615">
            <text:p>0,0476483337</text:p>
          </table:table-cell>
          <table:table-cell table:formula="of:=[.AE14]/[.$F14]" office:value-type="float" office:value="1.08086752189618">
            <text:p>1,0808675219</text:p>
          </table:table-cell>
          <table:table-cell table:formula="of:=[.AF14]/[.$F14]" office:value-type="float" office:value="0.0220709978260466">
            <text:p>0,0220709978</text:p>
          </table:table-cell>
          <table:table-cell table:formula="of:=[.AG14]/[.$F14]" office:value-type="float" office:value="1.07888939088929">
            <text:p>1,0788893909</text:p>
          </table:table-cell>
          <table:table-cell table:formula="of:=[.AH14]/[.$F14]" office:value-type="float" office:value="0.0317618411224713">
            <text:p>0,0317618411</text:p>
          </table:table-cell>
          <table:table-cell table:formula="of:=[.AI14]/[.$F14]" office:value-type="float" office:value="1.06301072380133">
            <text:p>1,0630107238</text:p>
          </table:table-cell>
          <table:table-cell table:formula="of:=[.AJ14]/[.$F14]" office:value-type="float" office:value="0.0351483999190122">
            <text:p>0,0351483999</text:p>
          </table:table-cell>
          <table:table-cell table:formula="of:=[.AK14]/[.$F14]" office:value-type="float" office:value="1.05602541540758">
            <text:p>1,0560254154</text:p>
          </table:table-cell>
          <table:table-cell table:formula="of:=[.AL14]/[.$F14]" office:value-type="float" office:value="0.0323945808900332">
            <text:p>0,0323945809</text:p>
          </table:table-cell>
        </table:table-row>
        <table:table-row table:style-name="ro2">
          <table:table-cell table:number-columns-repeated="18"/>
          <table:table-cell table:formula="of:=[.S15]/[.$F15]" office:value-type="float" office:value="1.14833450181152">
            <text:p>1,1483345018</text:p>
          </table:table-cell>
          <table:table-cell table:formula="of:=[.T15]/[.$F15]" office:value-type="float" office:value="0.0227169583102349">
            <text:p>0,0227169583</text:p>
          </table:table-cell>
          <table:table-cell table:formula="of:=[.U15]/[.$F15]" office:value-type="float" office:value="1.13903798487399">
            <text:p>1,1390379849</text:p>
          </table:table-cell>
          <table:table-cell table:formula="of:=[.V15]/[.$F15]" office:value-type="float" office:value="0.0214930535215313">
            <text:p>0,0214930535</text:p>
          </table:table-cell>
          <table:table-cell table:formula="of:=[.W15]/[.$F15]" office:value-type="float" office:value="1.06050026527649">
            <text:p>1,0605002653</text:p>
          </table:table-cell>
          <table:table-cell table:formula="of:=[.X15]/[.$F15]" office:value-type="float" office:value="0.0433401124726478">
            <text:p>0,0433401125</text:p>
          </table:table-cell>
          <table:table-cell table:formula="of:=[.Y15]/[.$F15]" office:value-type="float" office:value="1.05659748711883">
            <text:p>1,0565974871</text:p>
          </table:table-cell>
          <table:table-cell table:formula="of:=[.Z15]/[.$F15]" office:value-type="float" office:value="0.0499158746841924">
            <text:p>0,0499158747</text:p>
          </table:table-cell>
          <table:table-cell table:formula="of:=[.AA15]/[.$F15]" office:value-type="float" office:value="1">
            <text:p>1</text:p>
          </table:table-cell>
          <table:table-cell table:formula="of:=[.AB15]/[.$F15]" office:value-type="float" office:value="0.0509611428164429">
            <text:p>0,0509611428</text:p>
          </table:table-cell>
          <table:table-cell table:formula="of:=[.AC15]/[.$F15]" office:value-type="float" office:value="1.08828471008742">
            <text:p>1,0882847101</text:p>
          </table:table-cell>
          <table:table-cell table:formula="of:=[.AD15]/[.$F15]" office:value-type="float" office:value="0.0313077314950776">
            <text:p>0,0313077315</text:p>
          </table:table-cell>
          <table:table-cell table:formula="of:=[.AE15]/[.$F15]" office:value-type="float" office:value="1.06909317338448">
            <text:p>1,0690931734</text:p>
          </table:table-cell>
          <table:table-cell table:formula="of:=[.AF15]/[.$F15]" office:value-type="float" office:value="0.0391335184858818">
            <text:p>0,0391335185</text:p>
          </table:table-cell>
          <table:table-cell table:formula="of:=[.AG15]/[.$F15]" office:value-type="float" office:value="1.05779547663893">
            <text:p>1,0577954766</text:p>
          </table:table-cell>
          <table:table-cell table:formula="of:=[.AH15]/[.$F15]" office:value-type="float" office:value="0.0357343248149604">
            <text:p>0,0357343248</text:p>
          </table:table-cell>
          <table:table-cell table:formula="of:=[.AI15]/[.$F15]" office:value-type="float" office:value="1.05336706490831">
            <text:p>1,0533670649</text:p>
          </table:table-cell>
          <table:table-cell table:formula="of:=[.AJ15]/[.$F15]" office:value-type="float" office:value="0.0337858138387405">
            <text:p>0,0337858138</text:p>
          </table:table-cell>
          <table:table-cell table:formula="of:=[.AK15]/[.$F15]" office:value-type="float" office:value="1.06645332058264">
            <text:p>1,0664533206</text:p>
          </table:table-cell>
          <table:table-cell table:formula="of:=[.AL15]/[.$F15]" office:value-type="float" office:value="0.0452825861829782">
            <text:p>0,0452825862</text:p>
          </table:table-cell>
        </table:table-row>
        <table:table-row table:style-name="ro2">
          <table:table-cell table:number-columns-repeated="18"/>
          <table:table-cell table:formula="of:=[.S16]/[.$F16]" office:value-type="float" office:value="1.05126339685745">
            <text:p>1,0512633969</text:p>
          </table:table-cell>
          <table:table-cell table:formula="of:=[.T16]/[.$F16]" office:value-type="float" office:value="0.0202815151972811">
            <text:p>0,0202815152</text:p>
          </table:table-cell>
          <table:table-cell table:formula="of:=[.U16]/[.$F16]" office:value-type="float" office:value="1.04775817576068">
            <text:p>1,0477581758</text:p>
          </table:table-cell>
          <table:table-cell table:formula="of:=[.V16]/[.$F16]" office:value-type="float" office:value="0.0236138475229426">
            <text:p>0,0236138475</text:p>
          </table:table-cell>
          <table:table-cell table:formula="of:=[.W16]/[.$F16]" office:value-type="float" office:value="1.04572361805368">
            <text:p>1,0457236181</text:p>
          </table:table-cell>
          <table:table-cell table:formula="of:=[.X16]/[.$F16]" office:value-type="float" office:value="0.0269924669887654">
            <text:p>0,026992467</text:p>
          </table:table-cell>
          <table:table-cell table:formula="of:=[.Y16]/[.$F16]" office:value-type="float" office:value="1.0227688994457">
            <text:p>1,0227688994</text:p>
          </table:table-cell>
          <table:table-cell table:formula="of:=[.Z16]/[.$F16]" office:value-type="float" office:value="0.0213682135677262">
            <text:p>0,0213682136</text:p>
          </table:table-cell>
          <table:table-cell table:formula="of:=[.AA16]/[.$F16]" office:value-type="float" office:value="1.01385867465698">
            <text:p>1,0138586747</text:p>
          </table:table-cell>
          <table:table-cell table:formula="of:=[.AB16]/[.$F16]" office:value-type="float" office:value="0.0269119509285541">
            <text:p>0,0269119509</text:p>
          </table:table-cell>
          <table:table-cell table:formula="of:=[.AC16]/[.$F16]" office:value-type="float" office:value="1.0257984684825">
            <text:p>1,0257984685</text:p>
          </table:table-cell>
          <table:table-cell table:formula="of:=[.AD16]/[.$F16]" office:value-type="float" office:value="0.0200023272621714">
            <text:p>0,0200023273</text:p>
          </table:table-cell>
          <table:table-cell table:formula="of:=[.AE16]/[.$F16]" office:value-type="float" office:value="1.0063945027403">
            <text:p>1,0063945027</text:p>
          </table:table-cell>
          <table:table-cell table:formula="of:=[.AF16]/[.$F16]" office:value-type="float" office:value="0.0323883151229591">
            <text:p>0,0323883151</text:p>
          </table:table-cell>
          <table:table-cell table:formula="of:=[.AG16]/[.$F16]" office:value-type="float" office:value="1.01893659601862">
            <text:p>1,018936596</text:p>
          </table:table-cell>
          <table:table-cell table:formula="of:=[.AH16]/[.$F16]" office:value-type="float" office:value="0.0325728074646066">
            <text:p>0,0325728075</text:p>
          </table:table-cell>
          <table:table-cell table:formula="of:=[.AI16]/[.$F16]" office:value-type="float" office:value="1">
            <text:p>1</text:p>
          </table:table-cell>
          <table:table-cell table:formula="of:=[.AJ16]/[.$F16]" office:value-type="float" office:value="0.0318034176308979">
            <text:p>0,0318034176</text:p>
          </table:table-cell>
          <table:table-cell table:formula="of:=[.AK16]/[.$F16]" office:value-type="float" office:value="1.02577786888643">
            <text:p>1,0257778689</text:p>
          </table:table-cell>
          <table:table-cell table:formula="of:=[.AL16]/[.$F16]" office:value-type="float" office:value="0.0274787165598153">
            <text:p>0,0274787166</text:p>
          </table:table-cell>
        </table:table-row>
        <table:table-row table:style-name="ro2">
          <table:table-cell table:number-columns-repeated="18"/>
          <table:table-cell table:formula="of:=[.S17]/[.$F17]" office:value-type="float" office:value="1.03622072534391">
            <text:p>1,0362207253</text:p>
          </table:table-cell>
          <table:table-cell table:formula="of:=[.T17]/[.$F17]" office:value-type="float" office:value="0.00885335542348798">
            <text:p>0,0088533554</text:p>
          </table:table-cell>
          <table:table-cell table:formula="of:=[.U17]/[.$F17]" office:value-type="float" office:value="1.09224818089304">
            <text:p>1,0922481809</text:p>
          </table:table-cell>
          <table:table-cell table:formula="of:=[.V17]/[.$F17]" office:value-type="float" office:value="0.0151521261168077">
            <text:p>0,0151521261</text:p>
          </table:table-cell>
          <table:table-cell table:formula="of:=[.W17]/[.$F17]" office:value-type="float" office:value="1.08055053313367">
            <text:p>1,0805505331</text:p>
          </table:table-cell>
          <table:table-cell table:formula="of:=[.X17]/[.$F17]" office:value-type="float" office:value="0.0190648335733353">
            <text:p>0,0190648336</text:p>
          </table:table-cell>
          <table:table-cell table:formula="of:=[.Y17]/[.$F17]" office:value-type="float" office:value="1.04594330267262">
            <text:p>1,0459433027</text:p>
          </table:table-cell>
          <table:table-cell table:formula="of:=[.Z17]/[.$F17]" office:value-type="float" office:value="0.0234190165393855">
            <text:p>0,0234190165</text:p>
          </table:table-cell>
          <table:table-cell table:formula="of:=[.AA17]/[.$F17]" office:value-type="float" office:value="1.02145247998209">
            <text:p>1,02145248</text:p>
          </table:table-cell>
          <table:table-cell table:formula="of:=[.AB17]/[.$F17]" office:value-type="float" office:value="0.0230951181565916">
            <text:p>0,0230951182</text:p>
          </table:table-cell>
          <table:table-cell table:formula="of:=[.AC17]/[.$F17]" office:value-type="float" office:value="1.0337933669672">
            <text:p>1,033793367</text:p>
          </table:table-cell>
          <table:table-cell table:formula="of:=[.AD17]/[.$F17]" office:value-type="float" office:value="0.0130421630883251">
            <text:p>0,0130421631</text:p>
          </table:table-cell>
          <table:table-cell table:formula="of:=[.AE17]/[.$F17]" office:value-type="float" office:value="1.03933356576914">
            <text:p>1,0393335658</text:p>
          </table:table-cell>
          <table:table-cell table:formula="of:=[.AF17]/[.$F17]" office:value-type="float" office:value="0.0129065554326219">
            <text:p>0,0129065554</text:p>
          </table:table-cell>
          <table:table-cell table:formula="of:=[.AG17]/[.$F17]" office:value-type="float" office:value="1">
            <text:p>1</text:p>
          </table:table-cell>
          <table:table-cell table:formula="of:=[.AH17]/[.$F17]" office:value-type="float" office:value="0.0211036224697237">
            <text:p>0,0211036225</text:p>
          </table:table-cell>
          <table:table-cell table:formula="of:=[.AI17]/[.$F17]" office:value-type="float" office:value="1.01515723624135">
            <text:p>1,0151572362</text:p>
          </table:table-cell>
          <table:table-cell table:formula="of:=[.AJ17]/[.$F17]" office:value-type="float" office:value="0.0226064773826242">
            <text:p>0,0226064774</text:p>
          </table:table-cell>
          <table:table-cell table:formula="of:=[.AK17]/[.$F17]" office:value-type="float" office:value="1.0046188113546">
            <text:p>1,0046188114</text:p>
          </table:table-cell>
          <table:table-cell table:formula="of:=[.AL17]/[.$F17]" office:value-type="float" office:value="0.0293343620949364">
            <text:p>0,0293343621</text:p>
          </table:table-cell>
        </table:table-row>
        <table:table-row table:style-name="ro2">
          <table:table-cell table:number-columns-repeated="18"/>
          <table:table-cell table:formula="of:=[.S18]/[.$F18]" office:value-type="float" office:value="1">
            <text:p>1</text:p>
          </table:table-cell>
          <table:table-cell table:formula="of:=[.T18]/[.$F18]" office:value-type="float" office:value="0.0108550327885663">
            <text:p>0,0108550328</text:p>
          </table:table-cell>
          <table:table-cell table:formula="of:=[.U18]/[.$F18]" office:value-type="float" office:value="1.11123905230126">
            <text:p>1,1112390523</text:p>
          </table:table-cell>
          <table:table-cell table:formula="of:=[.V18]/[.$F18]" office:value-type="float" office:value="0.00758294680580661">
            <text:p>0,0075829468</text:p>
          </table:table-cell>
          <table:table-cell table:formula="of:=[.W18]/[.$F18]" office:value-type="float" office:value="1.10616155403056">
            <text:p>1,106161554</text:p>
          </table:table-cell>
          <table:table-cell table:formula="of:=[.X18]/[.$F18]" office:value-type="float" office:value="0.010696276902802">
            <text:p>0,0106962769</text:p>
          </table:table-cell>
          <table:table-cell table:formula="of:=[.Y18]/[.$F18]" office:value-type="float" office:value="1.09250670194175">
            <text:p>1,0925067019</text:p>
          </table:table-cell>
          <table:table-cell table:formula="of:=[.Z18]/[.$F18]" office:value-type="float" office:value="0.0120856600974661">
            <text:p>0,0120856601</text:p>
          </table:table-cell>
          <table:table-cell table:formula="of:=[.AA18]/[.$F18]" office:value-type="float" office:value="1.07416629231715">
            <text:p>1,0741662923</text:p>
          </table:table-cell>
          <table:table-cell table:formula="of:=[.AB18]/[.$F18]" office:value-type="float" office:value="0.0207323360079669">
            <text:p>0,020732336</text:p>
          </table:table-cell>
          <table:table-cell table:formula="of:=[.AC18]/[.$F18]" office:value-type="float" office:value="1.07217665621077">
            <text:p>1,0721766562</text:p>
          </table:table-cell>
          <table:table-cell table:formula="of:=[.AD18]/[.$F18]" office:value-type="float" office:value="0.0166277394879069">
            <text:p>0,0166277395</text:p>
          </table:table-cell>
          <table:table-cell table:formula="of:=[.AE18]/[.$F18]" office:value-type="float" office:value="1.05189743410809">
            <text:p>1,0518974341</text:p>
          </table:table-cell>
          <table:table-cell table:formula="of:=[.AF18]/[.$F18]" office:value-type="float" office:value="0.0141511043059227">
            <text:p>0,0141511043</text:p>
          </table:table-cell>
          <table:table-cell table:formula="of:=[.AG18]/[.$F18]" office:value-type="float" office:value="1.0392620421267">
            <text:p>1,0392620421</text:p>
          </table:table-cell>
          <table:table-cell table:formula="of:=[.AH18]/[.$F18]" office:value-type="float" office:value="0.0178434730296065">
            <text:p>0,017843473</text:p>
          </table:table-cell>
          <table:table-cell table:formula="of:=[.AI18]/[.$F18]" office:value-type="float" office:value="1.05047341196954">
            <text:p>1,050473412</text:p>
          </table:table-cell>
          <table:table-cell table:formula="of:=[.AJ18]/[.$F18]" office:value-type="float" office:value="0.0158286038620191">
            <text:p>0,0158286039</text:p>
          </table:table-cell>
          <table:table-cell table:formula="of:=[.AK18]/[.$F18]" office:value-type="float" office:value="1.03022906177523">
            <text:p>1,0302290618</text:p>
          </table:table-cell>
          <table:table-cell table:formula="of:=[.AL18]/[.$F18]" office:value-type="float" office:value="0.020445827104589">
            <text:p>0,0204458271</text:p>
          </table:table-cell>
        </table:table-row>
        <table:table-row table:style-name="ro2">
          <table:table-cell table:number-columns-repeated="18"/>
          <table:table-cell table:formula="of:=[.S19]/[.$F19]" office:value-type="float" office:value="1">
            <text:p>1</text:p>
          </table:table-cell>
          <table:table-cell table:formula="of:=[.T19]/[.$F19]" office:value-type="float" office:value="0.0114879680821297">
            <text:p>0,0114879681</text:p>
          </table:table-cell>
          <table:table-cell table:formula="of:=[.U19]/[.$F19]" office:value-type="float" office:value="1.160576600032">
            <text:p>1,1605766</text:p>
          </table:table-cell>
          <table:table-cell table:formula="of:=[.V19]/[.$F19]" office:value-type="float" office:value="0.00483412869097593">
            <text:p>0,0048341287</text:p>
          </table:table-cell>
          <table:table-cell table:formula="of:=[.W19]/[.$F19]" office:value-type="float" office:value="1.16751406259776">
            <text:p>1,1675140626</text:p>
          </table:table-cell>
          <table:table-cell table:formula="of:=[.X19]/[.$F19]" office:value-type="float" office:value="0.00770505409339753">
            <text:p>0,0077050541</text:p>
          </table:table-cell>
          <table:table-cell table:formula="of:=[.Y19]/[.$F19]" office:value-type="float" office:value="1.16972885426403">
            <text:p>1,1697288543</text:p>
          </table:table-cell>
          <table:table-cell table:formula="of:=[.Z19]/[.$F19]" office:value-type="float" office:value="0.00840094459144232">
            <text:p>0,0084009446</text:p>
          </table:table-cell>
          <table:table-cell table:formula="of:=[.AA19]/[.$F19]" office:value-type="float" office:value="1.16127487879511">
            <text:p>1,1612748788</text:p>
          </table:table-cell>
          <table:table-cell table:formula="of:=[.AB19]/[.$F19]" office:value-type="float" office:value="0.0107555091287269">
            <text:p>0,0107555091</text:p>
          </table:table-cell>
          <table:table-cell table:formula="of:=[.AC19]/[.$F19]" office:value-type="float" office:value="1.16189282543017">
            <text:p>1,1618928254</text:p>
          </table:table-cell>
          <table:table-cell table:formula="of:=[.AD19]/[.$F19]" office:value-type="float" office:value="0.0079361507658545">
            <text:p>0,0079361508</text:p>
          </table:table-cell>
          <table:table-cell table:formula="of:=[.AE19]/[.$F19]" office:value-type="float" office:value="1.14892458341292">
            <text:p>1,1489245834</text:p>
          </table:table-cell>
          <table:table-cell table:formula="of:=[.AF19]/[.$F19]" office:value-type="float" office:value="0.00967066471553058">
            <text:p>0,0096706647</text:p>
          </table:table-cell>
          <table:table-cell table:formula="of:=[.AG19]/[.$F19]" office:value-type="float" office:value="1.1236301252312">
            <text:p>1,1236301252</text:p>
          </table:table-cell>
          <table:table-cell table:formula="of:=[.AH19]/[.$F19]" office:value-type="float" office:value="0.013673925196312">
            <text:p>0,0136739252</text:p>
          </table:table-cell>
          <table:table-cell table:formula="of:=[.AI19]/[.$F19]" office:value-type="float" office:value="1.11815060871912">
            <text:p>1,1181506087</text:p>
          </table:table-cell>
          <table:table-cell table:formula="of:=[.AJ19]/[.$F19]" office:value-type="float" office:value="0.0153618635465781">
            <text:p>0,0153618635</text:p>
          </table:table-cell>
          <table:table-cell table:formula="of:=[.AK19]/[.$F19]" office:value-type="float" office:value="1.12138015531695">
            <text:p>1,1213801553</text:p>
          </table:table-cell>
          <table:table-cell table:formula="of:=[.AL19]/[.$F19]" office:value-type="float" office:value="0.0142019011224449">
            <text:p>0,0142019011</text:p>
          </table:table-cell>
        </table:table-row>
        <table:table-row table:style-name="ro2">
          <table:table-cell table:number-columns-repeated="18"/>
          <table:table-cell table:formula="of:=[.S20]/[.$F20]" office:value-type="float" office:value="1">
            <text:p>1</text:p>
          </table:table-cell>
          <table:table-cell table:formula="of:=[.T20]/[.$F20]" office:value-type="float" office:value="0.00723233403738715">
            <text:p>0,007232334</text:p>
          </table:table-cell>
          <table:table-cell table:formula="of:=[.U20]/[.$F20]" office:value-type="float" office:value="1.14064015817635">
            <text:p>1,1406401582</text:p>
          </table:table-cell>
          <table:table-cell table:formula="of:=[.V20]/[.$F20]" office:value-type="float" office:value="0.00516908750986451">
            <text:p>0,0051690875</text:p>
          </table:table-cell>
          <table:table-cell table:formula="of:=[.W20]/[.$F20]" office:value-type="float" office:value="1.17054184593437">
            <text:p>1,1705418459</text:p>
          </table:table-cell>
          <table:table-cell table:formula="of:=[.X20]/[.$F20]" office:value-type="float" office:value="0.00576788665800241">
            <text:p>0,0057678867</text:p>
          </table:table-cell>
          <table:table-cell table:formula="of:=[.Y20]/[.$F20]" office:value-type="float" office:value="1.18087967350716">
            <text:p>1,1808796735</text:p>
          </table:table-cell>
          <table:table-cell table:formula="of:=[.Z20]/[.$F20]" office:value-type="float" office:value="0.00387811022777356">
            <text:p>0,0038781102</text:p>
          </table:table-cell>
          <table:table-cell table:formula="of:=[.AA20]/[.$F20]" office:value-type="float" office:value="1.18292499344039">
            <text:p>1,1829249934</text:p>
          </table:table-cell>
          <table:table-cell table:formula="of:=[.AB20]/[.$F20]" office:value-type="float" office:value="0.00431332362380174">
            <text:p>0,0043133236</text:p>
          </table:table-cell>
          <table:table-cell table:formula="of:=[.AC20]/[.$F20]" office:value-type="float" office:value="1.18019134486763">
            <text:p>1,1801913449</text:p>
          </table:table-cell>
          <table:table-cell table:formula="of:=[.AD20]/[.$F20]" office:value-type="float" office:value="0.00435050910164925">
            <text:p>0,0043505091</text:p>
          </table:table-cell>
          <table:table-cell table:formula="of:=[.AE20]/[.$F20]" office:value-type="float" office:value="1.17365265662041">
            <text:p>1,1736526566</text:p>
          </table:table-cell>
          <table:table-cell table:formula="of:=[.AF20]/[.$F20]" office:value-type="float" office:value="0.00703211716074797">
            <text:p>0,0070321172</text:p>
          </table:table-cell>
          <table:table-cell table:formula="of:=[.AG20]/[.$F20]" office:value-type="float" office:value="1.1609718260234">
            <text:p>1,160971826</text:p>
          </table:table-cell>
          <table:table-cell table:formula="of:=[.AH20]/[.$F20]" office:value-type="float" office:value="0.00943650013774885">
            <text:p>0,0094365001</text:p>
          </table:table-cell>
          <table:table-cell table:formula="of:=[.AI20]/[.$F20]" office:value-type="float" office:value="1.16346323726134">
            <text:p>1,1634632373</text:p>
          </table:table-cell>
          <table:table-cell table:formula="of:=[.AJ20]/[.$F20]" office:value-type="float" office:value="0.00734595372059866">
            <text:p>0,0073459537</text:p>
          </table:table-cell>
          <table:table-cell table:formula="of:=[.AK20]/[.$F20]" office:value-type="float" office:value="1.15396085027753">
            <text:p>1,1539608503</text:p>
          </table:table-cell>
          <table:table-cell table:formula="of:=[.AL20]/[.$F20]" office:value-type="float" office:value="0.00742079730966331">
            <text:p>0,0074207973</text:p>
          </table:table-cell>
        </table:table-row>
        <table:table-row table:style-name="ro2">
          <table:table-cell table:number-columns-repeated="18"/>
          <table:table-cell table:formula="of:=[.S21]/[.$F21]" office:value-type="float" office:value="1">
            <text:p>1</text:p>
          </table:table-cell>
          <table:table-cell table:formula="of:=[.T21]/[.$F21]" office:value-type="float" office:value="0.0137646904076004">
            <text:p>0,0137646904</text:p>
          </table:table-cell>
          <table:table-cell table:formula="of:=[.U21]/[.$F21]" office:value-type="float" office:value="1.16569911162254">
            <text:p>1,1656991116</text:p>
          </table:table-cell>
          <table:table-cell table:formula="of:=[.V21]/[.$F21]" office:value-type="float" office:value="0.00782138749934278">
            <text:p>0,0078213875</text:p>
          </table:table-cell>
          <table:table-cell table:formula="of:=[.W21]/[.$F21]" office:value-type="float" office:value="1.19730553395296">
            <text:p>1,197305534</text:p>
          </table:table-cell>
          <table:table-cell table:formula="of:=[.X21]/[.$F21]" office:value-type="float" office:value="0.00708070314855208">
            <text:p>0,0070807031</text:p>
          </table:table-cell>
          <table:table-cell table:formula="of:=[.Y21]/[.$F21]" office:value-type="float" office:value="1.21668539143011">
            <text:p>1,2166853914</text:p>
          </table:table-cell>
          <table:table-cell table:formula="of:=[.Z21]/[.$F21]" office:value-type="float" office:value="0.00401501628534271">
            <text:p>0,0040150163</text:p>
          </table:table-cell>
          <table:table-cell table:formula="of:=[.AA21]/[.$F21]" office:value-type="float" office:value="1.22386644998797">
            <text:p>1,22386645</text:p>
          </table:table-cell>
          <table:table-cell table:formula="of:=[.AB21]/[.$F21]" office:value-type="float" office:value="0.0060505249818998">
            <text:p>0,006050525</text:p>
          </table:table-cell>
          <table:table-cell table:formula="of:=[.AC21]/[.$F21]" office:value-type="float" office:value="1.21863825664461">
            <text:p>1,2186382566</text:p>
          </table:table-cell>
          <table:table-cell table:formula="of:=[.AD21]/[.$F21]" office:value-type="float" office:value="0.00684079307407205">
            <text:p>0,0068407931</text:p>
          </table:table-cell>
          <table:table-cell table:formula="of:=[.AE21]/[.$F21]" office:value-type="float" office:value="1.23124264226725">
            <text:p>1,2312426423</text:p>
          </table:table-cell>
          <table:table-cell table:formula="of:=[.AF21]/[.$F21]" office:value-type="float" office:value="0.00672393469887373">
            <text:p>0,0067239347</text:p>
          </table:table-cell>
          <table:table-cell table:formula="of:=[.AG21]/[.$F21]" office:value-type="float" office:value="1.223632928913">
            <text:p>1,2236329289</text:p>
          </table:table-cell>
          <table:table-cell table:formula="of:=[.AH21]/[.$F21]" office:value-type="float" office:value="0.00686485077958216">
            <text:p>0,0068648508</text:p>
          </table:table-cell>
          <table:table-cell table:formula="of:=[.AI21]/[.$F21]" office:value-type="float" office:value="1.21234213982464">
            <text:p>1,2123421398</text:p>
          </table:table-cell>
          <table:table-cell table:formula="of:=[.AJ21]/[.$F21]" office:value-type="float" office:value="0.00746752148050614">
            <text:p>0,0074675215</text:p>
          </table:table-cell>
          <table:table-cell table:formula="of:=[.AK21]/[.$F21]" office:value-type="float" office:value="1.21807454502984">
            <text:p>1,218074545</text:p>
          </table:table-cell>
          <table:table-cell table:formula="of:=[.AL21]/[.$F21]" office:value-type="float" office:value="0.00635477406230409">
            <text:p>0,0063547741</text:p>
          </table:table-cell>
        </table:table-row>
        <table:table-row table:style-name="ro2">
          <table:table-cell table:number-columns-repeated="18"/>
          <table:table-cell table:formula="of:=[.S22]/[.$F22]" office:value-type="float" office:value="1">
            <text:p>1</text:p>
          </table:table-cell>
          <table:table-cell table:formula="of:=[.T22]/[.$F22]" office:value-type="float" office:value="0.0132698468796562">
            <text:p>0,0132698469</text:p>
          </table:table-cell>
          <table:table-cell table:formula="of:=[.U22]/[.$F22]" office:value-type="float" office:value="1.18066517662644">
            <text:p>1,1806651766</text:p>
          </table:table-cell>
          <table:table-cell table:formula="of:=[.V22]/[.$F22]" office:value-type="float" office:value="0.00738455963052012">
            <text:p>0,0073845596</text:p>
          </table:table-cell>
          <table:table-cell table:formula="of:=[.W22]/[.$F22]" office:value-type="float" office:value="1.2115493389287">
            <text:p>1,2115493389</text:p>
          </table:table-cell>
          <table:table-cell table:formula="of:=[.X22]/[.$F22]" office:value-type="float" office:value="0.00747773907955837">
            <text:p>0,0074777391</text:p>
          </table:table-cell>
          <table:table-cell table:formula="of:=[.Y22]/[.$F22]" office:value-type="float" office:value="1.23561641895936">
            <text:p>1,235616419</text:p>
          </table:table-cell>
          <table:table-cell table:formula="of:=[.Z22]/[.$F22]" office:value-type="float" office:value="0.00656837292378719">
            <text:p>0,0065683729</text:p>
          </table:table-cell>
          <table:table-cell table:formula="of:=[.AA22]/[.$F22]" office:value-type="float" office:value="1.24602331559784">
            <text:p>1,2460233156</text:p>
          </table:table-cell>
          <table:table-cell table:formula="of:=[.AB22]/[.$F22]" office:value-type="float" office:value="0.00688040085971932">
            <text:p>0,0068804009</text:p>
          </table:table-cell>
          <table:table-cell table:formula="of:=[.AC22]/[.$F22]" office:value-type="float" office:value="1.24913769920164">
            <text:p>1,2491376992</text:p>
          </table:table-cell>
          <table:table-cell table:formula="of:=[.AD22]/[.$F22]" office:value-type="float" office:value="0.00546252157696161">
            <text:p>0,0054625216</text:p>
          </table:table-cell>
          <table:table-cell table:formula="of:=[.AE22]/[.$F22]" office:value-type="float" office:value="1.24188702313741">
            <text:p>1,2418870231</text:p>
          </table:table-cell>
          <table:table-cell table:formula="of:=[.AF22]/[.$F22]" office:value-type="float" office:value="0.0078876532899795">
            <text:p>0,0078876533</text:p>
          </table:table-cell>
          <table:table-cell table:formula="of:=[.AG22]/[.$F22]" office:value-type="float" office:value="1.24554387425163">
            <text:p>1,2455438743</text:p>
          </table:table-cell>
          <table:table-cell table:formula="of:=[.AH22]/[.$F22]" office:value-type="float" office:value="0.00731509348688734">
            <text:p>0,0073150935</text:p>
          </table:table-cell>
          <table:table-cell table:formula="of:=[.AI22]/[.$F22]" office:value-type="float" office:value="1.25052689366363">
            <text:p>1,2505268937</text:p>
          </table:table-cell>
          <table:table-cell table:formula="of:=[.AJ22]/[.$F22]" office:value-type="float" office:value="0.00585518918279154">
            <text:p>0,0058551892</text:p>
          </table:table-cell>
          <table:table-cell table:formula="of:=[.AK22]/[.$F22]" office:value-type="float" office:value="1.24626101414509">
            <text:p>1,2462610141</text:p>
          </table:table-cell>
          <table:table-cell table:formula="of:=[.AL22]/[.$F22]" office:value-type="float" office:value="0.0045215596889748">
            <text:p>0,0045215597</text:p>
          </table:table-cell>
        </table:table-row>
        <table:table-row table:style-name="ro2">
          <table:table-cell table:number-columns-repeated="18"/>
          <table:table-cell table:formula="of:=[.S23]/[.$F23]" office:value-type="float" office:value="1">
            <text:p>1</text:p>
          </table:table-cell>
          <table:table-cell table:formula="of:=[.T23]/[.$F23]" office:value-type="float" office:value="0.0132551982076361">
            <text:p>0,0132551982</text:p>
          </table:table-cell>
          <table:table-cell table:formula="of:=[.U23]/[.$F23]" office:value-type="float" office:value="1.16742523767675">
            <text:p>1,1674252377</text:p>
          </table:table-cell>
          <table:table-cell table:formula="of:=[.V23]/[.$F23]" office:value-type="float" office:value="0.0114281475989383">
            <text:p>0,0114281476</text:p>
          </table:table-cell>
          <table:table-cell table:formula="of:=[.W23]/[.$F23]" office:value-type="float" office:value="1.20337053667843">
            <text:p>1,2033705367</text:p>
          </table:table-cell>
          <table:table-cell table:formula="of:=[.X23]/[.$F23]" office:value-type="float" office:value="0.00812973943617207">
            <text:p>0,0081297394</text:p>
          </table:table-cell>
          <table:table-cell table:formula="of:=[.Y23]/[.$F23]" office:value-type="float" office:value="1.21723195900602">
            <text:p>1,217231959</text:p>
          </table:table-cell>
          <table:table-cell table:formula="of:=[.Z23]/[.$F23]" office:value-type="float" office:value="0.00930774350261963">
            <text:p>0,0093077435</text:p>
          </table:table-cell>
          <table:table-cell table:formula="of:=[.AA23]/[.$F23]" office:value-type="float" office:value="1.23666813310972">
            <text:p>1,2366681331</text:p>
          </table:table-cell>
          <table:table-cell table:formula="of:=[.AB23]/[.$F23]" office:value-type="float" office:value="0.00637898500695247">
            <text:p>0,006378985</text:p>
          </table:table-cell>
          <table:table-cell table:formula="of:=[.AC23]/[.$F23]" office:value-type="float" office:value="1.24981097712314">
            <text:p>1,2498109771</text:p>
          </table:table-cell>
          <table:table-cell table:formula="of:=[.AD23]/[.$F23]" office:value-type="float" office:value="0.00437931179848054">
            <text:p>0,0043793118</text:p>
          </table:table-cell>
          <table:table-cell table:formula="of:=[.AE23]/[.$F23]" office:value-type="float" office:value="1.25127067094327">
            <text:p>1,2512706709</text:p>
          </table:table-cell>
          <table:table-cell table:formula="of:=[.AF23]/[.$F23]" office:value-type="float" office:value="0.0049084139136534">
            <text:p>0,0049084139</text:p>
          </table:table-cell>
          <table:table-cell table:formula="of:=[.AG23]/[.$F23]" office:value-type="float" office:value="1.25256054328994">
            <text:p>1,2525605433</text:p>
          </table:table-cell>
          <table:table-cell table:formula="of:=[.AH23]/[.$F23]" office:value-type="float" office:value="0.00530463351268703">
            <text:p>0,0053046335</text:p>
          </table:table-cell>
          <table:table-cell table:formula="of:=[.AI23]/[.$F23]" office:value-type="float" office:value="1.22760799665987">
            <text:p>1,2276079967</text:p>
          </table:table-cell>
          <table:table-cell table:formula="of:=[.AJ23]/[.$F23]" office:value-type="float" office:value="0.0118756616861725">
            <text:p>0,0118756617</text:p>
          </table:table-cell>
          <table:table-cell table:formula="of:=[.AK23]/[.$F23]" office:value-type="float" office:value="1.24943587756477">
            <text:p>1,2494358776</text:p>
          </table:table-cell>
          <table:table-cell table:formula="of:=[.AL23]/[.$F23]" office:value-type="float" office:value="0.00771741674641386">
            <text:p>0,0077174167</text:p>
          </table:table-cell>
        </table:table-row>
        <table:table-row table:style-name="ro2">
          <table:table-cell table:number-columns-repeated="18"/>
          <table:table-cell table:formula="of:=[.S24]/[.$F24]" office:value-type="float" office:value="1">
            <text:p>1</text:p>
          </table:table-cell>
          <table:table-cell table:formula="of:=[.T24]/[.$F24]" office:value-type="float" office:value="0.00589598020117351">
            <text:p>0,0058959802</text:p>
          </table:table-cell>
          <table:table-cell table:formula="of:=[.U24]/[.$F24]" office:value-type="float" office:value="1.14031015753989">
            <text:p>1,1403101575</text:p>
          </table:table-cell>
          <table:table-cell table:formula="of:=[.V24]/[.$F24]" office:value-type="float" office:value="0.00975922243391296">
            <text:p>0,0097592224</text:p>
          </table:table-cell>
          <table:table-cell table:formula="of:=[.W24]/[.$F24]" office:value-type="float" office:value="1.18254830082679">
            <text:p>1,1825483008</text:p>
          </table:table-cell>
          <table:table-cell table:formula="of:=[.X24]/[.$F24]" office:value-type="float" office:value="0.00754260234553188">
            <text:p>0,0075426023</text:p>
          </table:table-cell>
          <table:table-cell table:formula="of:=[.Y24]/[.$F24]" office:value-type="float" office:value="1.19015445679535">
            <text:p>1,1901544568</text:p>
          </table:table-cell>
          <table:table-cell table:formula="of:=[.Z24]/[.$F24]" office:value-type="float" office:value="0.0115212465179231">
            <text:p>0,0115212465</text:p>
          </table:table-cell>
          <table:table-cell table:formula="of:=[.AA24]/[.$F24]" office:value-type="float" office:value="1.22076505900932">
            <text:p>1,220765059</text:p>
          </table:table-cell>
          <table:table-cell table:formula="of:=[.AB24]/[.$F24]" office:value-type="float" office:value="0.00427064174762908">
            <text:p>0,0042706417</text:p>
          </table:table-cell>
          <table:table-cell table:formula="of:=[.AC24]/[.$F24]" office:value-type="float" office:value="1.23188605521414">
            <text:p>1,2318860552</text:p>
          </table:table-cell>
          <table:table-cell table:formula="of:=[.AD24]/[.$F24]" office:value-type="float" office:value="0.00370805031346002">
            <text:p>0,0037080503</text:p>
          </table:table-cell>
          <table:table-cell table:formula="of:=[.AE24]/[.$F24]" office:value-type="float" office:value="1.22172641718508">
            <text:p>1,2217264172</text:p>
          </table:table-cell>
          <table:table-cell table:formula="of:=[.AF24]/[.$F24]" office:value-type="float" office:value="0.00766902169747763">
            <text:p>0,0076690217</text:p>
          </table:table-cell>
          <table:table-cell table:formula="of:=[.AG24]/[.$F24]" office:value-type="float" office:value="1.22624002322148">
            <text:p>1,2262400232</text:p>
          </table:table-cell>
          <table:table-cell table:formula="of:=[.AH24]/[.$F24]" office:value-type="float" office:value="0.00560650719051979">
            <text:p>0,0056065072</text:p>
          </table:table-cell>
          <table:table-cell table:formula="of:=[.AI24]/[.$F24]" office:value-type="float" office:value="1.23054663510619">
            <text:p>1,2305466351</text:p>
          </table:table-cell>
          <table:table-cell table:formula="of:=[.AJ24]/[.$F24]" office:value-type="float" office:value="0.00671915686636335">
            <text:p>0,0067191569</text:p>
          </table:table-cell>
          <table:table-cell table:formula="of:=[.AK24]/[.$F24]" office:value-type="float" office:value="1.22890288550839">
            <text:p>1,2289028855</text:p>
          </table:table-cell>
          <table:table-cell table:formula="of:=[.AL24]/[.$F24]" office:value-type="float" office:value="0.00891819697373082">
            <text:p>0,008918197</text:p>
          </table:table-cell>
        </table:table-row>
        <table:table-row table:style-name="ro2">
          <table:table-cell table:number-columns-repeated="18"/>
          <table:table-cell table:formula="of:=[.S25]/[.$F25]" office:value-type="float" office:value="1">
            <text:p>1</text:p>
          </table:table-cell>
          <table:table-cell table:formula="of:=[.T25]/[.$F25]" office:value-type="float" office:value="0.0185647639495158">
            <text:p>0,0185647639</text:p>
          </table:table-cell>
          <table:table-cell table:formula="of:=[.U25]/[.$F25]" office:value-type="float" office:value="1.16899730656482">
            <text:p>1,1689973066</text:p>
          </table:table-cell>
          <table:table-cell table:formula="of:=[.V25]/[.$F25]" office:value-type="float" office:value="0.00954147298308271">
            <text:p>0,009541473</text:p>
          </table:table-cell>
          <table:table-cell table:formula="of:=[.W25]/[.$F25]" office:value-type="float" office:value="1.2041817991084">
            <text:p>1,2041817991</text:p>
          </table:table-cell>
          <table:table-cell table:formula="of:=[.X25]/[.$F25]" office:value-type="float" office:value="0.00954393235269995">
            <text:p>0,0095439324</text:p>
          </table:table-cell>
          <table:table-cell table:formula="of:=[.Y25]/[.$F25]" office:value-type="float" office:value="1.22797771916961">
            <text:p>1,2279777192</text:p>
          </table:table-cell>
          <table:table-cell table:formula="of:=[.Z25]/[.$F25]" office:value-type="float" office:value="0.00682917268505531">
            <text:p>0,0068291727</text:p>
          </table:table-cell>
          <table:table-cell table:formula="of:=[.AA25]/[.$F25]" office:value-type="float" office:value="1.2425279781742">
            <text:p>1,2425279782</text:p>
          </table:table-cell>
          <table:table-cell table:formula="of:=[.AB25]/[.$F25]" office:value-type="float" office:value="0.00517287220851646">
            <text:p>0,0051728722</text:p>
          </table:table-cell>
          <table:table-cell table:formula="of:=[.AC25]/[.$F25]" office:value-type="float" office:value="1.23462215899954">
            <text:p>1,234622159</text:p>
          </table:table-cell>
          <table:table-cell table:formula="of:=[.AD25]/[.$F25]" office:value-type="float" office:value="0.0113437525649079">
            <text:p>0,0113437526</text:p>
          </table:table-cell>
          <table:table-cell table:formula="of:=[.AE25]/[.$F25]" office:value-type="float" office:value="1.26221730809007">
            <text:p>1,2622173081</text:p>
          </table:table-cell>
          <table:table-cell table:formula="of:=[.AF25]/[.$F25]" office:value-type="float" office:value="0.00494598580389801">
            <text:p>0,0049459858</text:p>
          </table:table-cell>
          <table:table-cell table:formula="of:=[.AG25]/[.$F25]" office:value-type="float" office:value="1.23097210396419">
            <text:p>1,230972104</text:p>
          </table:table-cell>
          <table:table-cell table:formula="of:=[.AH25]/[.$F25]" office:value-type="float" office:value="0.0146299870705549">
            <text:p>0,0146299871</text:p>
          </table:table-cell>
          <table:table-cell table:formula="of:=[.AI25]/[.$F25]" office:value-type="float" office:value="1.2583983081268">
            <text:p>1,2583983081</text:p>
          </table:table-cell>
          <table:table-cell table:formula="of:=[.AJ25]/[.$F25]" office:value-type="float" office:value="0.00788030188417237">
            <text:p>0,0078803019</text:p>
          </table:table-cell>
          <table:table-cell table:formula="of:=[.AK25]/[.$F25]" office:value-type="float" office:value="1.25298960821626">
            <text:p>1,2529896082</text:p>
          </table:table-cell>
          <table:table-cell table:formula="of:=[.AL25]/[.$F25]" office:value-type="float" office:value="0.00775347950160898">
            <text:p>0,0077534795</text:p>
          </table:table-cell>
        </table:table-row>
        <table:table-row table:style-name="ro2">
          <table:table-cell table:number-columns-repeated="38"/>
        </table:table-row>
        <table:table-row table:style-name="ro2">
          <table:table-cell table:number-columns-repeated="17"/>
          <table:table-cell office:value-type="string">
            <text:p>ws</text:p>
          </table:table-cell>
          <table:table-cell office:value-type="float" office:value="1">
            <text:p>1</text:p>
          </table:table-cell>
          <table:table-cell office:value-type="string">
            <text:p>±</text:p>
          </table:table-cell>
          <table:table-cell office:value-type="float" office:value="2">
            <text:p>2</text:p>
          </table:table-cell>
          <table:table-cell office:value-type="string">
            <text:p>±</text:p>
          </table:table-cell>
          <table:table-cell office:value-type="float" office:value="3">
            <text:p>3</text:p>
          </table:table-cell>
          <table:table-cell office:value-type="string">
            <text:p>±</text:p>
          </table:table-cell>
          <table:table-cell office:value-type="float" office:value="4">
            <text:p>4</text:p>
          </table:table-cell>
          <table:table-cell office:value-type="string">
            <text:p>±</text:p>
          </table:table-cell>
          <table:table-cell office:value-type="float" office:value="5">
            <text:p>5</text:p>
          </table:table-cell>
          <table:table-cell office:value-type="string">
            <text:p>±</text:p>
          </table:table-cell>
          <table:table-cell office:value-type="float" office:value="6">
            <text:p>6</text:p>
          </table:table-cell>
          <table:table-cell office:value-type="string">
            <text:p>±</text:p>
          </table:table-cell>
          <table:table-cell office:value-type="float" office:value="7">
            <text:p>7</text:p>
          </table:table-cell>
          <table:table-cell office:value-type="string">
            <text:p>±</text:p>
          </table:table-cell>
          <table:table-cell office:value-type="float" office:value="8">
            <text:p>8</text:p>
          </table:table-cell>
          <table:table-cell office:value-type="string">
            <text:p>±</text:p>
          </table:table-cell>
          <table:table-cell office:value-type="float" office:value="9">
            <text:p>9</text:p>
          </table:table-cell>
          <table:table-cell office:value-type="string">
            <text:p>±</text:p>
          </table:table-cell>
          <table:table-cell office:value-type="float" office:value="10">
            <text:p>10</text:p>
          </table:table-cell>
          <table:table-cell office:value-type="string">
            <text:p>±</text:p>
          </table:table-cell>
        </table:table-row>
        <table:table-row table:style-name="ro2">
          <table:table-cell table:number-columns-repeated="17"/>
          <table:table-cell office:value-type="float" office:value="150">
            <text:p>150</text:p>
          </table:table-cell>
          <table:table-cell table:formula="of:=[.S28]-1" office:value-type="float" office:value="0.0563025281631231">
            <text:p>0,0563025282</text:p>
          </table:table-cell>
          <table:table-cell table:formula="of:=[.T28]" office:value-type="float" office:value="0.0521453367006467">
            <text:p>0,0521453367</text:p>
          </table:table-cell>
          <table:table-cell table:formula="of:=[.U28]-1" office:value-type="float" office:value="0.000911410507442145">
            <text:p>0,0009114105</text:p>
          </table:table-cell>
          <table:table-cell table:formula="of:=[.V28]" office:value-type="float" office:value="0.059072055850053">
            <text:p>0,0590720559</text:p>
          </table:table-cell>
          <table:table-cell table:formula="of:=[.W28]-1" office:value-type="float" office:value="0.0392588495524184">
            <text:p>0,0392588496</text:p>
          </table:table-cell>
          <table:table-cell table:formula="of:=[.X28]" office:value-type="float" office:value="0.0654242915171047">
            <text:p>0,0654242915</text:p>
          </table:table-cell>
          <table:table-cell table:formula="of:=[.Y28]-1" office:value-type="float" office:value="0.0369722549715255">
            <text:p>0,036972255</text:p>
          </table:table-cell>
          <table:table-cell table:formula="of:=[.Z28]" office:value-type="float" office:value="0.067553542068697">
            <text:p>0,0675535421</text:p>
          </table:table-cell>
          <table:table-cell table:formula="of:=[.AA28]-1" office:value-type="float" office:value="0.000807827760303415">
            <text:p>0,0008078278</text:p>
          </table:table-cell>
          <table:table-cell table:formula="of:=[.AB28]" office:value-type="float" office:value="0.0470212385810426">
            <text:p>0,0470212386</text:p>
          </table:table-cell>
          <table:table-cell table:formula="of:=[.AC28]-1" office:value-type="float" office:value="0.0913357672597541">
            <text:p>0,0913357673</text:p>
          </table:table-cell>
          <table:table-cell table:formula="of:=[.AD28]" office:value-type="float" office:value="0.0505653200175874">
            <text:p>0,05056532</text:p>
          </table:table-cell>
          <table:table-cell table:formula="of:=[.AE28]-1" office:value-type="float" office:value="0.0282921384286747">
            <text:p>0,0282921384</text:p>
          </table:table-cell>
          <table:table-cell table:formula="of:=[.AF28]" office:value-type="float" office:value="0.0407687576825725">
            <text:p>0,0407687577</text:p>
          </table:table-cell>
          <table:table-cell table:formula="of:=[.AG28]-1" office:value-type="float" office:value="0.0340747158833337">
            <text:p>0,0340747159</text:p>
          </table:table-cell>
          <table:table-cell table:formula="of:=[.AH28]" office:value-type="float" office:value="0.0539373371578515">
            <text:p>0,0539373372</text:p>
          </table:table-cell>
          <table:table-cell table:formula="of:=[.AI28]-1" office:value-type="float" office:value="0.0618781336805938">
            <text:p>0,0618781337</text:p>
          </table:table-cell>
          <table:table-cell table:formula="of:=[.AJ28]" office:value-type="float" office:value="0.040943152289788">
            <text:p>0,0409431523</text:p>
          </table:table-cell>
          <table:table-cell table:formula="of:=[.AK28]-1" office:value-type="float" office:value="0">
            <text:p>0</text:p>
          </table:table-cell>
          <table:table-cell table:formula="of:=[.AL28]" office:value-type="float" office:value="0.094399443390034">
            <text:p>0,0943994434</text:p>
          </table:table-cell>
        </table:table-row>
        <table:table-row table:style-name="ro2">
          <table:table-cell table:number-columns-repeated="17"/>
          <table:table-cell office:value-type="float" office:value="300">
            <text:p>300</text:p>
          </table:table-cell>
          <table:table-cell table:formula="of:=[.S29]-1" office:value-type="float" office:value="0.0713643689757946">
            <text:p>0,071364369</text:p>
          </table:table-cell>
          <table:table-cell table:formula="of:=[.T29]" office:value-type="float" office:value="0.0278976640595191">
            <text:p>0,0278976641</text:p>
          </table:table-cell>
          <table:table-cell table:formula="of:=[.U29]-1" office:value-type="float" office:value="0.0224703643230928">
            <text:p>0,0224703643</text:p>
          </table:table-cell>
          <table:table-cell table:formula="of:=[.V29]" office:value-type="float" office:value="0.0480977056537504">
            <text:p>0,0480977057</text:p>
          </table:table-cell>
          <table:table-cell table:formula="of:=[.W29]-1" office:value-type="float" office:value="0.0491663978036818">
            <text:p>0,0491663978</text:p>
          </table:table-cell>
          <table:table-cell table:formula="of:=[.X29]" office:value-type="float" office:value="0.0363774699593559">
            <text:p>0,03637747</text:p>
          </table:table-cell>
          <table:table-cell table:formula="of:=[.Y29]-1" office:value-type="float" office:value="0.0515104565045577">
            <text:p>0,0515104565</text:p>
          </table:table-cell>
          <table:table-cell table:formula="of:=[.Z29]" office:value-type="float" office:value="0.0418796472832464">
            <text:p>0,0418796473</text:p>
          </table:table-cell>
          <table:table-cell table:formula="of:=[.AA29]-1" office:value-type="float" office:value="0.0538896320099038">
            <text:p>0,053889632</text:p>
          </table:table-cell>
          <table:table-cell table:formula="of:=[.AB29]" office:value-type="float" office:value="0.0320150641195272">
            <text:p>0,0320150641</text:p>
          </table:table-cell>
          <table:table-cell table:formula="of:=[.AC29]-1" office:value-type="float" office:value="0.0335658210502852">
            <text:p>0,0335658211</text:p>
          </table:table-cell>
          <table:table-cell table:formula="of:=[.AD29]" office:value-type="float" office:value="0.0401496417436776">
            <text:p>0,0401496417</text:p>
          </table:table-cell>
          <table:table-cell table:formula="of:=[.AE29]-1" office:value-type="float" office:value="0.0317599287117656">
            <text:p>0,0317599287</text:p>
          </table:table-cell>
          <table:table-cell table:formula="of:=[.AF29]" office:value-type="float" office:value="0.0375824876590914">
            <text:p>0,0375824877</text:p>
          </table:table-cell>
          <table:table-cell table:formula="of:=[.AG29]-1" office:value-type="float" office:value="0.0608325532639014">
            <text:p>0,0608325533</text:p>
          </table:table-cell>
          <table:table-cell table:formula="of:=[.AH29]" office:value-type="float" office:value="0.0283545133141268">
            <text:p>0,0283545133</text:p>
          </table:table-cell>
          <table:table-cell table:formula="of:=[.AI29]-1" office:value-type="float" office:value="0">
            <text:p>0</text:p>
          </table:table-cell>
          <table:table-cell table:formula="of:=[.AJ29]" office:value-type="float" office:value="0.0506271421093746">
            <text:p>0,0506271421</text:p>
          </table:table-cell>
          <table:table-cell table:formula="of:=[.AK29]-1" office:value-type="float" office:value="0.0496382269461682">
            <text:p>0,0496382269</text:p>
          </table:table-cell>
          <table:table-cell table:formula="of:=[.AL29]" office:value-type="float" office:value="0.0330506207279334">
            <text:p>0,0330506207</text:p>
          </table:table-cell>
        </table:table-row>
        <table:table-row table:style-name="ro2">
          <table:table-cell table:number-columns-repeated="17"/>
          <table:table-cell office:value-type="float" office:value="450">
            <text:p>450</text:p>
          </table:table-cell>
          <table:table-cell table:formula="of:=[.S30]-1" office:value-type="float" office:value="0.11040361627591">
            <text:p>0,1104036163</text:p>
          </table:table-cell>
          <table:table-cell table:formula="of:=[.T30]" office:value-type="float" office:value="0.0280384832145201">
            <text:p>0,0280384832</text:p>
          </table:table-cell>
          <table:table-cell table:formula="of:=[.U30]-1" office:value-type="float" office:value="0.0831142467004509">
            <text:p>0,0831142467</text:p>
          </table:table-cell>
          <table:table-cell table:formula="of:=[.V30]" office:value-type="float" office:value="0.0268609275830742">
            <text:p>0,0268609276</text:p>
          </table:table-cell>
          <table:table-cell table:formula="of:=[.W30]-1" office:value-type="float" office:value="0">
            <text:p>0</text:p>
          </table:table-cell>
          <table:table-cell table:formula="of:=[.X30]" office:value-type="float" office:value="0.0483789450378436">
            <text:p>0,048378945</text:p>
          </table:table-cell>
          <table:table-cell table:formula="of:=[.Y30]-1" office:value-type="float" office:value="0.0747305144822021">
            <text:p>0,0747305145</text:p>
          </table:table-cell>
          <table:table-cell table:formula="of:=[.Z30]" office:value-type="float" office:value="0.013102292564175">
            <text:p>0,0131022926</text:p>
          </table:table-cell>
          <table:table-cell table:formula="of:=[.AA30]-1" office:value-type="float" office:value="0.0334403471489662">
            <text:p>0,0334403471</text:p>
          </table:table-cell>
          <table:table-cell table:formula="of:=[.AB30]" office:value-type="float" office:value="0.0334509882933895">
            <text:p>0,0334509883</text:p>
          </table:table-cell>
          <table:table-cell table:formula="of:=[.AC30]-1" office:value-type="float" office:value="0.0360858677184686">
            <text:p>0,0360858677</text:p>
          </table:table-cell>
          <table:table-cell table:formula="of:=[.AD30]" office:value-type="float" office:value="0.0476483336544615">
            <text:p>0,0476483337</text:p>
          </table:table-cell>
          <table:table-cell table:formula="of:=[.AE30]-1" office:value-type="float" office:value="0.0808675218961803">
            <text:p>0,0808675219</text:p>
          </table:table-cell>
          <table:table-cell table:formula="of:=[.AF30]" office:value-type="float" office:value="0.0220709978260466">
            <text:p>0,0220709978</text:p>
          </table:table-cell>
          <table:table-cell table:formula="of:=[.AG30]-1" office:value-type="float" office:value="0.0788893908892858">
            <text:p>0,0788893909</text:p>
          </table:table-cell>
          <table:table-cell table:formula="of:=[.AH30]" office:value-type="float" office:value="0.0317618411224713">
            <text:p>0,0317618411</text:p>
          </table:table-cell>
          <table:table-cell table:formula="of:=[.AI30]-1" office:value-type="float" office:value="0.0630107238013338">
            <text:p>0,0630107238</text:p>
          </table:table-cell>
          <table:table-cell table:formula="of:=[.AJ30]" office:value-type="float" office:value="0.0351483999190122">
            <text:p>0,0351483999</text:p>
          </table:table-cell>
          <table:table-cell table:formula="of:=[.AK30]-1" office:value-type="float" office:value="0.0560254154075752">
            <text:p>0,0560254154</text:p>
          </table:table-cell>
          <table:table-cell table:formula="of:=[.AL30]" office:value-type="float" office:value="0.0323945808900332">
            <text:p>0,0323945809</text:p>
          </table:table-cell>
        </table:table-row>
        <table:table-row table:style-name="ro2">
          <table:table-cell table:number-columns-repeated="17"/>
          <table:table-cell office:value-type="float" office:value="600">
            <text:p>600</text:p>
          </table:table-cell>
          <table:table-cell table:formula="of:=[.S31]-1" office:value-type="float" office:value="0.148334501811523">
            <text:p>0,1483345018</text:p>
          </table:table-cell>
          <table:table-cell table:formula="of:=[.T31]" office:value-type="float" office:value="0.0227169583102349">
            <text:p>0,0227169583</text:p>
          </table:table-cell>
          <table:table-cell table:formula="of:=[.U31]-1" office:value-type="float" office:value="0.139037984873994">
            <text:p>0,1390379849</text:p>
          </table:table-cell>
          <table:table-cell table:formula="of:=[.V31]" office:value-type="float" office:value="0.0214930535215313">
            <text:p>0,0214930535</text:p>
          </table:table-cell>
          <table:table-cell table:formula="of:=[.W31]-1" office:value-type="float" office:value="0.0605002652764888">
            <text:p>0,0605002653</text:p>
          </table:table-cell>
          <table:table-cell table:formula="of:=[.X31]" office:value-type="float" office:value="0.0433401124726478">
            <text:p>0,0433401125</text:p>
          </table:table-cell>
          <table:table-cell table:formula="of:=[.Y31]-1" office:value-type="float" office:value="0.0565974871188262">
            <text:p>0,0565974871</text:p>
          </table:table-cell>
          <table:table-cell table:formula="of:=[.Z31]" office:value-type="float" office:value="0.0499158746841924">
            <text:p>0,0499158747</text:p>
          </table:table-cell>
          <table:table-cell table:formula="of:=[.AA31]-1" office:value-type="float" office:value="0">
            <text:p>0</text:p>
          </table:table-cell>
          <table:table-cell table:formula="of:=[.AB31]" office:value-type="float" office:value="0.0509611428164429">
            <text:p>0,0509611428</text:p>
          </table:table-cell>
          <table:table-cell table:formula="of:=[.AC31]-1" office:value-type="float" office:value="0.0882847100874151">
            <text:p>0,0882847101</text:p>
          </table:table-cell>
          <table:table-cell table:formula="of:=[.AD31]" office:value-type="float" office:value="0.0313077314950776">
            <text:p>0,0313077315</text:p>
          </table:table-cell>
          <table:table-cell table:formula="of:=[.AE31]-1" office:value-type="float" office:value="0.0690931733844755">
            <text:p>0,0690931734</text:p>
          </table:table-cell>
          <table:table-cell table:formula="of:=[.AF31]" office:value-type="float" office:value="0.0391335184858818">
            <text:p>0,0391335185</text:p>
          </table:table-cell>
          <table:table-cell table:formula="of:=[.AG31]-1" office:value-type="float" office:value="0.0577954766389277">
            <text:p>0,0577954766</text:p>
          </table:table-cell>
          <table:table-cell table:formula="of:=[.AH31]" office:value-type="float" office:value="0.0357343248149604">
            <text:p>0,0357343248</text:p>
          </table:table-cell>
          <table:table-cell table:formula="of:=[.AI31]-1" office:value-type="float" office:value="0.0533670649083076">
            <text:p>0,0533670649</text:p>
          </table:table-cell>
          <table:table-cell table:formula="of:=[.AJ31]" office:value-type="float" office:value="0.0337858138387405">
            <text:p>0,0337858138</text:p>
          </table:table-cell>
          <table:table-cell table:formula="of:=[.AK31]-1" office:value-type="float" office:value="0.0664533205826421">
            <text:p>0,0664533206</text:p>
          </table:table-cell>
          <table:table-cell table:formula="of:=[.AL31]" office:value-type="float" office:value="0.0452825861829782">
            <text:p>0,0452825862</text:p>
          </table:table-cell>
        </table:table-row>
        <table:table-row table:style-name="ro2">
          <table:table-cell table:number-columns-repeated="17"/>
          <table:table-cell office:value-type="float" office:value="750">
            <text:p>750</text:p>
          </table:table-cell>
          <table:table-cell table:formula="of:=[.S32]-1" office:value-type="float" office:value="0.0512633968574467">
            <text:p>0,0512633969</text:p>
          </table:table-cell>
          <table:table-cell table:formula="of:=[.T32]" office:value-type="float" office:value="0.0202815151972811">
            <text:p>0,0202815152</text:p>
          </table:table-cell>
          <table:table-cell table:formula="of:=[.U32]-1" office:value-type="float" office:value="0.0477581757606766">
            <text:p>0,0477581758</text:p>
          </table:table-cell>
          <table:table-cell table:formula="of:=[.V32]" office:value-type="float" office:value="0.0236138475229426">
            <text:p>0,0236138475</text:p>
          </table:table-cell>
          <table:table-cell table:formula="of:=[.W32]-1" office:value-type="float" office:value="0.0457236180536782">
            <text:p>0,0457236181</text:p>
          </table:table-cell>
          <table:table-cell table:formula="of:=[.X32]" office:value-type="float" office:value="0.0269924669887654">
            <text:p>0,026992467</text:p>
          </table:table-cell>
          <table:table-cell table:formula="of:=[.Y32]-1" office:value-type="float" office:value="0.0227688994456974">
            <text:p>0,0227688994</text:p>
          </table:table-cell>
          <table:table-cell table:formula="of:=[.Z32]" office:value-type="float" office:value="0.0213682135677262">
            <text:p>0,0213682136</text:p>
          </table:table-cell>
          <table:table-cell table:formula="of:=[.AA32]-1" office:value-type="float" office:value="0.0138586746569818">
            <text:p>0,0138586747</text:p>
          </table:table-cell>
          <table:table-cell table:formula="of:=[.AB32]" office:value-type="float" office:value="0.0269119509285541">
            <text:p>0,0269119509</text:p>
          </table:table-cell>
          <table:table-cell table:formula="of:=[.AC32]-1" office:value-type="float" office:value="0.0257984684824988">
            <text:p>0,0257984685</text:p>
          </table:table-cell>
          <table:table-cell table:formula="of:=[.AD32]" office:value-type="float" office:value="0.0200023272621714">
            <text:p>0,0200023273</text:p>
          </table:table-cell>
          <table:table-cell table:formula="of:=[.AE32]-1" office:value-type="float" office:value="0.00639450274030251">
            <text:p>0,0063945027</text:p>
          </table:table-cell>
          <table:table-cell table:formula="of:=[.AF32]" office:value-type="float" office:value="0.0323883151229591">
            <text:p>0,0323883151</text:p>
          </table:table-cell>
          <table:table-cell table:formula="of:=[.AG32]-1" office:value-type="float" office:value="0.0189365960186185">
            <text:p>0,018936596</text:p>
          </table:table-cell>
          <table:table-cell table:formula="of:=[.AH32]" office:value-type="float" office:value="0.0325728074646066">
            <text:p>0,0325728075</text:p>
          </table:table-cell>
          <table:table-cell table:formula="of:=[.AI32]-1" office:value-type="float" office:value="0">
            <text:p>0</text:p>
          </table:table-cell>
          <table:table-cell table:formula="of:=[.AJ32]" office:value-type="float" office:value="0.0318034176308979">
            <text:p>0,0318034176</text:p>
          </table:table-cell>
          <table:table-cell table:formula="of:=[.AK32]-1" office:value-type="float" office:value="0.0257778688864321">
            <text:p>0,0257778689</text:p>
          </table:table-cell>
          <table:table-cell table:formula="of:=[.AL32]" office:value-type="float" office:value="0.0274787165598153">
            <text:p>0,0274787166</text:p>
          </table:table-cell>
        </table:table-row>
        <table:table-row table:style-name="ro2">
          <table:table-cell table:number-columns-repeated="17"/>
          <table:table-cell office:value-type="float" office:value="900">
            <text:p>900</text:p>
          </table:table-cell>
          <table:table-cell table:formula="of:=[.S33]-1" office:value-type="float" office:value="0.0362207253439093">
            <text:p>0,0362207253</text:p>
          </table:table-cell>
          <table:table-cell table:formula="of:=[.T33]" office:value-type="float" office:value="0.00885335542348798">
            <text:p>0,0088533554</text:p>
          </table:table-cell>
          <table:table-cell table:formula="of:=[.U33]-1" office:value-type="float" office:value="0.0922481808930435">
            <text:p>0,0922481809</text:p>
          </table:table-cell>
          <table:table-cell table:formula="of:=[.V33]" office:value-type="float" office:value="0.0151521261168077">
            <text:p>0,0151521261</text:p>
          </table:table-cell>
          <table:table-cell table:formula="of:=[.W33]-1" office:value-type="float" office:value="0.0805505331336664">
            <text:p>0,0805505331</text:p>
          </table:table-cell>
          <table:table-cell table:formula="of:=[.X33]" office:value-type="float" office:value="0.0190648335733353">
            <text:p>0,0190648336</text:p>
          </table:table-cell>
          <table:table-cell table:formula="of:=[.Y33]-1" office:value-type="float" office:value="0.0459433026726204">
            <text:p>0,0459433027</text:p>
          </table:table-cell>
          <table:table-cell table:formula="of:=[.Z33]" office:value-type="float" office:value="0.0234190165393855">
            <text:p>0,0234190165</text:p>
          </table:table-cell>
          <table:table-cell table:formula="of:=[.AA33]-1" office:value-type="float" office:value="0.0214524799820857">
            <text:p>0,02145248</text:p>
          </table:table-cell>
          <table:table-cell table:formula="of:=[.AB33]" office:value-type="float" office:value="0.0230951181565916">
            <text:p>0,0230951182</text:p>
          </table:table-cell>
          <table:table-cell table:formula="of:=[.AC33]-1" office:value-type="float" office:value="0.0337933669671986">
            <text:p>0,033793367</text:p>
          </table:table-cell>
          <table:table-cell table:formula="of:=[.AD33]" office:value-type="float" office:value="0.0130421630883251">
            <text:p>0,0130421631</text:p>
          </table:table-cell>
          <table:table-cell table:formula="of:=[.AE33]-1" office:value-type="float" office:value="0.0393335657691369">
            <text:p>0,0393335658</text:p>
          </table:table-cell>
          <table:table-cell table:formula="of:=[.AF33]" office:value-type="float" office:value="0.0129065554326219">
            <text:p>0,0129065554</text:p>
          </table:table-cell>
          <table:table-cell table:formula="of:=[.AG33]-1" office:value-type="float" office:value="0">
            <text:p>0</text:p>
          </table:table-cell>
          <table:table-cell table:formula="of:=[.AH33]" office:value-type="float" office:value="0.0211036224697237">
            <text:p>0,0211036225</text:p>
          </table:table-cell>
          <table:table-cell table:formula="of:=[.AI33]-1" office:value-type="float" office:value="0.0151572362413499">
            <text:p>0,0151572362</text:p>
          </table:table-cell>
          <table:table-cell table:formula="of:=[.AJ33]" office:value-type="float" office:value="0.0226064773826242">
            <text:p>0,0226064774</text:p>
          </table:table-cell>
          <table:table-cell table:formula="of:=[.AK33]-1" office:value-type="float" office:value="0.0046188113546044">
            <text:p>0,0046188114</text:p>
          </table:table-cell>
          <table:table-cell table:formula="of:=[.AL33]" office:value-type="float" office:value="0.0293343620949364">
            <text:p>0,0293343621</text:p>
          </table:table-cell>
        </table:table-row>
        <table:table-row table:style-name="ro2">
          <table:table-cell table:number-columns-repeated="17"/>
          <table:table-cell office:value-type="float" office:value="1050">
            <text:p>1050</text:p>
          </table:table-cell>
          <table:table-cell table:formula="of:=[.S34]-1" office:value-type="float" office:value="0">
            <text:p>0</text:p>
          </table:table-cell>
          <table:table-cell table:formula="of:=[.T34]" office:value-type="float" office:value="0.0108550327885663">
            <text:p>0,0108550328</text:p>
          </table:table-cell>
          <table:table-cell table:formula="of:=[.U34]-1" office:value-type="float" office:value="0.111239052301259">
            <text:p>0,1112390523</text:p>
          </table:table-cell>
          <table:table-cell table:formula="of:=[.V34]" office:value-type="float" office:value="0.00758294680580661">
            <text:p>0,0075829468</text:p>
          </table:table-cell>
          <table:table-cell table:formula="of:=[.W34]-1" office:value-type="float" office:value="0.10616155403056">
            <text:p>0,106161554</text:p>
          </table:table-cell>
          <table:table-cell table:formula="of:=[.X34]" office:value-type="float" office:value="0.010696276902802">
            <text:p>0,0106962769</text:p>
          </table:table-cell>
          <table:table-cell table:formula="of:=[.Y34]-1" office:value-type="float" office:value="0.0925067019417469">
            <text:p>0,0925067019</text:p>
          </table:table-cell>
          <table:table-cell table:formula="of:=[.Z34]" office:value-type="float" office:value="0.0120856600974661">
            <text:p>0,0120856601</text:p>
          </table:table-cell>
          <table:table-cell table:formula="of:=[.AA34]-1" office:value-type="float" office:value="0.0741662923171516">
            <text:p>0,0741662923</text:p>
          </table:table-cell>
          <table:table-cell table:formula="of:=[.AB34]" office:value-type="float" office:value="0.0207323360079669">
            <text:p>0,020732336</text:p>
          </table:table-cell>
          <table:table-cell table:formula="of:=[.AC34]-1" office:value-type="float" office:value="0.072176656210766">
            <text:p>0,0721766562</text:p>
          </table:table-cell>
          <table:table-cell table:formula="of:=[.AD34]" office:value-type="float" office:value="0.0166277394879069">
            <text:p>0,0166277395</text:p>
          </table:table-cell>
          <table:table-cell table:formula="of:=[.AE34]-1" office:value-type="float" office:value="0.0518974341080887">
            <text:p>0,0518974341</text:p>
          </table:table-cell>
          <table:table-cell table:formula="of:=[.AF34]" office:value-type="float" office:value="0.0141511043059227">
            <text:p>0,0141511043</text:p>
          </table:table-cell>
          <table:table-cell table:formula="of:=[.AG34]-1" office:value-type="float" office:value="0.0392620421267031">
            <text:p>0,0392620421</text:p>
          </table:table-cell>
          <table:table-cell table:formula="of:=[.AH34]" office:value-type="float" office:value="0.0178434730296065">
            <text:p>0,017843473</text:p>
          </table:table-cell>
          <table:table-cell table:formula="of:=[.AI34]-1" office:value-type="float" office:value="0.0504734119695423">
            <text:p>0,050473412</text:p>
          </table:table-cell>
          <table:table-cell table:formula="of:=[.AJ34]" office:value-type="float" office:value="0.0158286038620191">
            <text:p>0,0158286039</text:p>
          </table:table-cell>
          <table:table-cell table:formula="of:=[.AK34]-1" office:value-type="float" office:value="0.0302290617752254">
            <text:p>0,0302290618</text:p>
          </table:table-cell>
          <table:table-cell table:formula="of:=[.AL34]" office:value-type="float" office:value="0.020445827104589">
            <text:p>0,0204458271</text:p>
          </table:table-cell>
        </table:table-row>
        <table:table-row table:style-name="ro2">
          <table:table-cell table:number-columns-repeated="17"/>
          <table:table-cell office:value-type="float" office:value="1200">
            <text:p>1200</text:p>
          </table:table-cell>
          <table:table-cell table:formula="of:=[.S35]-1" office:value-type="float" office:value="0">
            <text:p>0</text:p>
          </table:table-cell>
          <table:table-cell table:formula="of:=[.T35]" office:value-type="float" office:value="0.0114879680821297">
            <text:p>0,0114879681</text:p>
          </table:table-cell>
          <table:table-cell table:formula="of:=[.U35]-1" office:value-type="float" office:value="0.160576600031997">
            <text:p>0,1605766</text:p>
          </table:table-cell>
          <table:table-cell table:formula="of:=[.V35]" office:value-type="float" office:value="0.00483412869097593">
            <text:p>0,0048341287</text:p>
          </table:table-cell>
          <table:table-cell table:formula="of:=[.W35]-1" office:value-type="float" office:value="0.167514062597755">
            <text:p>0,1675140626</text:p>
          </table:table-cell>
          <table:table-cell table:formula="of:=[.X35]" office:value-type="float" office:value="0.00770505409339753">
            <text:p>0,0077050541</text:p>
          </table:table-cell>
          <table:table-cell table:formula="of:=[.Y35]-1" office:value-type="float" office:value="0.169728854264028">
            <text:p>0,1697288543</text:p>
          </table:table-cell>
          <table:table-cell table:formula="of:=[.Z35]" office:value-type="float" office:value="0.00840094459144232">
            <text:p>0,0084009446</text:p>
          </table:table-cell>
          <table:table-cell table:formula="of:=[.AA35]-1" office:value-type="float" office:value="0.161274878795111">
            <text:p>0,1612748788</text:p>
          </table:table-cell>
          <table:table-cell table:formula="of:=[.AB35]" office:value-type="float" office:value="0.0107555091287269">
            <text:p>0,0107555091</text:p>
          </table:table-cell>
          <table:table-cell table:formula="of:=[.AC35]-1" office:value-type="float" office:value="0.161892825430169">
            <text:p>0,1618928254</text:p>
          </table:table-cell>
          <table:table-cell table:formula="of:=[.AD35]" office:value-type="float" office:value="0.0079361507658545">
            <text:p>0,0079361508</text:p>
          </table:table-cell>
          <table:table-cell table:formula="of:=[.AE35]-1" office:value-type="float" office:value="0.148924583412916">
            <text:p>0,1489245834</text:p>
          </table:table-cell>
          <table:table-cell table:formula="of:=[.AF35]" office:value-type="float" office:value="0.00967066471553058">
            <text:p>0,0096706647</text:p>
          </table:table-cell>
          <table:table-cell table:formula="of:=[.AG35]-1" office:value-type="float" office:value="0.1236301252312">
            <text:p>0,1236301252</text:p>
          </table:table-cell>
          <table:table-cell table:formula="of:=[.AH35]" office:value-type="float" office:value="0.013673925196312">
            <text:p>0,0136739252</text:p>
          </table:table-cell>
          <table:table-cell table:formula="of:=[.AI35]-1" office:value-type="float" office:value="0.118150608719117">
            <text:p>0,1181506087</text:p>
          </table:table-cell>
          <table:table-cell table:formula="of:=[.AJ35]" office:value-type="float" office:value="0.0153618635465781">
            <text:p>0,0153618635</text:p>
          </table:table-cell>
          <table:table-cell table:formula="of:=[.AK35]-1" office:value-type="float" office:value="0.121380155316945">
            <text:p>0,1213801553</text:p>
          </table:table-cell>
          <table:table-cell table:formula="of:=[.AL35]" office:value-type="float" office:value="0.0142019011224449">
            <text:p>0,0142019011</text:p>
          </table:table-cell>
        </table:table-row>
        <table:table-row table:style-name="ro2">
          <table:table-cell table:number-columns-repeated="17"/>
          <table:table-cell office:value-type="float" office:value="1350">
            <text:p>1350</text:p>
          </table:table-cell>
          <table:table-cell table:formula="of:=[.S36]-1" office:value-type="float" office:value="0">
            <text:p>0</text:p>
          </table:table-cell>
          <table:table-cell table:formula="of:=[.T36]" office:value-type="float" office:value="0.00723233403738715">
            <text:p>0,007232334</text:p>
          </table:table-cell>
          <table:table-cell table:formula="of:=[.U36]-1" office:value-type="float" office:value="0.140640158176345">
            <text:p>0,1406401582</text:p>
          </table:table-cell>
          <table:table-cell table:formula="of:=[.V36]" office:value-type="float" office:value="0.00516908750986451">
            <text:p>0,0051690875</text:p>
          </table:table-cell>
          <table:table-cell table:formula="of:=[.W36]-1" office:value-type="float" office:value="0.170541845934373">
            <text:p>0,1705418459</text:p>
          </table:table-cell>
          <table:table-cell table:formula="of:=[.X36]" office:value-type="float" office:value="0.00576788665800241">
            <text:p>0,0057678867</text:p>
          </table:table-cell>
          <table:table-cell table:formula="of:=[.Y36]-1" office:value-type="float" office:value="0.180879673507157">
            <text:p>0,1808796735</text:p>
          </table:table-cell>
          <table:table-cell table:formula="of:=[.Z36]" office:value-type="float" office:value="0.00387811022777356">
            <text:p>0,0038781102</text:p>
          </table:table-cell>
          <table:table-cell table:formula="of:=[.AA36]-1" office:value-type="float" office:value="0.18292499344039">
            <text:p>0,1829249934</text:p>
          </table:table-cell>
          <table:table-cell table:formula="of:=[.AB36]" office:value-type="float" office:value="0.00431332362380174">
            <text:p>0,0043133236</text:p>
          </table:table-cell>
          <table:table-cell table:formula="of:=[.AC36]-1" office:value-type="float" office:value="0.180191344867627">
            <text:p>0,1801913449</text:p>
          </table:table-cell>
          <table:table-cell table:formula="of:=[.AD36]" office:value-type="float" office:value="0.00435050910164925">
            <text:p>0,0043505091</text:p>
          </table:table-cell>
          <table:table-cell table:formula="of:=[.AE36]-1" office:value-type="float" office:value="0.17365265662041">
            <text:p>0,1736526566</text:p>
          </table:table-cell>
          <table:table-cell table:formula="of:=[.AF36]" office:value-type="float" office:value="0.00703211716074797">
            <text:p>0,0070321172</text:p>
          </table:table-cell>
          <table:table-cell table:formula="of:=[.AG36]-1" office:value-type="float" office:value="0.160971826023398">
            <text:p>0,160971826</text:p>
          </table:table-cell>
          <table:table-cell table:formula="of:=[.AH36]" office:value-type="float" office:value="0.00943650013774885">
            <text:p>0,0094365001</text:p>
          </table:table-cell>
          <table:table-cell table:formula="of:=[.AI36]-1" office:value-type="float" office:value="0.163463237261336">
            <text:p>0,1634632373</text:p>
          </table:table-cell>
          <table:table-cell table:formula="of:=[.AJ36]" office:value-type="float" office:value="0.00734595372059866">
            <text:p>0,0073459537</text:p>
          </table:table-cell>
          <table:table-cell table:formula="of:=[.AK36]-1" office:value-type="float" office:value="0.153960850277526">
            <text:p>0,1539608503</text:p>
          </table:table-cell>
          <table:table-cell table:formula="of:=[.AL36]" office:value-type="float" office:value="0.00742079730966331">
            <text:p>0,0074207973</text:p>
          </table:table-cell>
        </table:table-row>
        <table:table-row table:style-name="ro2">
          <table:table-cell table:number-columns-repeated="17"/>
          <table:table-cell office:value-type="float" office:value="1500">
            <text:p>1500</text:p>
          </table:table-cell>
          <table:table-cell table:formula="of:=[.S37]-1" office:value-type="float" office:value="0">
            <text:p>0</text:p>
          </table:table-cell>
          <table:table-cell table:formula="of:=[.T37]" office:value-type="float" office:value="0.0137646904076004">
            <text:p>0,0137646904</text:p>
          </table:table-cell>
          <table:table-cell table:formula="of:=[.U37]-1" office:value-type="float" office:value="0.165699111622545">
            <text:p>0,1656991116</text:p>
          </table:table-cell>
          <table:table-cell table:formula="of:=[.V37]" office:value-type="float" office:value="0.00782138749934278">
            <text:p>0,0078213875</text:p>
          </table:table-cell>
          <table:table-cell table:formula="of:=[.W37]-1" office:value-type="float" office:value="0.197305533952961">
            <text:p>0,197305534</text:p>
          </table:table-cell>
          <table:table-cell table:formula="of:=[.X37]" office:value-type="float" office:value="0.00708070314855208">
            <text:p>0,0070807031</text:p>
          </table:table-cell>
          <table:table-cell table:formula="of:=[.Y37]-1" office:value-type="float" office:value="0.216685391430112">
            <text:p>0,2166853914</text:p>
          </table:table-cell>
          <table:table-cell table:formula="of:=[.Z37]" office:value-type="float" office:value="0.00401501628534271">
            <text:p>0,0040150163</text:p>
          </table:table-cell>
          <table:table-cell table:formula="of:=[.AA37]-1" office:value-type="float" office:value="0.223866449987971">
            <text:p>0,22386645</text:p>
          </table:table-cell>
          <table:table-cell table:formula="of:=[.AB37]" office:value-type="float" office:value="0.0060505249818998">
            <text:p>0,006050525</text:p>
          </table:table-cell>
          <table:table-cell table:formula="of:=[.AC37]-1" office:value-type="float" office:value="0.218638256644613">
            <text:p>0,2186382566</text:p>
          </table:table-cell>
          <table:table-cell table:formula="of:=[.AD37]" office:value-type="float" office:value="0.00684079307407205">
            <text:p>0,0068407931</text:p>
          </table:table-cell>
          <table:table-cell table:formula="of:=[.AE37]-1" office:value-type="float" office:value="0.231242642267248">
            <text:p>0,2312426423</text:p>
          </table:table-cell>
          <table:table-cell table:formula="of:=[.AF37]" office:value-type="float" office:value="0.00672393469887373">
            <text:p>0,0067239347</text:p>
          </table:table-cell>
          <table:table-cell table:formula="of:=[.AG37]-1" office:value-type="float" office:value="0.223632928913004">
            <text:p>0,2236329289</text:p>
          </table:table-cell>
          <table:table-cell table:formula="of:=[.AH37]" office:value-type="float" office:value="0.00686485077958216">
            <text:p>0,0068648508</text:p>
          </table:table-cell>
          <table:table-cell table:formula="of:=[.AI37]-1" office:value-type="float" office:value="0.212342139824643">
            <text:p>0,2123421398</text:p>
          </table:table-cell>
          <table:table-cell table:formula="of:=[.AJ37]" office:value-type="float" office:value="0.00746752148050614">
            <text:p>0,0074675215</text:p>
          </table:table-cell>
          <table:table-cell table:formula="of:=[.AK37]-1" office:value-type="float" office:value="0.218074545029837">
            <text:p>0,218074545</text:p>
          </table:table-cell>
          <table:table-cell table:formula="of:=[.AL37]" office:value-type="float" office:value="0.00635477406230409">
            <text:p>0,0063547741</text:p>
          </table:table-cell>
        </table:table-row>
        <table:table-row table:style-name="ro2">
          <table:table-cell table:number-columns-repeated="17"/>
          <table:table-cell office:value-type="float" office:value="1650">
            <text:p>1650</text:p>
          </table:table-cell>
          <table:table-cell table:formula="of:=[.S38]-1" office:value-type="float" office:value="0">
            <text:p>0</text:p>
          </table:table-cell>
          <table:table-cell table:formula="of:=[.T38]" office:value-type="float" office:value="0.0132698468796562">
            <text:p>0,0132698469</text:p>
          </table:table-cell>
          <table:table-cell table:formula="of:=[.U38]-1" office:value-type="float" office:value="0.180665176626442">
            <text:p>0,1806651766</text:p>
          </table:table-cell>
          <table:table-cell table:formula="of:=[.V38]" office:value-type="float" office:value="0.00738455963052012">
            <text:p>0,0073845596</text:p>
          </table:table-cell>
          <table:table-cell table:formula="of:=[.W38]-1" office:value-type="float" office:value="0.211549338928696">
            <text:p>0,2115493389</text:p>
          </table:table-cell>
          <table:table-cell table:formula="of:=[.X38]" office:value-type="float" office:value="0.00747773907955837">
            <text:p>0,0074777391</text:p>
          </table:table-cell>
          <table:table-cell table:formula="of:=[.Y38]-1" office:value-type="float" office:value="0.235616418959356">
            <text:p>0,235616419</text:p>
          </table:table-cell>
          <table:table-cell table:formula="of:=[.Z38]" office:value-type="float" office:value="0.00656837292378719">
            <text:p>0,0065683729</text:p>
          </table:table-cell>
          <table:table-cell table:formula="of:=[.AA38]-1" office:value-type="float" office:value="0.246023315597844">
            <text:p>0,2460233156</text:p>
          </table:table-cell>
          <table:table-cell table:formula="of:=[.AB38]" office:value-type="float" office:value="0.00688040085971932">
            <text:p>0,0068804009</text:p>
          </table:table-cell>
          <table:table-cell table:formula="of:=[.AC38]-1" office:value-type="float" office:value="0.249137699201641">
            <text:p>0,2491376992</text:p>
          </table:table-cell>
          <table:table-cell table:formula="of:=[.AD38]" office:value-type="float" office:value="0.00546252157696161">
            <text:p>0,0054625216</text:p>
          </table:table-cell>
          <table:table-cell table:formula="of:=[.AE38]-1" office:value-type="float" office:value="0.241887023137413">
            <text:p>0,2418870231</text:p>
          </table:table-cell>
          <table:table-cell table:formula="of:=[.AF38]" office:value-type="float" office:value="0.0078876532899795">
            <text:p>0,0078876533</text:p>
          </table:table-cell>
          <table:table-cell table:formula="of:=[.AG38]-1" office:value-type="float" office:value="0.245543874251634">
            <text:p>0,2455438743</text:p>
          </table:table-cell>
          <table:table-cell table:formula="of:=[.AH38]" office:value-type="float" office:value="0.00731509348688734">
            <text:p>0,0073150935</text:p>
          </table:table-cell>
          <table:table-cell table:formula="of:=[.AI38]-1" office:value-type="float" office:value="0.250526893663629">
            <text:p>0,2505268937</text:p>
          </table:table-cell>
          <table:table-cell table:formula="of:=[.AJ38]" office:value-type="float" office:value="0.00585518918279154">
            <text:p>0,0058551892</text:p>
          </table:table-cell>
          <table:table-cell table:formula="of:=[.AK38]-1" office:value-type="float" office:value="0.246261014145093">
            <text:p>0,2462610141</text:p>
          </table:table-cell>
          <table:table-cell table:formula="of:=[.AL38]" office:value-type="float" office:value="0.0045215596889748">
            <text:p>0,0045215597</text:p>
          </table:table-cell>
        </table:table-row>
        <table:table-row table:style-name="ro2">
          <table:table-cell table:number-columns-repeated="17"/>
          <table:table-cell office:value-type="float" office:value="1800">
            <text:p>1800</text:p>
          </table:table-cell>
          <table:table-cell table:formula="of:=[.S39]-1" office:value-type="float" office:value="0">
            <text:p>0</text:p>
          </table:table-cell>
          <table:table-cell table:formula="of:=[.T39]" office:value-type="float" office:value="0.0132551982076361">
            <text:p>0,0132551982</text:p>
          </table:table-cell>
          <table:table-cell table:formula="of:=[.U39]-1" office:value-type="float" office:value="0.167425237676748">
            <text:p>0,1674252377</text:p>
          </table:table-cell>
          <table:table-cell table:formula="of:=[.V39]" office:value-type="float" office:value="0.0114281475989383">
            <text:p>0,0114281476</text:p>
          </table:table-cell>
          <table:table-cell table:formula="of:=[.W39]-1" office:value-type="float" office:value="0.203370536678428">
            <text:p>0,2033705367</text:p>
          </table:table-cell>
          <table:table-cell table:formula="of:=[.X39]" office:value-type="float" office:value="0.00812973943617207">
            <text:p>0,0081297394</text:p>
          </table:table-cell>
          <table:table-cell table:formula="of:=[.Y39]-1" office:value-type="float" office:value="0.217231959006015">
            <text:p>0,217231959</text:p>
          </table:table-cell>
          <table:table-cell table:formula="of:=[.Z39]" office:value-type="float" office:value="0.00930774350261963">
            <text:p>0,0093077435</text:p>
          </table:table-cell>
          <table:table-cell table:formula="of:=[.AA39]-1" office:value-type="float" office:value="0.236668133109718">
            <text:p>0,2366681331</text:p>
          </table:table-cell>
          <table:table-cell table:formula="of:=[.AB39]" office:value-type="float" office:value="0.00637898500695247">
            <text:p>0,006378985</text:p>
          </table:table-cell>
          <table:table-cell table:formula="of:=[.AC39]-1" office:value-type="float" office:value="0.249810977123142">
            <text:p>0,2498109771</text:p>
          </table:table-cell>
          <table:table-cell table:formula="of:=[.AD39]" office:value-type="float" office:value="0.00437931179848054">
            <text:p>0,0043793118</text:p>
          </table:table-cell>
          <table:table-cell table:formula="of:=[.AE39]-1" office:value-type="float" office:value="0.251270670943267">
            <text:p>0,2512706709</text:p>
          </table:table-cell>
          <table:table-cell table:formula="of:=[.AF39]" office:value-type="float" office:value="0.0049084139136534">
            <text:p>0,0049084139</text:p>
          </table:table-cell>
          <table:table-cell table:formula="of:=[.AG39]-1" office:value-type="float" office:value="0.252560543289939">
            <text:p>0,2525605433</text:p>
          </table:table-cell>
          <table:table-cell table:formula="of:=[.AH39]" office:value-type="float" office:value="0.00530463351268703">
            <text:p>0,0053046335</text:p>
          </table:table-cell>
          <table:table-cell table:formula="of:=[.AI39]-1" office:value-type="float" office:value="0.227607996659866">
            <text:p>0,2276079967</text:p>
          </table:table-cell>
          <table:table-cell table:formula="of:=[.AJ39]" office:value-type="float" office:value="0.0118756616861725">
            <text:p>0,0118756617</text:p>
          </table:table-cell>
          <table:table-cell table:formula="of:=[.AK39]-1" office:value-type="float" office:value="0.249435877564771">
            <text:p>0,2494358776</text:p>
          </table:table-cell>
          <table:table-cell table:formula="of:=[.AL39]" office:value-type="float" office:value="0.00771741674641386">
            <text:p>0,0077174167</text:p>
          </table:table-cell>
        </table:table-row>
        <table:table-row table:style-name="ro2">
          <table:table-cell table:number-columns-repeated="17"/>
          <table:table-cell office:value-type="float" office:value="1950">
            <text:p>1950</text:p>
          </table:table-cell>
          <table:table-cell table:formula="of:=[.S40]-1" office:value-type="float" office:value="0">
            <text:p>0</text:p>
          </table:table-cell>
          <table:table-cell table:formula="of:=[.T40]" office:value-type="float" office:value="0.00589598020117351">
            <text:p>0,0058959802</text:p>
          </table:table-cell>
          <table:table-cell table:formula="of:=[.U40]-1" office:value-type="float" office:value="0.140310157539887">
            <text:p>0,1403101575</text:p>
          </table:table-cell>
          <table:table-cell table:formula="of:=[.V40]" office:value-type="float" office:value="0.00975922243391296">
            <text:p>0,0097592224</text:p>
          </table:table-cell>
          <table:table-cell table:formula="of:=[.W40]-1" office:value-type="float" office:value="0.182548300826789">
            <text:p>0,1825483008</text:p>
          </table:table-cell>
          <table:table-cell table:formula="of:=[.X40]" office:value-type="float" office:value="0.00754260234553188">
            <text:p>0,0075426023</text:p>
          </table:table-cell>
          <table:table-cell table:formula="of:=[.Y40]-1" office:value-type="float" office:value="0.190154456795354">
            <text:p>0,1901544568</text:p>
          </table:table-cell>
          <table:table-cell table:formula="of:=[.Z40]" office:value-type="float" office:value="0.0115212465179231">
            <text:p>0,0115212465</text:p>
          </table:table-cell>
          <table:table-cell table:formula="of:=[.AA40]-1" office:value-type="float" office:value="0.220765059009318">
            <text:p>0,220765059</text:p>
          </table:table-cell>
          <table:table-cell table:formula="of:=[.AB40]" office:value-type="float" office:value="0.00427064174762908">
            <text:p>0,0042706417</text:p>
          </table:table-cell>
          <table:table-cell table:formula="of:=[.AC40]-1" office:value-type="float" office:value="0.231886055214139">
            <text:p>0,2318860552</text:p>
          </table:table-cell>
          <table:table-cell table:formula="of:=[.AD40]" office:value-type="float" office:value="0.00370805031346002">
            <text:p>0,0037080503</text:p>
          </table:table-cell>
          <table:table-cell table:formula="of:=[.AE40]-1" office:value-type="float" office:value="0.221726417185077">
            <text:p>0,2217264172</text:p>
          </table:table-cell>
          <table:table-cell table:formula="of:=[.AF40]" office:value-type="float" office:value="0.00766902169747763">
            <text:p>0,0076690217</text:p>
          </table:table-cell>
          <table:table-cell table:formula="of:=[.AG40]-1" office:value-type="float" office:value="0.226240023221482">
            <text:p>0,2262400232</text:p>
          </table:table-cell>
          <table:table-cell table:formula="of:=[.AH40]" office:value-type="float" office:value="0.00560650719051979">
            <text:p>0,0056065072</text:p>
          </table:table-cell>
          <table:table-cell table:formula="of:=[.AI40]-1" office:value-type="float" office:value="0.230546635106194">
            <text:p>0,2305466351</text:p>
          </table:table-cell>
          <table:table-cell table:formula="of:=[.AJ40]" office:value-type="float" office:value="0.00671915686636335">
            <text:p>0,0067191569</text:p>
          </table:table-cell>
          <table:table-cell table:formula="of:=[.AK40]-1" office:value-type="float" office:value="0.228902885508386">
            <text:p>0,2289028855</text:p>
          </table:table-cell>
          <table:table-cell table:formula="of:=[.AL40]" office:value-type="float" office:value="0.00891819697373082">
            <text:p>0,008918197</text:p>
          </table:table-cell>
        </table:table-row>
        <table:table-row table:style-name="ro2">
          <table:table-cell table:number-columns-repeated="17"/>
          <table:table-cell office:value-type="float" office:value="2100">
            <text:p>2100</text:p>
          </table:table-cell>
          <table:table-cell table:formula="of:=[.S41]-1" office:value-type="float" office:value="0">
            <text:p>0</text:p>
          </table:table-cell>
          <table:table-cell table:formula="of:=[.T41]" office:value-type="float" office:value="0.0185647639495158">
            <text:p>0,0185647639</text:p>
          </table:table-cell>
          <table:table-cell table:formula="of:=[.U41]-1" office:value-type="float" office:value="0.168997306564815">
            <text:p>0,1689973066</text:p>
          </table:table-cell>
          <table:table-cell table:formula="of:=[.V41]" office:value-type="float" office:value="0.00954147298308271">
            <text:p>0,009541473</text:p>
          </table:table-cell>
          <table:table-cell table:formula="of:=[.W41]-1" office:value-type="float" office:value="0.204181799108398">
            <text:p>0,2041817991</text:p>
          </table:table-cell>
          <table:table-cell table:formula="of:=[.X41]" office:value-type="float" office:value="0.00954393235269995">
            <text:p>0,0095439324</text:p>
          </table:table-cell>
          <table:table-cell table:formula="of:=[.Y41]-1" office:value-type="float" office:value="0.22797771916961">
            <text:p>0,2279777192</text:p>
          </table:table-cell>
          <table:table-cell table:formula="of:=[.Z41]" office:value-type="float" office:value="0.00682917268505531">
            <text:p>0,0068291727</text:p>
          </table:table-cell>
          <table:table-cell table:formula="of:=[.AA41]-1" office:value-type="float" office:value="0.2425279781742">
            <text:p>0,2425279782</text:p>
          </table:table-cell>
          <table:table-cell table:formula="of:=[.AB41]" office:value-type="float" office:value="0.00517287220851646">
            <text:p>0,0051728722</text:p>
          </table:table-cell>
          <table:table-cell table:formula="of:=[.AC41]-1" office:value-type="float" office:value="0.234622158999544">
            <text:p>0,234622159</text:p>
          </table:table-cell>
          <table:table-cell table:formula="of:=[.AD41]" office:value-type="float" office:value="0.0113437525649079">
            <text:p>0,0113437526</text:p>
          </table:table-cell>
          <table:table-cell table:formula="of:=[.AE41]-1" office:value-type="float" office:value="0.262217308090069">
            <text:p>0,2622173081</text:p>
          </table:table-cell>
          <table:table-cell table:formula="of:=[.AF41]" office:value-type="float" office:value="0.00494598580389801">
            <text:p>0,0049459858</text:p>
          </table:table-cell>
          <table:table-cell table:formula="of:=[.AG41]-1" office:value-type="float" office:value="0.230972103964193">
            <text:p>0,230972104</text:p>
          </table:table-cell>
          <table:table-cell table:formula="of:=[.AH41]" office:value-type="float" office:value="0.0146299870705549">
            <text:p>0,0146299871</text:p>
          </table:table-cell>
          <table:table-cell table:formula="of:=[.AI41]-1" office:value-type="float" office:value="0.258398308126801">
            <text:p>0,2583983081</text:p>
          </table:table-cell>
          <table:table-cell table:formula="of:=[.AJ41]" office:value-type="float" office:value="0.00788030188417237">
            <text:p>0,0078803019</text:p>
          </table:table-cell>
          <table:table-cell table:formula="of:=[.AK41]-1" office:value-type="float" office:value="0.252989608216258">
            <text:p>0,2529896082</text:p>
          </table:table-cell>
          <table:table-cell table:formula="of:=[.AL41]" office:value-type="float" office:value="0.00775347950160898">
            <text:p>0,0077534795</text:p>
          </table:table-cell>
        </table:table-row>
        <table:table-row table:style-name="ro2" table:number-rows-repeated="2">
          <table:table-cell table:number-columns-repeated="38"/>
        </table:table-row>
        <table:table-row table:style-name="ro2">
          <table:table-cell table:number-columns-repeated="14"/>
          <table:table-cell office:value-type="float" office:value="150">
            <text:p>150</text:p>
          </table:table-cell>
          <table:table-cell table:formula="of:=[.S43]" office:value-type="float" office:value="1">
            <text:p>1</text:p>
          </table:table-cell>
          <table:table-cell table:formula="of:=[.S44]" office:value-type="float" office:value="0.0563025281631231">
            <text:p>0,0563025282</text:p>
          </table:table-cell>
          <table:table-cell table:formula="of:=[.T44]" office:value-type="float" office:value="0.0521453367006467">
            <text:p>0,0521453367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S45]" office:value-type="float" office:value="0.0713643689757946">
            <text:p>0,071364369</text:p>
          </table:table-cell>
          <table:table-cell table:formula="of:=[.T45]" office:value-type="float" office:value="0.0278976640595191">
            <text:p>0,0278976641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450">
            <text:p>450</text:p>
          </table:table-cell>
          <table:table-cell office:value-type="float" office:value="1">
            <text:p>1</text:p>
          </table:table-cell>
          <table:table-cell table:formula="of:=[.S46]" office:value-type="float" office:value="0.11040361627591">
            <text:p>0,1104036163</text:p>
          </table:table-cell>
          <table:table-cell table:formula="of:=[.T46]" office:value-type="float" office:value="0.0280384832145201">
            <text:p>0,0280384832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formula="of:=[.S47]" office:value-type="float" office:value="0.148334501811523">
            <text:p>0,1483345018</text:p>
          </table:table-cell>
          <table:table-cell table:formula="of:=[.T47]" office:value-type="float" office:value="0.0227169583102349">
            <text:p>0,0227169583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table:formula="of:=[.S48]" office:value-type="float" office:value="0.0512633968574467">
            <text:p>0,0512633969</text:p>
          </table:table-cell>
          <table:table-cell table:formula="of:=[.T48]" office:value-type="float" office:value="0.0202815151972811">
            <text:p>0,0202815152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900">
            <text:p>900</text:p>
          </table:table-cell>
          <table:table-cell office:value-type="float" office:value="1">
            <text:p>1</text:p>
          </table:table-cell>
          <table:table-cell table:formula="of:=[.S49]" office:value-type="float" office:value="0.0362207253439093">
            <text:p>0,0362207253</text:p>
          </table:table-cell>
          <table:table-cell table:formula="of:=[.T49]" office:value-type="float" office:value="0.00885335542348798">
            <text:p>0,0088533554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050">
            <text:p>1050</text:p>
          </table:table-cell>
          <table:table-cell office:value-type="float" office:value="1">
            <text:p>1</text:p>
          </table:table-cell>
          <table:table-cell table:formula="of:=[.S50]" office:value-type="float" office:value="0">
            <text:p>0</text:p>
          </table:table-cell>
          <table:table-cell table:formula="of:=[.T50]" office:value-type="float" office:value="0.0108550327885663">
            <text:p>0,0108550328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200">
            <text:p>1200</text:p>
          </table:table-cell>
          <table:table-cell office:value-type="float" office:value="1">
            <text:p>1</text:p>
          </table:table-cell>
          <table:table-cell table:formula="of:=[.S51]" office:value-type="float" office:value="0">
            <text:p>0</text:p>
          </table:table-cell>
          <table:table-cell table:formula="of:=[.T51]" office:value-type="float" office:value="0.0114879680821297">
            <text:p>0,0114879681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350">
            <text:p>1350</text:p>
          </table:table-cell>
          <table:table-cell office:value-type="float" office:value="1">
            <text:p>1</text:p>
          </table:table-cell>
          <table:table-cell table:formula="of:=[.S52]" office:value-type="float" office:value="0">
            <text:p>0</text:p>
          </table:table-cell>
          <table:table-cell table:formula="of:=[.T52]" office:value-type="float" office:value="0.00723233403738715">
            <text:p>0,007232334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table:formula="of:=[.S53]" office:value-type="float" office:value="0">
            <text:p>0</text:p>
          </table:table-cell>
          <table:table-cell table:formula="of:=[.T53]" office:value-type="float" office:value="0.0137646904076004">
            <text:p>0,0137646904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650">
            <text:p>1650</text:p>
          </table:table-cell>
          <table:table-cell office:value-type="float" office:value="1">
            <text:p>1</text:p>
          </table:table-cell>
          <table:table-cell table:formula="of:=[.S54]" office:value-type="float" office:value="0">
            <text:p>0</text:p>
          </table:table-cell>
          <table:table-cell table:formula="of:=[.T54]" office:value-type="float" office:value="0.0132698468796562">
            <text:p>0,0132698469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table:formula="of:=[.S55]" office:value-type="float" office:value="0">
            <text:p>0</text:p>
          </table:table-cell>
          <table:table-cell table:formula="of:=[.T55]" office:value-type="float" office:value="0.0132551982076361">
            <text:p>0,0132551982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950">
            <text:p>1950</text:p>
          </table:table-cell>
          <table:table-cell office:value-type="float" office:value="1">
            <text:p>1</text:p>
          </table:table-cell>
          <table:table-cell table:formula="of:=[.S56]" office:value-type="float" office:value="0">
            <text:p>0</text:p>
          </table:table-cell>
          <table:table-cell table:formula="of:=[.T56]" office:value-type="float" office:value="0.00589598020117351">
            <text:p>0,0058959802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2100">
            <text:p>2100</text:p>
          </table:table-cell>
          <table:table-cell office:value-type="float" office:value="1">
            <text:p>1</text:p>
          </table:table-cell>
          <table:table-cell table:formula="of:=[.S57]" office:value-type="float" office:value="0">
            <text:p>0</text:p>
          </table:table-cell>
          <table:table-cell table:formula="of:=[.T57]" office:value-type="float" office:value="0.0185647639495158">
            <text:p>0,0185647639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50">
            <text:p>150</text:p>
          </table:table-cell>
          <table:table-cell table:formula="of:=[.P60]+1" office:value-type="float" office:value="2">
            <text:p>2</text:p>
          </table:table-cell>
          <table:table-cell table:formula="of:=[.U44]" office:value-type="float" office:value="0.000911410507442145">
            <text:p>0,0009114105</text:p>
          </table:table-cell>
          <table:table-cell table:formula="of:=[.V44]" office:value-type="float" office:value="0.059072055850053">
            <text:p>0,0590720559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300">
            <text:p>300</text:p>
          </table:table-cell>
          <table:table-cell table:formula="of:=[.P61]+1" office:value-type="float" office:value="2">
            <text:p>2</text:p>
          </table:table-cell>
          <table:table-cell table:formula="of:=[.U45]" office:value-type="float" office:value="0.0224703643230928">
            <text:p>0,0224703643</text:p>
          </table:table-cell>
          <table:table-cell table:formula="of:=[.V45]" office:value-type="float" office:value="0.0480977056537504">
            <text:p>0,0480977057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450">
            <text:p>450</text:p>
          </table:table-cell>
          <table:table-cell table:formula="of:=[.P62]+1" office:value-type="float" office:value="2">
            <text:p>2</text:p>
          </table:table-cell>
          <table:table-cell table:formula="of:=[.U46]" office:value-type="float" office:value="0.0831142467004509">
            <text:p>0,0831142467</text:p>
          </table:table-cell>
          <table:table-cell table:formula="of:=[.V46]" office:value-type="float" office:value="0.0268609275830742">
            <text:p>0,0268609276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600">
            <text:p>600</text:p>
          </table:table-cell>
          <table:table-cell table:formula="of:=[.P63]+1" office:value-type="float" office:value="2">
            <text:p>2</text:p>
          </table:table-cell>
          <table:table-cell table:formula="of:=[.U47]" office:value-type="float" office:value="0.139037984873994">
            <text:p>0,1390379849</text:p>
          </table:table-cell>
          <table:table-cell table:formula="of:=[.V47]" office:value-type="float" office:value="0.0214930535215313">
            <text:p>0,0214930535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750">
            <text:p>750</text:p>
          </table:table-cell>
          <table:table-cell table:formula="of:=[.P64]+1" office:value-type="float" office:value="2">
            <text:p>2</text:p>
          </table:table-cell>
          <table:table-cell table:formula="of:=[.U48]" office:value-type="float" office:value="0.0477581757606766">
            <text:p>0,0477581758</text:p>
          </table:table-cell>
          <table:table-cell table:formula="of:=[.V48]" office:value-type="float" office:value="0.0236138475229426">
            <text:p>0,0236138475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900">
            <text:p>900</text:p>
          </table:table-cell>
          <table:table-cell table:formula="of:=[.P65]+1" office:value-type="float" office:value="2">
            <text:p>2</text:p>
          </table:table-cell>
          <table:table-cell table:formula="of:=[.U49]" office:value-type="float" office:value="0.0922481808930435">
            <text:p>0,0922481809</text:p>
          </table:table-cell>
          <table:table-cell table:formula="of:=[.V49]" office:value-type="float" office:value="0.0151521261168077">
            <text:p>0,0151521261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050">
            <text:p>1050</text:p>
          </table:table-cell>
          <table:table-cell table:formula="of:=[.P66]+1" office:value-type="float" office:value="2">
            <text:p>2</text:p>
          </table:table-cell>
          <table:table-cell table:formula="of:=[.U50]" office:value-type="float" office:value="0.111239052301259">
            <text:p>0,1112390523</text:p>
          </table:table-cell>
          <table:table-cell table:formula="of:=[.V50]" office:value-type="float" office:value="0.00758294680580661">
            <text:p>0,0075829468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200">
            <text:p>1200</text:p>
          </table:table-cell>
          <table:table-cell table:formula="of:=[.P67]+1" office:value-type="float" office:value="2">
            <text:p>2</text:p>
          </table:table-cell>
          <table:table-cell table:formula="of:=[.U51]" office:value-type="float" office:value="0.160576600031997">
            <text:p>0,1605766</text:p>
          </table:table-cell>
          <table:table-cell table:formula="of:=[.V51]" office:value-type="float" office:value="0.00483412869097593">
            <text:p>0,0048341287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350">
            <text:p>1350</text:p>
          </table:table-cell>
          <table:table-cell table:formula="of:=[.P68]+1" office:value-type="float" office:value="2">
            <text:p>2</text:p>
          </table:table-cell>
          <table:table-cell table:formula="of:=[.U52]" office:value-type="float" office:value="0.140640158176345">
            <text:p>0,1406401582</text:p>
          </table:table-cell>
          <table:table-cell table:formula="of:=[.V52]" office:value-type="float" office:value="0.00516908750986451">
            <text:p>0,0051690875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500">
            <text:p>1500</text:p>
          </table:table-cell>
          <table:table-cell table:formula="of:=[.P69]+1" office:value-type="float" office:value="2">
            <text:p>2</text:p>
          </table:table-cell>
          <table:table-cell table:formula="of:=[.U53]" office:value-type="float" office:value="0.165699111622545">
            <text:p>0,1656991116</text:p>
          </table:table-cell>
          <table:table-cell table:formula="of:=[.V53]" office:value-type="float" office:value="0.00782138749934278">
            <text:p>0,0078213875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650">
            <text:p>1650</text:p>
          </table:table-cell>
          <table:table-cell table:formula="of:=[.P70]+1" office:value-type="float" office:value="2">
            <text:p>2</text:p>
          </table:table-cell>
          <table:table-cell table:formula="of:=[.U54]" office:value-type="float" office:value="0.180665176626442">
            <text:p>0,1806651766</text:p>
          </table:table-cell>
          <table:table-cell table:formula="of:=[.V54]" office:value-type="float" office:value="0.00738455963052012">
            <text:p>0,0073845596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800">
            <text:p>1800</text:p>
          </table:table-cell>
          <table:table-cell table:formula="of:=[.P71]+1" office:value-type="float" office:value="2">
            <text:p>2</text:p>
          </table:table-cell>
          <table:table-cell table:formula="of:=[.U55]" office:value-type="float" office:value="0.167425237676748">
            <text:p>0,1674252377</text:p>
          </table:table-cell>
          <table:table-cell table:formula="of:=[.V55]" office:value-type="float" office:value="0.0114281475989383">
            <text:p>0,0114281476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950">
            <text:p>1950</text:p>
          </table:table-cell>
          <table:table-cell table:formula="of:=[.P72]+1" office:value-type="float" office:value="2">
            <text:p>2</text:p>
          </table:table-cell>
          <table:table-cell table:formula="of:=[.U56]" office:value-type="float" office:value="0.140310157539887">
            <text:p>0,1403101575</text:p>
          </table:table-cell>
          <table:table-cell table:formula="of:=[.V56]" office:value-type="float" office:value="0.00975922243391296">
            <text:p>0,0097592224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2100">
            <text:p>2100</text:p>
          </table:table-cell>
          <table:table-cell table:formula="of:=[.P73]+1" office:value-type="float" office:value="2">
            <text:p>2</text:p>
          </table:table-cell>
          <table:table-cell table:formula="of:=[.U57]" office:value-type="float" office:value="0.168997306564815">
            <text:p>0,1689973066</text:p>
          </table:table-cell>
          <table:table-cell table:formula="of:=[.V57]" office:value-type="float" office:value="0.00954147298308271">
            <text:p>0,009541473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50">
            <text:p>150</text:p>
          </table:table-cell>
          <table:table-cell table:formula="of:=[.P74]+1" office:value-type="float" office:value="3">
            <text:p>3</text:p>
          </table:table-cell>
          <table:table-cell table:formula="of:=[.W44]" office:value-type="float" office:value="0.0392588495524184">
            <text:p>0,0392588496</text:p>
          </table:table-cell>
          <table:table-cell table:formula="of:=[.X44]" office:value-type="float" office:value="0.0654242915171047">
            <text:p>0,0654242915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300">
            <text:p>300</text:p>
          </table:table-cell>
          <table:table-cell table:formula="of:=[.P75]+1" office:value-type="float" office:value="3">
            <text:p>3</text:p>
          </table:table-cell>
          <table:table-cell table:formula="of:=[.W45]" office:value-type="float" office:value="0.0491663978036818">
            <text:p>0,0491663978</text:p>
          </table:table-cell>
          <table:table-cell table:formula="of:=[.X45]" office:value-type="float" office:value="0.0363774699593559">
            <text:p>0,03637747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450">
            <text:p>450</text:p>
          </table:table-cell>
          <table:table-cell table:formula="of:=[.P76]+1" office:value-type="float" office:value="3">
            <text:p>3</text:p>
          </table:table-cell>
          <table:table-cell table:formula="of:=[.W46]" office:value-type="float" office:value="0">
            <text:p>0</text:p>
          </table:table-cell>
          <table:table-cell table:formula="of:=[.X46]" office:value-type="float" office:value="0.0483789450378436">
            <text:p>0,048378945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600">
            <text:p>600</text:p>
          </table:table-cell>
          <table:table-cell table:formula="of:=[.P77]+1" office:value-type="float" office:value="3">
            <text:p>3</text:p>
          </table:table-cell>
          <table:table-cell table:formula="of:=[.W47]" office:value-type="float" office:value="0.0605002652764888">
            <text:p>0,0605002653</text:p>
          </table:table-cell>
          <table:table-cell table:formula="of:=[.X47]" office:value-type="float" office:value="0.0433401124726478">
            <text:p>0,0433401125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750">
            <text:p>750</text:p>
          </table:table-cell>
          <table:table-cell table:formula="of:=[.P78]+1" office:value-type="float" office:value="3">
            <text:p>3</text:p>
          </table:table-cell>
          <table:table-cell table:formula="of:=[.W48]" office:value-type="float" office:value="0.0457236180536782">
            <text:p>0,0457236181</text:p>
          </table:table-cell>
          <table:table-cell table:formula="of:=[.X48]" office:value-type="float" office:value="0.0269924669887654">
            <text:p>0,026992467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900">
            <text:p>900</text:p>
          </table:table-cell>
          <table:table-cell table:formula="of:=[.P79]+1" office:value-type="float" office:value="3">
            <text:p>3</text:p>
          </table:table-cell>
          <table:table-cell table:formula="of:=[.W49]" office:value-type="float" office:value="0.0805505331336664">
            <text:p>0,0805505331</text:p>
          </table:table-cell>
          <table:table-cell table:formula="of:=[.X49]" office:value-type="float" office:value="0.0190648335733353">
            <text:p>0,0190648336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050">
            <text:p>1050</text:p>
          </table:table-cell>
          <table:table-cell table:formula="of:=[.P80]+1" office:value-type="float" office:value="3">
            <text:p>3</text:p>
          </table:table-cell>
          <table:table-cell table:formula="of:=[.W50]" office:value-type="float" office:value="0.10616155403056">
            <text:p>0,106161554</text:p>
          </table:table-cell>
          <table:table-cell table:formula="of:=[.X50]" office:value-type="float" office:value="0.010696276902802">
            <text:p>0,0106962769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200">
            <text:p>1200</text:p>
          </table:table-cell>
          <table:table-cell table:formula="of:=[.P81]+1" office:value-type="float" office:value="3">
            <text:p>3</text:p>
          </table:table-cell>
          <table:table-cell table:formula="of:=[.W51]" office:value-type="float" office:value="0.167514062597755">
            <text:p>0,1675140626</text:p>
          </table:table-cell>
          <table:table-cell table:formula="of:=[.X51]" office:value-type="float" office:value="0.00770505409339753">
            <text:p>0,0077050541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350">
            <text:p>1350</text:p>
          </table:table-cell>
          <table:table-cell table:formula="of:=[.P82]+1" office:value-type="float" office:value="3">
            <text:p>3</text:p>
          </table:table-cell>
          <table:table-cell table:formula="of:=[.W52]" office:value-type="float" office:value="0.170541845934373">
            <text:p>0,1705418459</text:p>
          </table:table-cell>
          <table:table-cell table:formula="of:=[.X52]" office:value-type="float" office:value="0.00576788665800241">
            <text:p>0,0057678867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500">
            <text:p>1500</text:p>
          </table:table-cell>
          <table:table-cell table:formula="of:=[.P83]+1" office:value-type="float" office:value="3">
            <text:p>3</text:p>
          </table:table-cell>
          <table:table-cell table:formula="of:=[.W53]" office:value-type="float" office:value="0.197305533952961">
            <text:p>0,197305534</text:p>
          </table:table-cell>
          <table:table-cell table:formula="of:=[.X53]" office:value-type="float" office:value="0.00708070314855208">
            <text:p>0,0070807031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650">
            <text:p>1650</text:p>
          </table:table-cell>
          <table:table-cell table:formula="of:=[.P84]+1" office:value-type="float" office:value="3">
            <text:p>3</text:p>
          </table:table-cell>
          <table:table-cell table:formula="of:=[.W54]" office:value-type="float" office:value="0.211549338928696">
            <text:p>0,2115493389</text:p>
          </table:table-cell>
          <table:table-cell table:formula="of:=[.X54]" office:value-type="float" office:value="0.00747773907955837">
            <text:p>0,0074777391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800">
            <text:p>1800</text:p>
          </table:table-cell>
          <table:table-cell table:formula="of:=[.P85]+1" office:value-type="float" office:value="3">
            <text:p>3</text:p>
          </table:table-cell>
          <table:table-cell table:formula="of:=[.W55]" office:value-type="float" office:value="0.203370536678428">
            <text:p>0,2033705367</text:p>
          </table:table-cell>
          <table:table-cell table:formula="of:=[.X55]" office:value-type="float" office:value="0.00812973943617207">
            <text:p>0,0081297394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950">
            <text:p>1950</text:p>
          </table:table-cell>
          <table:table-cell table:formula="of:=[.P86]+1" office:value-type="float" office:value="3">
            <text:p>3</text:p>
          </table:table-cell>
          <table:table-cell table:formula="of:=[.W56]" office:value-type="float" office:value="0.182548300826789">
            <text:p>0,1825483008</text:p>
          </table:table-cell>
          <table:table-cell table:formula="of:=[.X56]" office:value-type="float" office:value="0.00754260234553188">
            <text:p>0,0075426023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2100">
            <text:p>2100</text:p>
          </table:table-cell>
          <table:table-cell table:formula="of:=[.P87]+1" office:value-type="float" office:value="3">
            <text:p>3</text:p>
          </table:table-cell>
          <table:table-cell table:formula="of:=[.W57]" office:value-type="float" office:value="0.204181799108398">
            <text:p>0,2041817991</text:p>
          </table:table-cell>
          <table:table-cell table:formula="of:=[.X57]" office:value-type="float" office:value="0.00954393235269995">
            <text:p>0,0095439324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50">
            <text:p>150</text:p>
          </table:table-cell>
          <table:table-cell table:formula="of:=[.P88]+1" office:value-type="float" office:value="4">
            <text:p>4</text:p>
          </table:table-cell>
          <table:table-cell table:formula="of:=[.Y44]" office:value-type="float" office:value="0.0369722549715255">
            <text:p>0,036972255</text:p>
          </table:table-cell>
          <table:table-cell table:formula="of:=[.Z44]" office:value-type="float" office:value="0.067553542068697">
            <text:p>0,0675535421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300">
            <text:p>300</text:p>
          </table:table-cell>
          <table:table-cell table:formula="of:=[.P89]+1" office:value-type="float" office:value="4">
            <text:p>4</text:p>
          </table:table-cell>
          <table:table-cell table:formula="of:=[.Y45]" office:value-type="float" office:value="0.0515104565045577">
            <text:p>0,0515104565</text:p>
          </table:table-cell>
          <table:table-cell table:formula="of:=[.Z45]" office:value-type="float" office:value="0.0418796472832464">
            <text:p>0,0418796473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450">
            <text:p>450</text:p>
          </table:table-cell>
          <table:table-cell table:formula="of:=[.P90]+1" office:value-type="float" office:value="4">
            <text:p>4</text:p>
          </table:table-cell>
          <table:table-cell table:formula="of:=[.Y46]" office:value-type="float" office:value="0.0747305144822021">
            <text:p>0,0747305145</text:p>
          </table:table-cell>
          <table:table-cell table:formula="of:=[.Z46]" office:value-type="float" office:value="0.013102292564175">
            <text:p>0,0131022926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600">
            <text:p>600</text:p>
          </table:table-cell>
          <table:table-cell table:formula="of:=[.P91]+1" office:value-type="float" office:value="4">
            <text:p>4</text:p>
          </table:table-cell>
          <table:table-cell table:formula="of:=[.Y47]" office:value-type="float" office:value="0.0565974871188262">
            <text:p>0,0565974871</text:p>
          </table:table-cell>
          <table:table-cell table:formula="of:=[.Z47]" office:value-type="float" office:value="0.0499158746841924">
            <text:p>0,0499158747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750">
            <text:p>750</text:p>
          </table:table-cell>
          <table:table-cell table:formula="of:=[.P92]+1" office:value-type="float" office:value="4">
            <text:p>4</text:p>
          </table:table-cell>
          <table:table-cell table:formula="of:=[.Y48]" office:value-type="float" office:value="0.0227688994456974">
            <text:p>0,0227688994</text:p>
          </table:table-cell>
          <table:table-cell table:formula="of:=[.Z48]" office:value-type="float" office:value="0.0213682135677262">
            <text:p>0,0213682136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900">
            <text:p>900</text:p>
          </table:table-cell>
          <table:table-cell table:formula="of:=[.P93]+1" office:value-type="float" office:value="4">
            <text:p>4</text:p>
          </table:table-cell>
          <table:table-cell table:formula="of:=[.Y49]" office:value-type="float" office:value="0.0459433026726204">
            <text:p>0,0459433027</text:p>
          </table:table-cell>
          <table:table-cell table:formula="of:=[.Z49]" office:value-type="float" office:value="0.0234190165393855">
            <text:p>0,0234190165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050">
            <text:p>1050</text:p>
          </table:table-cell>
          <table:table-cell table:formula="of:=[.P94]+1" office:value-type="float" office:value="4">
            <text:p>4</text:p>
          </table:table-cell>
          <table:table-cell table:formula="of:=[.Y50]" office:value-type="float" office:value="0.0925067019417469">
            <text:p>0,0925067019</text:p>
          </table:table-cell>
          <table:table-cell table:formula="of:=[.Z50]" office:value-type="float" office:value="0.0120856600974661">
            <text:p>0,0120856601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200">
            <text:p>1200</text:p>
          </table:table-cell>
          <table:table-cell table:formula="of:=[.P95]+1" office:value-type="float" office:value="4">
            <text:p>4</text:p>
          </table:table-cell>
          <table:table-cell table:formula="of:=[.Y51]" office:value-type="float" office:value="0.169728854264028">
            <text:p>0,1697288543</text:p>
          </table:table-cell>
          <table:table-cell table:formula="of:=[.Z51]" office:value-type="float" office:value="0.00840094459144232">
            <text:p>0,0084009446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350">
            <text:p>1350</text:p>
          </table:table-cell>
          <table:table-cell table:formula="of:=[.P96]+1" office:value-type="float" office:value="4">
            <text:p>4</text:p>
          </table:table-cell>
          <table:table-cell table:formula="of:=[.Y52]" office:value-type="float" office:value="0.180879673507157">
            <text:p>0,1808796735</text:p>
          </table:table-cell>
          <table:table-cell table:formula="of:=[.Z52]" office:value-type="float" office:value="0.00387811022777356">
            <text:p>0,0038781102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500">
            <text:p>1500</text:p>
          </table:table-cell>
          <table:table-cell table:formula="of:=[.P97]+1" office:value-type="float" office:value="4">
            <text:p>4</text:p>
          </table:table-cell>
          <table:table-cell table:formula="of:=[.Y53]" office:value-type="float" office:value="0.216685391430112">
            <text:p>0,2166853914</text:p>
          </table:table-cell>
          <table:table-cell table:formula="of:=[.Z53]" office:value-type="float" office:value="0.00401501628534271">
            <text:p>0,0040150163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650">
            <text:p>1650</text:p>
          </table:table-cell>
          <table:table-cell table:formula="of:=[.P98]+1" office:value-type="float" office:value="4">
            <text:p>4</text:p>
          </table:table-cell>
          <table:table-cell table:formula="of:=[.Y54]" office:value-type="float" office:value="0.235616418959356">
            <text:p>0,235616419</text:p>
          </table:table-cell>
          <table:table-cell table:formula="of:=[.Z54]" office:value-type="float" office:value="0.00656837292378719">
            <text:p>0,0065683729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800">
            <text:p>1800</text:p>
          </table:table-cell>
          <table:table-cell table:formula="of:=[.P99]+1" office:value-type="float" office:value="4">
            <text:p>4</text:p>
          </table:table-cell>
          <table:table-cell table:formula="of:=[.Y55]" office:value-type="float" office:value="0.217231959006015">
            <text:p>0,217231959</text:p>
          </table:table-cell>
          <table:table-cell table:formula="of:=[.Z55]" office:value-type="float" office:value="0.00930774350261963">
            <text:p>0,0093077435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950">
            <text:p>1950</text:p>
          </table:table-cell>
          <table:table-cell table:formula="of:=[.P100]+1" office:value-type="float" office:value="4">
            <text:p>4</text:p>
          </table:table-cell>
          <table:table-cell table:formula="of:=[.Y56]" office:value-type="float" office:value="0.190154456795354">
            <text:p>0,1901544568</text:p>
          </table:table-cell>
          <table:table-cell table:formula="of:=[.Z56]" office:value-type="float" office:value="0.0115212465179231">
            <text:p>0,0115212465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2100">
            <text:p>2100</text:p>
          </table:table-cell>
          <table:table-cell table:formula="of:=[.P101]+1" office:value-type="float" office:value="4">
            <text:p>4</text:p>
          </table:table-cell>
          <table:table-cell table:formula="of:=[.Y57]" office:value-type="float" office:value="0.22797771916961">
            <text:p>0,2279777192</text:p>
          </table:table-cell>
          <table:table-cell table:formula="of:=[.Z57]" office:value-type="float" office:value="0.00682917268505531">
            <text:p>0,0068291727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50">
            <text:p>150</text:p>
          </table:table-cell>
          <table:table-cell table:formula="of:=[.P102]+1" office:value-type="float" office:value="5">
            <text:p>5</text:p>
          </table:table-cell>
          <table:table-cell table:formula="of:=[.AA44]" office:value-type="float" office:value="0.000807827760303415">
            <text:p>0,0008078278</text:p>
          </table:table-cell>
          <table:table-cell table:formula="of:=[.AB44]" office:value-type="float" office:value="0.0470212385810426">
            <text:p>0,0470212386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300">
            <text:p>300</text:p>
          </table:table-cell>
          <table:table-cell table:formula="of:=[.P103]+1" office:value-type="float" office:value="5">
            <text:p>5</text:p>
          </table:table-cell>
          <table:table-cell table:formula="of:=[.AA45]" office:value-type="float" office:value="0.0538896320099038">
            <text:p>0,053889632</text:p>
          </table:table-cell>
          <table:table-cell table:formula="of:=[.AB45]" office:value-type="float" office:value="0.0320150641195272">
            <text:p>0,0320150641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450">
            <text:p>450</text:p>
          </table:table-cell>
          <table:table-cell table:formula="of:=[.P104]+1" office:value-type="float" office:value="5">
            <text:p>5</text:p>
          </table:table-cell>
          <table:table-cell table:formula="of:=[.AA46]" office:value-type="float" office:value="0.0334403471489662">
            <text:p>0,0334403471</text:p>
          </table:table-cell>
          <table:table-cell table:formula="of:=[.AB46]" office:value-type="float" office:value="0.0334509882933895">
            <text:p>0,0334509883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600">
            <text:p>600</text:p>
          </table:table-cell>
          <table:table-cell table:formula="of:=[.P105]+1" office:value-type="float" office:value="5">
            <text:p>5</text:p>
          </table:table-cell>
          <table:table-cell table:formula="of:=[.AA47]" office:value-type="float" office:value="0">
            <text:p>0</text:p>
          </table:table-cell>
          <table:table-cell table:formula="of:=[.AB47]" office:value-type="float" office:value="0.0509611428164429">
            <text:p>0,0509611428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750">
            <text:p>750</text:p>
          </table:table-cell>
          <table:table-cell table:formula="of:=[.P106]+1" office:value-type="float" office:value="5">
            <text:p>5</text:p>
          </table:table-cell>
          <table:table-cell table:formula="of:=[.AA48]" office:value-type="float" office:value="0.0138586746569818">
            <text:p>0,0138586747</text:p>
          </table:table-cell>
          <table:table-cell table:formula="of:=[.AB48]" office:value-type="float" office:value="0.0269119509285541">
            <text:p>0,0269119509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900">
            <text:p>900</text:p>
          </table:table-cell>
          <table:table-cell table:formula="of:=[.P107]+1" office:value-type="float" office:value="5">
            <text:p>5</text:p>
          </table:table-cell>
          <table:table-cell table:formula="of:=[.AA49]" office:value-type="float" office:value="0.0214524799820857">
            <text:p>0,02145248</text:p>
          </table:table-cell>
          <table:table-cell table:formula="of:=[.AB49]" office:value-type="float" office:value="0.0230951181565916">
            <text:p>0,0230951182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050">
            <text:p>1050</text:p>
          </table:table-cell>
          <table:table-cell table:formula="of:=[.P108]+1" office:value-type="float" office:value="5">
            <text:p>5</text:p>
          </table:table-cell>
          <table:table-cell table:formula="of:=[.AA50]" office:value-type="float" office:value="0.0741662923171516">
            <text:p>0,0741662923</text:p>
          </table:table-cell>
          <table:table-cell table:formula="of:=[.AB50]" office:value-type="float" office:value="0.0207323360079669">
            <text:p>0,020732336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200">
            <text:p>1200</text:p>
          </table:table-cell>
          <table:table-cell table:formula="of:=[.P109]+1" office:value-type="float" office:value="5">
            <text:p>5</text:p>
          </table:table-cell>
          <table:table-cell table:formula="of:=[.AA51]" office:value-type="float" office:value="0.161274878795111">
            <text:p>0,1612748788</text:p>
          </table:table-cell>
          <table:table-cell table:formula="of:=[.AB51]" office:value-type="float" office:value="0.0107555091287269">
            <text:p>0,0107555091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350">
            <text:p>1350</text:p>
          </table:table-cell>
          <table:table-cell table:formula="of:=[.P110]+1" office:value-type="float" office:value="5">
            <text:p>5</text:p>
          </table:table-cell>
          <table:table-cell table:formula="of:=[.AA52]" office:value-type="float" office:value="0.18292499344039">
            <text:p>0,1829249934</text:p>
          </table:table-cell>
          <table:table-cell table:formula="of:=[.AB52]" office:value-type="float" office:value="0.00431332362380174">
            <text:p>0,0043133236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500">
            <text:p>1500</text:p>
          </table:table-cell>
          <table:table-cell table:formula="of:=[.P111]+1" office:value-type="float" office:value="5">
            <text:p>5</text:p>
          </table:table-cell>
          <table:table-cell table:formula="of:=[.AA53]" office:value-type="float" office:value="0.223866449987971">
            <text:p>0,22386645</text:p>
          </table:table-cell>
          <table:table-cell table:formula="of:=[.AB53]" office:value-type="float" office:value="0.0060505249818998">
            <text:p>0,006050525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650">
            <text:p>1650</text:p>
          </table:table-cell>
          <table:table-cell table:formula="of:=[.P112]+1" office:value-type="float" office:value="5">
            <text:p>5</text:p>
          </table:table-cell>
          <table:table-cell table:formula="of:=[.AA54]" office:value-type="float" office:value="0.246023315597844">
            <text:p>0,2460233156</text:p>
          </table:table-cell>
          <table:table-cell table:formula="of:=[.AB54]" office:value-type="float" office:value="0.00688040085971932">
            <text:p>0,0068804009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800">
            <text:p>1800</text:p>
          </table:table-cell>
          <table:table-cell table:formula="of:=[.P113]+1" office:value-type="float" office:value="5">
            <text:p>5</text:p>
          </table:table-cell>
          <table:table-cell table:formula="of:=[.AA55]" office:value-type="float" office:value="0.236668133109718">
            <text:p>0,2366681331</text:p>
          </table:table-cell>
          <table:table-cell table:formula="of:=[.AB55]" office:value-type="float" office:value="0.00637898500695247">
            <text:p>0,006378985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950">
            <text:p>1950</text:p>
          </table:table-cell>
          <table:table-cell table:formula="of:=[.P114]+1" office:value-type="float" office:value="5">
            <text:p>5</text:p>
          </table:table-cell>
          <table:table-cell table:formula="of:=[.AA56]" office:value-type="float" office:value="0.220765059009318">
            <text:p>0,220765059</text:p>
          </table:table-cell>
          <table:table-cell table:formula="of:=[.AB56]" office:value-type="float" office:value="0.00427064174762908">
            <text:p>0,0042706417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2100">
            <text:p>2100</text:p>
          </table:table-cell>
          <table:table-cell table:formula="of:=[.P115]+1" office:value-type="float" office:value="5">
            <text:p>5</text:p>
          </table:table-cell>
          <table:table-cell table:formula="of:=[.AA57]" office:value-type="float" office:value="0.2425279781742">
            <text:p>0,2425279782</text:p>
          </table:table-cell>
          <table:table-cell table:formula="of:=[.AB57]" office:value-type="float" office:value="0.00517287220851646">
            <text:p>0,0051728722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50">
            <text:p>150</text:p>
          </table:table-cell>
          <table:table-cell table:formula="of:=[.P116]+1" office:value-type="float" office:value="6">
            <text:p>6</text:p>
          </table:table-cell>
          <table:table-cell table:formula="of:=[.AC44]" office:value-type="float" office:value="0.0913357672597541">
            <text:p>0,0913357673</text:p>
          </table:table-cell>
          <table:table-cell table:formula="of:=[.AD44]" office:value-type="float" office:value="0.0505653200175874">
            <text:p>0,05056532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300">
            <text:p>300</text:p>
          </table:table-cell>
          <table:table-cell table:formula="of:=[.P117]+1" office:value-type="float" office:value="6">
            <text:p>6</text:p>
          </table:table-cell>
          <table:table-cell table:formula="of:=[.AC45]" office:value-type="float" office:value="0.0335658210502852">
            <text:p>0,0335658211</text:p>
          </table:table-cell>
          <table:table-cell table:formula="of:=[.AD45]" office:value-type="float" office:value="0.0401496417436776">
            <text:p>0,0401496417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450">
            <text:p>450</text:p>
          </table:table-cell>
          <table:table-cell table:formula="of:=[.P118]+1" office:value-type="float" office:value="6">
            <text:p>6</text:p>
          </table:table-cell>
          <table:table-cell table:formula="of:=[.AC46]" office:value-type="float" office:value="0.0360858677184686">
            <text:p>0,0360858677</text:p>
          </table:table-cell>
          <table:table-cell table:formula="of:=[.AD46]" office:value-type="float" office:value="0.0476483336544615">
            <text:p>0,0476483337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600">
            <text:p>600</text:p>
          </table:table-cell>
          <table:table-cell table:formula="of:=[.P119]+1" office:value-type="float" office:value="6">
            <text:p>6</text:p>
          </table:table-cell>
          <table:table-cell table:formula="of:=[.AC47]" office:value-type="float" office:value="0.0882847100874151">
            <text:p>0,0882847101</text:p>
          </table:table-cell>
          <table:table-cell table:formula="of:=[.AD47]" office:value-type="float" office:value="0.0313077314950776">
            <text:p>0,0313077315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750">
            <text:p>750</text:p>
          </table:table-cell>
          <table:table-cell table:formula="of:=[.P120]+1" office:value-type="float" office:value="6">
            <text:p>6</text:p>
          </table:table-cell>
          <table:table-cell table:formula="of:=[.AC48]" office:value-type="float" office:value="0.0257984684824988">
            <text:p>0,0257984685</text:p>
          </table:table-cell>
          <table:table-cell table:formula="of:=[.AD48]" office:value-type="float" office:value="0.0200023272621714">
            <text:p>0,0200023273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900">
            <text:p>900</text:p>
          </table:table-cell>
          <table:table-cell table:formula="of:=[.P121]+1" office:value-type="float" office:value="6">
            <text:p>6</text:p>
          </table:table-cell>
          <table:table-cell table:formula="of:=[.AC49]" office:value-type="float" office:value="0.0337933669671986">
            <text:p>0,033793367</text:p>
          </table:table-cell>
          <table:table-cell table:formula="of:=[.AD49]" office:value-type="float" office:value="0.0130421630883251">
            <text:p>0,0130421631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050">
            <text:p>1050</text:p>
          </table:table-cell>
          <table:table-cell table:formula="of:=[.P122]+1" office:value-type="float" office:value="6">
            <text:p>6</text:p>
          </table:table-cell>
          <table:table-cell table:formula="of:=[.AC50]" office:value-type="float" office:value="0.072176656210766">
            <text:p>0,0721766562</text:p>
          </table:table-cell>
          <table:table-cell table:formula="of:=[.AD50]" office:value-type="float" office:value="0.0166277394879069">
            <text:p>0,0166277395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200">
            <text:p>1200</text:p>
          </table:table-cell>
          <table:table-cell table:formula="of:=[.P123]+1" office:value-type="float" office:value="6">
            <text:p>6</text:p>
          </table:table-cell>
          <table:table-cell table:formula="of:=[.AC51]" office:value-type="float" office:value="0.161892825430169">
            <text:p>0,1618928254</text:p>
          </table:table-cell>
          <table:table-cell table:formula="of:=[.AD51]" office:value-type="float" office:value="0.0079361507658545">
            <text:p>0,0079361508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350">
            <text:p>1350</text:p>
          </table:table-cell>
          <table:table-cell table:formula="of:=[.P124]+1" office:value-type="float" office:value="6">
            <text:p>6</text:p>
          </table:table-cell>
          <table:table-cell table:formula="of:=[.AC52]" office:value-type="float" office:value="0.180191344867627">
            <text:p>0,1801913449</text:p>
          </table:table-cell>
          <table:table-cell table:formula="of:=[.AD52]" office:value-type="float" office:value="0.00435050910164925">
            <text:p>0,0043505091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500">
            <text:p>1500</text:p>
          </table:table-cell>
          <table:table-cell table:formula="of:=[.P125]+1" office:value-type="float" office:value="6">
            <text:p>6</text:p>
          </table:table-cell>
          <table:table-cell table:formula="of:=[.AC53]" office:value-type="float" office:value="0.218638256644613">
            <text:p>0,2186382566</text:p>
          </table:table-cell>
          <table:table-cell table:formula="of:=[.AD53]" office:value-type="float" office:value="0.00684079307407205">
            <text:p>0,0068407931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650">
            <text:p>1650</text:p>
          </table:table-cell>
          <table:table-cell table:formula="of:=[.P126]+1" office:value-type="float" office:value="6">
            <text:p>6</text:p>
          </table:table-cell>
          <table:table-cell table:formula="of:=[.AC54]" office:value-type="float" office:value="0.249137699201641">
            <text:p>0,2491376992</text:p>
          </table:table-cell>
          <table:table-cell table:formula="of:=[.AD54]" office:value-type="float" office:value="0.00546252157696161">
            <text:p>0,0054625216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800">
            <text:p>1800</text:p>
          </table:table-cell>
          <table:table-cell table:formula="of:=[.P127]+1" office:value-type="float" office:value="6">
            <text:p>6</text:p>
          </table:table-cell>
          <table:table-cell table:formula="of:=[.AC55]" office:value-type="float" office:value="0.249810977123142">
            <text:p>0,2498109771</text:p>
          </table:table-cell>
          <table:table-cell table:formula="of:=[.AD55]" office:value-type="float" office:value="0.00437931179848054">
            <text:p>0,0043793118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950">
            <text:p>1950</text:p>
          </table:table-cell>
          <table:table-cell table:formula="of:=[.P128]+1" office:value-type="float" office:value="6">
            <text:p>6</text:p>
          </table:table-cell>
          <table:table-cell table:formula="of:=[.AC56]" office:value-type="float" office:value="0.231886055214139">
            <text:p>0,2318860552</text:p>
          </table:table-cell>
          <table:table-cell table:formula="of:=[.AD56]" office:value-type="float" office:value="0.00370805031346002">
            <text:p>0,0037080503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2100">
            <text:p>2100</text:p>
          </table:table-cell>
          <table:table-cell table:formula="of:=[.P129]+1" office:value-type="float" office:value="6">
            <text:p>6</text:p>
          </table:table-cell>
          <table:table-cell table:formula="of:=[.AC57]" office:value-type="float" office:value="0.234622158999544">
            <text:p>0,234622159</text:p>
          </table:table-cell>
          <table:table-cell table:formula="of:=[.AD57]" office:value-type="float" office:value="0.0113437525649079">
            <text:p>0,0113437526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50">
            <text:p>150</text:p>
          </table:table-cell>
          <table:table-cell table:formula="of:=[.P130]+1" office:value-type="float" office:value="7">
            <text:p>7</text:p>
          </table:table-cell>
          <table:table-cell table:style-name="ce1" table:formula="of:=[.AE44]" office:value-type="float" office:value="0.0282921384286747">
            <text:p>0,0282921384</text:p>
          </table:table-cell>
          <table:table-cell table:style-name="ce1" table:formula="of:=[.AF44]" office:value-type="float" office:value="0.0407687576825725">
            <text:p>0,0407687577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300">
            <text:p>300</text:p>
          </table:table-cell>
          <table:table-cell table:formula="of:=[.P131]+1" office:value-type="float" office:value="7">
            <text:p>7</text:p>
          </table:table-cell>
          <table:table-cell table:style-name="ce1" table:formula="of:=[.AE45]" office:value-type="float" office:value="0.0317599287117656">
            <text:p>0,0317599287</text:p>
          </table:table-cell>
          <table:table-cell table:style-name="ce1" table:formula="of:=[.AF45]" office:value-type="float" office:value="0.0375824876590914">
            <text:p>0,0375824877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450">
            <text:p>450</text:p>
          </table:table-cell>
          <table:table-cell table:formula="of:=[.P132]+1" office:value-type="float" office:value="7">
            <text:p>7</text:p>
          </table:table-cell>
          <table:table-cell table:style-name="ce1" table:formula="of:=[.AE46]" office:value-type="float" office:value="0.0808675218961803">
            <text:p>0,0808675219</text:p>
          </table:table-cell>
          <table:table-cell table:style-name="ce1" table:formula="of:=[.AF46]" office:value-type="float" office:value="0.0220709978260466">
            <text:p>0,0220709978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600">
            <text:p>600</text:p>
          </table:table-cell>
          <table:table-cell table:formula="of:=[.P133]+1" office:value-type="float" office:value="7">
            <text:p>7</text:p>
          </table:table-cell>
          <table:table-cell table:style-name="ce1" table:formula="of:=[.AE47]" office:value-type="float" office:value="0.0690931733844755">
            <text:p>0,0690931734</text:p>
          </table:table-cell>
          <table:table-cell table:style-name="ce1" table:formula="of:=[.AF47]" office:value-type="float" office:value="0.0391335184858818">
            <text:p>0,0391335185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750">
            <text:p>750</text:p>
          </table:table-cell>
          <table:table-cell table:formula="of:=[.P134]+1" office:value-type="float" office:value="7">
            <text:p>7</text:p>
          </table:table-cell>
          <table:table-cell table:style-name="ce1" table:formula="of:=[.AE48]" office:value-type="float" office:value="0.00639450274030251">
            <text:p>0,0063945027</text:p>
          </table:table-cell>
          <table:table-cell table:style-name="ce1" table:formula="of:=[.AF48]" office:value-type="float" office:value="0.0323883151229591">
            <text:p>0,0323883151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900">
            <text:p>900</text:p>
          </table:table-cell>
          <table:table-cell table:formula="of:=[.P135]+1" office:value-type="float" office:value="7">
            <text:p>7</text:p>
          </table:table-cell>
          <table:table-cell table:style-name="ce1" table:formula="of:=[.AE49]" office:value-type="float" office:value="0.0393335657691369">
            <text:p>0,0393335658</text:p>
          </table:table-cell>
          <table:table-cell table:style-name="ce1" table:formula="of:=[.AF49]" office:value-type="float" office:value="0.0129065554326219">
            <text:p>0,0129065554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050">
            <text:p>1050</text:p>
          </table:table-cell>
          <table:table-cell table:formula="of:=[.P136]+1" office:value-type="float" office:value="7">
            <text:p>7</text:p>
          </table:table-cell>
          <table:table-cell table:style-name="ce1" table:formula="of:=[.AE50]" office:value-type="float" office:value="0.0518974341080887">
            <text:p>0,0518974341</text:p>
          </table:table-cell>
          <table:table-cell table:style-name="ce1" table:formula="of:=[.AF50]" office:value-type="float" office:value="0.0141511043059227">
            <text:p>0,0141511043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200">
            <text:p>1200</text:p>
          </table:table-cell>
          <table:table-cell table:formula="of:=[.P137]+1" office:value-type="float" office:value="7">
            <text:p>7</text:p>
          </table:table-cell>
          <table:table-cell table:style-name="ce1" table:formula="of:=[.AE51]" office:value-type="float" office:value="0.148924583412916">
            <text:p>0,1489245834</text:p>
          </table:table-cell>
          <table:table-cell table:style-name="ce1" table:formula="of:=[.AF51]" office:value-type="float" office:value="0.00967066471553058">
            <text:p>0,0096706647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350">
            <text:p>1350</text:p>
          </table:table-cell>
          <table:table-cell table:formula="of:=[.P138]+1" office:value-type="float" office:value="7">
            <text:p>7</text:p>
          </table:table-cell>
          <table:table-cell table:style-name="ce1" table:formula="of:=[.AE52]" office:value-type="float" office:value="0.17365265662041">
            <text:p>0,1736526566</text:p>
          </table:table-cell>
          <table:table-cell table:style-name="ce1" table:formula="of:=[.AF52]" office:value-type="float" office:value="0.00703211716074797">
            <text:p>0,0070321172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500">
            <text:p>1500</text:p>
          </table:table-cell>
          <table:table-cell table:formula="of:=[.P139]+1" office:value-type="float" office:value="7">
            <text:p>7</text:p>
          </table:table-cell>
          <table:table-cell table:style-name="ce1" table:formula="of:=[.AE53]" office:value-type="float" office:value="0.231242642267248">
            <text:p>0,2312426423</text:p>
          </table:table-cell>
          <table:table-cell table:style-name="ce1" table:formula="of:=[.AF53]" office:value-type="float" office:value="0.00672393469887373">
            <text:p>0,0067239347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650">
            <text:p>1650</text:p>
          </table:table-cell>
          <table:table-cell table:formula="of:=[.P140]+1" office:value-type="float" office:value="7">
            <text:p>7</text:p>
          </table:table-cell>
          <table:table-cell table:style-name="ce1" table:formula="of:=[.AE54]" office:value-type="float" office:value="0.241887023137413">
            <text:p>0,2418870231</text:p>
          </table:table-cell>
          <table:table-cell table:style-name="ce1" table:formula="of:=[.AF54]" office:value-type="float" office:value="0.0078876532899795">
            <text:p>0,0078876533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800">
            <text:p>1800</text:p>
          </table:table-cell>
          <table:table-cell table:formula="of:=[.P141]+1" office:value-type="float" office:value="7">
            <text:p>7</text:p>
          </table:table-cell>
          <table:table-cell table:style-name="ce1" table:formula="of:=[.AE55]" office:value-type="float" office:value="0.251270670943267">
            <text:p>0,2512706709</text:p>
          </table:table-cell>
          <table:table-cell table:style-name="ce1" table:formula="of:=[.AF55]" office:value-type="float" office:value="0.0049084139136534">
            <text:p>0,0049084139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950">
            <text:p>1950</text:p>
          </table:table-cell>
          <table:table-cell table:formula="of:=[.P142]+1" office:value-type="float" office:value="7">
            <text:p>7</text:p>
          </table:table-cell>
          <table:table-cell table:style-name="ce1" table:formula="of:=[.AE56]" office:value-type="float" office:value="0.221726417185077">
            <text:p>0,2217264172</text:p>
          </table:table-cell>
          <table:table-cell table:style-name="ce1" table:formula="of:=[.AF56]" office:value-type="float" office:value="0.00766902169747763">
            <text:p>0,0076690217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2100">
            <text:p>2100</text:p>
          </table:table-cell>
          <table:table-cell table:formula="of:=[.P143]+1" office:value-type="float" office:value="7">
            <text:p>7</text:p>
          </table:table-cell>
          <table:table-cell table:style-name="ce1" table:formula="of:=[.AE57]" office:value-type="float" office:value="0.262217308090069">
            <text:p>0,2622173081</text:p>
          </table:table-cell>
          <table:table-cell table:style-name="ce1" table:formula="of:=[.AF57]" office:value-type="float" office:value="0.00494598580389801">
            <text:p>0,0049459858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50">
            <text:p>150</text:p>
          </table:table-cell>
          <table:table-cell table:formula="of:=[.P144]+1" office:value-type="float" office:value="8">
            <text:p>8</text:p>
          </table:table-cell>
          <table:table-cell table:style-name="ce1" table:formula="of:=[.AG44]" office:value-type="float" office:value="0.0340747158833337">
            <text:p>0,0340747159</text:p>
          </table:table-cell>
          <table:table-cell table:style-name="ce1" table:formula="of:=[.AH44]" office:value-type="float" office:value="0.0539373371578515">
            <text:p>0,0539373372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300">
            <text:p>300</text:p>
          </table:table-cell>
          <table:table-cell table:formula="of:=[.P145]+1" office:value-type="float" office:value="8">
            <text:p>8</text:p>
          </table:table-cell>
          <table:table-cell table:style-name="ce1" table:formula="of:=[.AG45]" office:value-type="float" office:value="0.0608325532639014">
            <text:p>0,0608325533</text:p>
          </table:table-cell>
          <table:table-cell table:style-name="ce1" table:formula="of:=[.AH45]" office:value-type="float" office:value="0.0283545133141268">
            <text:p>0,0283545133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450">
            <text:p>450</text:p>
          </table:table-cell>
          <table:table-cell table:formula="of:=[.P146]+1" office:value-type="float" office:value="8">
            <text:p>8</text:p>
          </table:table-cell>
          <table:table-cell table:style-name="ce1" table:formula="of:=[.AG46]" office:value-type="float" office:value="0.0788893908892858">
            <text:p>0,0788893909</text:p>
          </table:table-cell>
          <table:table-cell table:style-name="ce1" table:formula="of:=[.AH46]" office:value-type="float" office:value="0.0317618411224713">
            <text:p>0,0317618411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600">
            <text:p>600</text:p>
          </table:table-cell>
          <table:table-cell table:formula="of:=[.P147]+1" office:value-type="float" office:value="8">
            <text:p>8</text:p>
          </table:table-cell>
          <table:table-cell table:style-name="ce1" table:formula="of:=[.AG47]" office:value-type="float" office:value="0.0577954766389277">
            <text:p>0,0577954766</text:p>
          </table:table-cell>
          <table:table-cell table:style-name="ce1" table:formula="of:=[.AH47]" office:value-type="float" office:value="0.0357343248149604">
            <text:p>0,0357343248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750">
            <text:p>750</text:p>
          </table:table-cell>
          <table:table-cell table:formula="of:=[.P148]+1" office:value-type="float" office:value="8">
            <text:p>8</text:p>
          </table:table-cell>
          <table:table-cell table:style-name="ce1" table:formula="of:=[.AG48]" office:value-type="float" office:value="0.0189365960186185">
            <text:p>0,018936596</text:p>
          </table:table-cell>
          <table:table-cell table:style-name="ce1" table:formula="of:=[.AH48]" office:value-type="float" office:value="0.0325728074646066">
            <text:p>0,0325728075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900">
            <text:p>900</text:p>
          </table:table-cell>
          <table:table-cell table:formula="of:=[.P149]+1" office:value-type="float" office:value="8">
            <text:p>8</text:p>
          </table:table-cell>
          <table:table-cell table:style-name="ce1" table:formula="of:=[.AG49]" office:value-type="float" office:value="0">
            <text:p>0</text:p>
          </table:table-cell>
          <table:table-cell table:style-name="ce1" table:formula="of:=[.AH49]" office:value-type="float" office:value="0.0211036224697237">
            <text:p>0,0211036225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050">
            <text:p>1050</text:p>
          </table:table-cell>
          <table:table-cell table:formula="of:=[.P150]+1" office:value-type="float" office:value="8">
            <text:p>8</text:p>
          </table:table-cell>
          <table:table-cell table:style-name="ce1" table:formula="of:=[.AG50]" office:value-type="float" office:value="0.0392620421267031">
            <text:p>0,0392620421</text:p>
          </table:table-cell>
          <table:table-cell table:style-name="ce1" table:formula="of:=[.AH50]" office:value-type="float" office:value="0.0178434730296065">
            <text:p>0,017843473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200">
            <text:p>1200</text:p>
          </table:table-cell>
          <table:table-cell table:formula="of:=[.P151]+1" office:value-type="float" office:value="8">
            <text:p>8</text:p>
          </table:table-cell>
          <table:table-cell table:style-name="ce1" table:formula="of:=[.AG51]" office:value-type="float" office:value="0.1236301252312">
            <text:p>0,1236301252</text:p>
          </table:table-cell>
          <table:table-cell table:style-name="ce1" table:formula="of:=[.AH51]" office:value-type="float" office:value="0.013673925196312">
            <text:p>0,0136739252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350">
            <text:p>1350</text:p>
          </table:table-cell>
          <table:table-cell table:formula="of:=[.P152]+1" office:value-type="float" office:value="8">
            <text:p>8</text:p>
          </table:table-cell>
          <table:table-cell table:style-name="ce1" table:formula="of:=[.AG52]" office:value-type="float" office:value="0.160971826023398">
            <text:p>0,160971826</text:p>
          </table:table-cell>
          <table:table-cell table:style-name="ce1" table:formula="of:=[.AH52]" office:value-type="float" office:value="0.00943650013774885">
            <text:p>0,0094365001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500">
            <text:p>1500</text:p>
          </table:table-cell>
          <table:table-cell table:formula="of:=[.P153]+1" office:value-type="float" office:value="8">
            <text:p>8</text:p>
          </table:table-cell>
          <table:table-cell table:style-name="ce1" table:formula="of:=[.AG53]" office:value-type="float" office:value="0.223632928913004">
            <text:p>0,2236329289</text:p>
          </table:table-cell>
          <table:table-cell table:style-name="ce1" table:formula="of:=[.AH53]" office:value-type="float" office:value="0.00686485077958216">
            <text:p>0,0068648508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650">
            <text:p>1650</text:p>
          </table:table-cell>
          <table:table-cell table:formula="of:=[.P154]+1" office:value-type="float" office:value="8">
            <text:p>8</text:p>
          </table:table-cell>
          <table:table-cell table:style-name="ce1" table:formula="of:=[.AG54]" office:value-type="float" office:value="0.245543874251634">
            <text:p>0,2455438743</text:p>
          </table:table-cell>
          <table:table-cell table:style-name="ce1" table:formula="of:=[.AH54]" office:value-type="float" office:value="0.00731509348688734">
            <text:p>0,0073150935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800">
            <text:p>1800</text:p>
          </table:table-cell>
          <table:table-cell table:formula="of:=[.P155]+1" office:value-type="float" office:value="8">
            <text:p>8</text:p>
          </table:table-cell>
          <table:table-cell table:style-name="ce1" table:formula="of:=[.AG55]" office:value-type="float" office:value="0.252560543289939">
            <text:p>0,2525605433</text:p>
          </table:table-cell>
          <table:table-cell table:style-name="ce1" table:formula="of:=[.AH55]" office:value-type="float" office:value="0.00530463351268703">
            <text:p>0,0053046335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950">
            <text:p>1950</text:p>
          </table:table-cell>
          <table:table-cell table:formula="of:=[.P156]+1" office:value-type="float" office:value="8">
            <text:p>8</text:p>
          </table:table-cell>
          <table:table-cell table:style-name="ce1" table:formula="of:=[.AG56]" office:value-type="float" office:value="0.226240023221482">
            <text:p>0,2262400232</text:p>
          </table:table-cell>
          <table:table-cell table:style-name="ce1" table:formula="of:=[.AH56]" office:value-type="float" office:value="0.00560650719051979">
            <text:p>0,0056065072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2100">
            <text:p>2100</text:p>
          </table:table-cell>
          <table:table-cell table:formula="of:=[.P157]+1" office:value-type="float" office:value="8">
            <text:p>8</text:p>
          </table:table-cell>
          <table:table-cell table:style-name="ce1" table:formula="of:=[.AG57]" office:value-type="float" office:value="0.230972103964193">
            <text:p>0,230972104</text:p>
          </table:table-cell>
          <table:table-cell table:style-name="ce1" table:formula="of:=[.AH57]" office:value-type="float" office:value="0.0146299870705549">
            <text:p>0,0146299871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50">
            <text:p>150</text:p>
          </table:table-cell>
          <table:table-cell table:formula="of:=[.P158]+1" office:value-type="float" office:value="9">
            <text:p>9</text:p>
          </table:table-cell>
          <table:table-cell table:style-name="ce1" table:formula="of:=[.AI44]" office:value-type="float" office:value="0.0618781336805938">
            <text:p>0,0618781337</text:p>
          </table:table-cell>
          <table:table-cell table:style-name="ce1" table:formula="of:=[.AJ44]" office:value-type="float" office:value="0.040943152289788">
            <text:p>0,0409431523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300">
            <text:p>300</text:p>
          </table:table-cell>
          <table:table-cell table:formula="of:=[.P159]+1" office:value-type="float" office:value="9">
            <text:p>9</text:p>
          </table:table-cell>
          <table:table-cell table:style-name="ce1" table:formula="of:=[.AI45]" office:value-type="float" office:value="0">
            <text:p>0</text:p>
          </table:table-cell>
          <table:table-cell table:style-name="ce1" table:formula="of:=[.AJ45]" office:value-type="float" office:value="0.0506271421093746">
            <text:p>0,0506271421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450">
            <text:p>450</text:p>
          </table:table-cell>
          <table:table-cell table:formula="of:=[.P160]+1" office:value-type="float" office:value="9">
            <text:p>9</text:p>
          </table:table-cell>
          <table:table-cell table:style-name="ce1" table:formula="of:=[.AI46]" office:value-type="float" office:value="0.0630107238013338">
            <text:p>0,0630107238</text:p>
          </table:table-cell>
          <table:table-cell table:style-name="ce1" table:formula="of:=[.AJ46]" office:value-type="float" office:value="0.0351483999190122">
            <text:p>0,0351483999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600">
            <text:p>600</text:p>
          </table:table-cell>
          <table:table-cell table:formula="of:=[.P161]+1" office:value-type="float" office:value="9">
            <text:p>9</text:p>
          </table:table-cell>
          <table:table-cell table:style-name="ce1" table:formula="of:=[.AI47]" office:value-type="float" office:value="0.0533670649083076">
            <text:p>0,0533670649</text:p>
          </table:table-cell>
          <table:table-cell table:style-name="ce1" table:formula="of:=[.AJ47]" office:value-type="float" office:value="0.0337858138387405">
            <text:p>0,0337858138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750">
            <text:p>750</text:p>
          </table:table-cell>
          <table:table-cell table:formula="of:=[.P162]+1" office:value-type="float" office:value="9">
            <text:p>9</text:p>
          </table:table-cell>
          <table:table-cell table:style-name="ce1" table:formula="of:=[.AI48]" office:value-type="float" office:value="0">
            <text:p>0</text:p>
          </table:table-cell>
          <table:table-cell table:style-name="ce1" table:formula="of:=[.AJ48]" office:value-type="float" office:value="0.0318034176308979">
            <text:p>0,0318034176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900">
            <text:p>900</text:p>
          </table:table-cell>
          <table:table-cell table:formula="of:=[.P163]+1" office:value-type="float" office:value="9">
            <text:p>9</text:p>
          </table:table-cell>
          <table:table-cell table:style-name="ce1" table:formula="of:=[.AI49]" office:value-type="float" office:value="0.0151572362413499">
            <text:p>0,0151572362</text:p>
          </table:table-cell>
          <table:table-cell table:style-name="ce1" table:formula="of:=[.AJ49]" office:value-type="float" office:value="0.0226064773826242">
            <text:p>0,0226064774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050">
            <text:p>1050</text:p>
          </table:table-cell>
          <table:table-cell table:formula="of:=[.P164]+1" office:value-type="float" office:value="9">
            <text:p>9</text:p>
          </table:table-cell>
          <table:table-cell table:style-name="ce1" table:formula="of:=[.AI50]" office:value-type="float" office:value="0.0504734119695423">
            <text:p>0,050473412</text:p>
          </table:table-cell>
          <table:table-cell table:style-name="ce1" table:formula="of:=[.AJ50]" office:value-type="float" office:value="0.0158286038620191">
            <text:p>0,0158286039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200">
            <text:p>1200</text:p>
          </table:table-cell>
          <table:table-cell table:formula="of:=[.P165]+1" office:value-type="float" office:value="9">
            <text:p>9</text:p>
          </table:table-cell>
          <table:table-cell table:style-name="ce1" table:formula="of:=[.AI51]" office:value-type="float" office:value="0.118150608719117">
            <text:p>0,1181506087</text:p>
          </table:table-cell>
          <table:table-cell table:style-name="ce1" table:formula="of:=[.AJ51]" office:value-type="float" office:value="0.0153618635465781">
            <text:p>0,0153618635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350">
            <text:p>1350</text:p>
          </table:table-cell>
          <table:table-cell table:formula="of:=[.P166]+1" office:value-type="float" office:value="9">
            <text:p>9</text:p>
          </table:table-cell>
          <table:table-cell table:style-name="ce1" table:formula="of:=[.AI52]" office:value-type="float" office:value="0.163463237261336">
            <text:p>0,1634632373</text:p>
          </table:table-cell>
          <table:table-cell table:style-name="ce1" table:formula="of:=[.AJ52]" office:value-type="float" office:value="0.00734595372059866">
            <text:p>0,0073459537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500">
            <text:p>1500</text:p>
          </table:table-cell>
          <table:table-cell table:formula="of:=[.P167]+1" office:value-type="float" office:value="9">
            <text:p>9</text:p>
          </table:table-cell>
          <table:table-cell table:style-name="ce1" table:formula="of:=[.AI53]" office:value-type="float" office:value="0.212342139824643">
            <text:p>0,2123421398</text:p>
          </table:table-cell>
          <table:table-cell table:style-name="ce1" table:formula="of:=[.AJ53]" office:value-type="float" office:value="0.00746752148050614">
            <text:p>0,0074675215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650">
            <text:p>1650</text:p>
          </table:table-cell>
          <table:table-cell table:formula="of:=[.P168]+1" office:value-type="float" office:value="9">
            <text:p>9</text:p>
          </table:table-cell>
          <table:table-cell table:style-name="ce1" table:formula="of:=[.AI54]" office:value-type="float" office:value="0.250526893663629">
            <text:p>0,2505268937</text:p>
          </table:table-cell>
          <table:table-cell table:style-name="ce1" table:formula="of:=[.AJ54]" office:value-type="float" office:value="0.00585518918279154">
            <text:p>0,0058551892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800">
            <text:p>1800</text:p>
          </table:table-cell>
          <table:table-cell table:formula="of:=[.P169]+1" office:value-type="float" office:value="9">
            <text:p>9</text:p>
          </table:table-cell>
          <table:table-cell table:style-name="ce1" table:formula="of:=[.AI55]" office:value-type="float" office:value="0.227607996659866">
            <text:p>0,2276079967</text:p>
          </table:table-cell>
          <table:table-cell table:style-name="ce1" table:formula="of:=[.AJ55]" office:value-type="float" office:value="0.0118756616861725">
            <text:p>0,0118756617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950">
            <text:p>1950</text:p>
          </table:table-cell>
          <table:table-cell table:formula="of:=[.P170]+1" office:value-type="float" office:value="9">
            <text:p>9</text:p>
          </table:table-cell>
          <table:table-cell table:style-name="ce1" table:formula="of:=[.AI56]" office:value-type="float" office:value="0.230546635106194">
            <text:p>0,2305466351</text:p>
          </table:table-cell>
          <table:table-cell table:style-name="ce1" table:formula="of:=[.AJ56]" office:value-type="float" office:value="0.00671915686636335">
            <text:p>0,0067191569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2100">
            <text:p>2100</text:p>
          </table:table-cell>
          <table:table-cell table:formula="of:=[.P171]+1" office:value-type="float" office:value="9">
            <text:p>9</text:p>
          </table:table-cell>
          <table:table-cell table:style-name="ce1" table:formula="of:=[.AI57]" office:value-type="float" office:value="0.258398308126801">
            <text:p>0,2583983081</text:p>
          </table:table-cell>
          <table:table-cell table:style-name="ce1" table:formula="of:=[.AJ57]" office:value-type="float" office:value="0.00788030188417237">
            <text:p>0,0078803019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50">
            <text:p>150</text:p>
          </table:table-cell>
          <table:table-cell table:formula="of:=[.P172]+1" office:value-type="float" office:value="10">
            <text:p>10</text:p>
          </table:table-cell>
          <table:table-cell table:style-name="ce1" table:formula="of:=[.AK44]" office:value-type="float" office:value="0">
            <text:p>0</text:p>
          </table:table-cell>
          <table:table-cell table:style-name="ce1" table:formula="of:=[.AL44]" office:value-type="float" office:value="0.094399443390034">
            <text:p>0,0943994434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300">
            <text:p>300</text:p>
          </table:table-cell>
          <table:table-cell table:formula="of:=[.P173]+1" office:value-type="float" office:value="10">
            <text:p>10</text:p>
          </table:table-cell>
          <table:table-cell table:style-name="ce1" table:formula="of:=[.AK45]" office:value-type="float" office:value="0.0496382269461682">
            <text:p>0,0496382269</text:p>
          </table:table-cell>
          <table:table-cell table:style-name="ce1" table:formula="of:=[.AL45]" office:value-type="float" office:value="0.0330506207279334">
            <text:p>0,0330506207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450">
            <text:p>450</text:p>
          </table:table-cell>
          <table:table-cell table:formula="of:=[.P174]+1" office:value-type="float" office:value="10">
            <text:p>10</text:p>
          </table:table-cell>
          <table:table-cell table:style-name="ce1" table:formula="of:=[.AK46]" office:value-type="float" office:value="0.0560254154075752">
            <text:p>0,0560254154</text:p>
          </table:table-cell>
          <table:table-cell table:style-name="ce1" table:formula="of:=[.AL46]" office:value-type="float" office:value="0.0323945808900332">
            <text:p>0,0323945809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600">
            <text:p>600</text:p>
          </table:table-cell>
          <table:table-cell table:formula="of:=[.P175]+1" office:value-type="float" office:value="10">
            <text:p>10</text:p>
          </table:table-cell>
          <table:table-cell table:style-name="ce1" table:formula="of:=[.AK47]" office:value-type="float" office:value="0.0664533205826421">
            <text:p>0,0664533206</text:p>
          </table:table-cell>
          <table:table-cell table:style-name="ce1" table:formula="of:=[.AL47]" office:value-type="float" office:value="0.0452825861829782">
            <text:p>0,0452825862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750">
            <text:p>750</text:p>
          </table:table-cell>
          <table:table-cell table:formula="of:=[.P176]+1" office:value-type="float" office:value="10">
            <text:p>10</text:p>
          </table:table-cell>
          <table:table-cell table:style-name="ce1" table:formula="of:=[.AK48]" office:value-type="float" office:value="0.0257778688864321">
            <text:p>0,0257778689</text:p>
          </table:table-cell>
          <table:table-cell table:style-name="ce1" table:formula="of:=[.AL48]" office:value-type="float" office:value="0.0274787165598153">
            <text:p>0,0274787166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900">
            <text:p>900</text:p>
          </table:table-cell>
          <table:table-cell table:formula="of:=[.P177]+1" office:value-type="float" office:value="10">
            <text:p>10</text:p>
          </table:table-cell>
          <table:table-cell table:style-name="ce1" table:formula="of:=[.AK49]" office:value-type="float" office:value="0.0046188113546044">
            <text:p>0,0046188114</text:p>
          </table:table-cell>
          <table:table-cell table:style-name="ce1" table:formula="of:=[.AL49]" office:value-type="float" office:value="0.0293343620949364">
            <text:p>0,0293343621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050">
            <text:p>1050</text:p>
          </table:table-cell>
          <table:table-cell table:formula="of:=[.P178]+1" office:value-type="float" office:value="10">
            <text:p>10</text:p>
          </table:table-cell>
          <table:table-cell table:style-name="ce1" table:formula="of:=[.AK50]" office:value-type="float" office:value="0.0302290617752254">
            <text:p>0,0302290618</text:p>
          </table:table-cell>
          <table:table-cell table:style-name="ce1" table:formula="of:=[.AL50]" office:value-type="float" office:value="0.020445827104589">
            <text:p>0,0204458271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200">
            <text:p>1200</text:p>
          </table:table-cell>
          <table:table-cell table:formula="of:=[.P179]+1" office:value-type="float" office:value="10">
            <text:p>10</text:p>
          </table:table-cell>
          <table:table-cell table:style-name="ce1" table:formula="of:=[.AK51]" office:value-type="float" office:value="0.121380155316945">
            <text:p>0,1213801553</text:p>
          </table:table-cell>
          <table:table-cell table:style-name="ce1" table:formula="of:=[.AL51]" office:value-type="float" office:value="0.0142019011224449">
            <text:p>0,0142019011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350">
            <text:p>1350</text:p>
          </table:table-cell>
          <table:table-cell table:formula="of:=[.P180]+1" office:value-type="float" office:value="10">
            <text:p>10</text:p>
          </table:table-cell>
          <table:table-cell table:style-name="ce1" table:formula="of:=[.AK52]" office:value-type="float" office:value="0.153960850277526">
            <text:p>0,1539608503</text:p>
          </table:table-cell>
          <table:table-cell table:style-name="ce1" table:formula="of:=[.AL52]" office:value-type="float" office:value="0.00742079730966331">
            <text:p>0,0074207973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500">
            <text:p>1500</text:p>
          </table:table-cell>
          <table:table-cell table:formula="of:=[.P181]+1" office:value-type="float" office:value="10">
            <text:p>10</text:p>
          </table:table-cell>
          <table:table-cell table:style-name="ce1" table:formula="of:=[.AK53]" office:value-type="float" office:value="0.218074545029837">
            <text:p>0,218074545</text:p>
          </table:table-cell>
          <table:table-cell table:style-name="ce1" table:formula="of:=[.AL53]" office:value-type="float" office:value="0.00635477406230409">
            <text:p>0,0063547741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650">
            <text:p>1650</text:p>
          </table:table-cell>
          <table:table-cell table:formula="of:=[.P182]+1" office:value-type="float" office:value="10">
            <text:p>10</text:p>
          </table:table-cell>
          <table:table-cell table:style-name="ce1" table:formula="of:=[.AK54]" office:value-type="float" office:value="0.246261014145093">
            <text:p>0,2462610141</text:p>
          </table:table-cell>
          <table:table-cell table:style-name="ce1" table:formula="of:=[.AL54]" office:value-type="float" office:value="0.0045215596889748">
            <text:p>0,0045215597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800">
            <text:p>1800</text:p>
          </table:table-cell>
          <table:table-cell table:formula="of:=[.P183]+1" office:value-type="float" office:value="10">
            <text:p>10</text:p>
          </table:table-cell>
          <table:table-cell table:style-name="ce1" table:formula="of:=[.AK55]" office:value-type="float" office:value="0.249435877564771">
            <text:p>0,2494358776</text:p>
          </table:table-cell>
          <table:table-cell table:style-name="ce1" table:formula="of:=[.AL55]" office:value-type="float" office:value="0.00771741674641386">
            <text:p>0,0077174167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1950">
            <text:p>1950</text:p>
          </table:table-cell>
          <table:table-cell table:formula="of:=[.P184]+1" office:value-type="float" office:value="10">
            <text:p>10</text:p>
          </table:table-cell>
          <table:table-cell table:style-name="ce1" table:formula="of:=[.AK56]" office:value-type="float" office:value="0.228902885508386">
            <text:p>0,2289028855</text:p>
          </table:table-cell>
          <table:table-cell table:style-name="ce1" table:formula="of:=[.AL56]" office:value-type="float" office:value="0.00891819697373082">
            <text:p>0,008918197</text:p>
          </table:table-cell>
          <table:table-cell table:number-columns-repeated="20"/>
        </table:table-row>
        <table:table-row table:style-name="ro2">
          <table:table-cell table:number-columns-repeated="14"/>
          <table:table-cell office:value-type="float" office:value="2100">
            <text:p>2100</text:p>
          </table:table-cell>
          <table:table-cell table:formula="of:=[.P185]+1" office:value-type="float" office:value="10">
            <text:p>10</text:p>
          </table:table-cell>
          <table:table-cell table:style-name="ce1" table:formula="of:=[.AK57]" office:value-type="float" office:value="0.252989608216258">
            <text:p>0,2529896082</text:p>
          </table:table-cell>
          <table:table-cell table:style-name="ce1" table:formula="of:=[.AL57]" office:value-type="float" office:value="0.00775347950160898">
            <text:p>0,0077534795</text:p>
          </table:table-cell>
          <table:table-cell table:number-columns-repeated="20"/>
        </table:table-row>
        <table:table-row table:style-name="ro1" table:number-rows-repeated="2">
          <table:table-cell table:number-columns-repeated="38"/>
        </table:table-row>
        <table:table-row table:style-name="ro1">
          <table:table-cell table:number-columns-repeated="17"/>
          <table:table-cell table:formula="of:=MAX([.R60:.R199])" office:value-type="float" office:value="0.094399443390034">
            <text:p>0,0943994434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6T10:55:05</meta:creation-date>
    <dc:date>2013-09-16T22:03:13</dc:date>
    <meta:editing-duration>PT10H51M48S</meta:editing-duration>
    <meta:editing-cycles>2</meta:editing-cycles>
    <meta:generator>LibreOffice/4.0.4.2$Linux_X86_64 LibreOffice_project/400m0$Build-2</meta:generator>
    <meta:document-statistic meta:table-count="1" meta:cell-count="1635" meta:object-count="0"/>
  </office:meta>
</office:document-meta>
</file>